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35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weep_20_Templat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weep Template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number-columns-repeated="12" table:default-cell-style-name="Default"/>
        <table:table-column table:style-name="co3" table:number-columns-repeated="998" table:default-cell-style-name="Default"/>
        <table:table-row table:style-name="ro1">
          <table:table-cell office:value-type="string" calcext:value-type="string">
            <text:p>T</text:p>
          </table:table-cell>
          <table:table-cell table:formula="of:=23.2+273" office:value-type="float" office:value="296.2" calcext:value-type="float">
            <text:p>296.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4" table:formula="of:=(([.$E$1]/[.$B$1])^2)*EXP(-([.$H$1]/(2*[.$K$1]))*((1/[.$E$1])-(1/[.$B$1])))" office:value-type="float" office:value="0.825078030866566" calcext:value-type="float">
            <text:p>0.8250780308665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style-name="ce3" table:formula="of:=(([.$E$1]^2)/([.$B$1]^3))*EXP(-(([.$H$1])/(2*[.$K$1]))*((1/[.$E$1])-(1/[.$B$1])))*(2+([.$H$1]/(2*[.$K$1]*[.$B$1])))*[.$B$2]" office:value-type="float" office:value="0.00715959565935888" calcext:value-type="float">
            <text:p>7.16E-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 (v)</text:p>
          </table:table-cell>
          <table:table-cell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1017"/>
        </table:table-row>
        <table:table-row table:style-name="ro1">
          <table:table-cell table:style-name="ce1" office:value-type="time" office:time-value="PT14H01M21.074S" calcext:value-type="time">
            <text:p>14:01:21.0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0007721444" calcext:value-type="float">
            <text:p>7.72E-08</text:p>
          </table:table-cell>
          <table:table-cell table:style-name="ce3" table:formula="of:=[.C4]*10^9" office:value-type="float" office:value="77.21444" calcext:value-type="float">
            <text:p>7.72E+01</text:p>
          </table:table-cell>
          <table:table-cell table:style-name="ce3" table:formula="of:=[.$N$1]*[.D4]" office:value-type="float" office:value="63.7079381096646" calcext:value-type="float">
            <text:p>6.37E+01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21.443S" calcext:value-type="time">
            <text:p>14:01:21.4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0007923319" calcext:value-type="float">
            <text:p>7.92E-08</text:p>
          </table:table-cell>
          <table:table-cell table:style-name="ce3" table:formula="of:=[.C5]*10^9" office:value-type="float" office:value="79.23319" calcext:value-type="float">
            <text:p>7.92E+01</text:p>
          </table:table-cell>
          <table:table-cell table:style-name="ce3" table:formula="of:=[.$N$1]*[.D5]" office:value-type="float" office:value="65.3735643844765" calcext:value-type="float">
            <text:p>6.54E+0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AVERAGE([.E4:.E8])" office:value-type="float" office:value="64.924398505097" calcext:value-type="float">
            <text:p>6.49E+01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1.43599043389616" calcext:value-type="float">
            <text:p>1.43599043389616</text:p>
          </table:table-cell>
          <table:table-cell/>
          <table:table-cell table:style-name="ce3" table:formula="of:=(MAX([.E4:.E8])-MIN([.E4:.E8]))/2" office:value-type="float" office:value="1.64672373712472" calcext:value-type="float">
            <text:p>1.65E+00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21.812S" calcext:value-type="time">
            <text:p>14:01:21.8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0007851596" calcext:value-type="float">
            <text:p>7.85E-08</text:p>
          </table:table-cell>
          <table:table-cell table:style-name="ce3" table:formula="of:=[.C6]*10^9" office:value-type="float" office:value="78.51596" calcext:value-type="float">
            <text:p>7.85E+01</text:p>
          </table:table-cell>
          <table:table-cell table:style-name="ce3" table:formula="of:=[.$N$1]*[.D6]" office:value-type="float" office:value="64.7817936683981" calcext:value-type="float">
            <text:p>6.4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22.181S" calcext:value-type="time">
            <text:p>14:01:22.1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0008120612" calcext:value-type="float">
            <text:p>8.12E-08</text:p>
          </table:table-cell>
          <table:table-cell table:style-name="ce3" table:formula="of:=[.C7]*10^9" office:value-type="float" office:value="81.20612" calcext:value-type="float">
            <text:p>8.12E+01</text:p>
          </table:table-cell>
          <table:table-cell table:style-name="ce3" table:formula="of:=[.$N$1]*[.D7]" office:value-type="float" office:value="67.0013855839141" calcext:value-type="float">
            <text:p>6.70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22.55S" calcext:value-type="time">
            <text:p>14:01:22.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0007727428" calcext:value-type="float">
            <text:p>7.73E-08</text:p>
          </table:table-cell>
          <table:table-cell table:style-name="ce3" table:formula="of:=[.C8]*10^9" office:value-type="float" office:value="77.27428" calcext:value-type="float">
            <text:p>7.73E+01</text:p>
          </table:table-cell>
          <table:table-cell table:style-name="ce3" table:formula="of:=[.$N$1]*[.D8]" office:value-type="float" office:value="63.7573107790317" calcext:value-type="float">
            <text:p>6.3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22.994S" calcext:value-type="time">
            <text:p>14:01:22.99</text:p>
          </table:table-cell>
          <table:table-cell office:value-type="float" office:value="-5" calcext:value-type="float">
            <text:p>-5</text:p>
          </table:table-cell>
          <table:table-cell table:style-name="ce2" office:value-type="float" office:value="-0.000003284663" calcext:value-type="float">
            <text:p>-3.28E-06</text:p>
          </table:table-cell>
          <table:table-cell table:style-name="ce3" table:formula="of:=[.C9]*10^9" office:value-type="float" office:value="-3284.663" calcext:value-type="float">
            <text:p>-3.28E+03</text:p>
          </table:table-cell>
          <table:table-cell table:style-name="ce3" table:formula="of:=[.$N$1]*[.D9]" office:value-type="float" office:value="-2710.10328010027" calcext:value-type="float">
            <text:p>-2.71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23.438S" calcext:value-type="time">
            <text:p>14:01:23.44</text:p>
          </table:table-cell>
          <table:table-cell office:value-type="float" office:value="-5" calcext:value-type="float">
            <text:p>-5</text:p>
          </table:table-cell>
          <table:table-cell table:style-name="ce2" office:value-type="float" office:value="-0.000003277977" calcext:value-type="float">
            <text:p>-3.28E-06</text:p>
          </table:table-cell>
          <table:table-cell table:style-name="ce3" table:formula="of:=[.C10]*10^9" office:value-type="float" office:value="-3277.977" calcext:value-type="float">
            <text:p>-3.28E+03</text:p>
          </table:table-cell>
          <table:table-cell table:style-name="ce3" table:formula="of:=[.$N$1]*[.D10]" office:value-type="float" office:value="-2704.58680838589" calcext:value-type="float">
            <text:p>-2.70E+03</text:p>
          </table:table-cell>
          <table:table-cell/>
          <table:table-cell office:value-type="float" office:value="-5" calcext:value-type="float">
            <text:p>-5</text:p>
          </table:table-cell>
          <table:table-cell table:style-name="ce3" table:formula="of:=AVERAGE([.E9:.E13])" office:value-type="float" office:value="-2703.03714682832" calcext:value-type="float">
            <text:p>-2.70E+03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19.8877175688663" calcext:value-type="float">
            <text:p>19.8877175688663</text:p>
          </table:table-cell>
          <table:table-cell/>
          <table:table-cell table:style-name="ce3" table:formula="of:=(MAX([.E9:.E13])-MIN([.E9:.E13]))/2" office:value-type="float" office:value="5.55360022576292" calcext:value-type="float">
            <text:p>5.55E+00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23.811S" calcext:value-type="time">
            <text:p>14:01:23.81</text:p>
          </table:table-cell>
          <table:table-cell office:value-type="float" office:value="-5" calcext:value-type="float">
            <text:p>-5</text:p>
          </table:table-cell>
          <table:table-cell table:style-name="ce2" office:value-type="float" office:value="-0.000003274318" calcext:value-type="float">
            <text:p>-3.27E-06</text:p>
          </table:table-cell>
          <table:table-cell table:style-name="ce3" table:formula="of:=[.C11]*10^9" office:value-type="float" office:value="-3274.318" calcext:value-type="float">
            <text:p>-3.27E+03</text:p>
          </table:table-cell>
          <table:table-cell table:style-name="ce3" table:formula="of:=[.$N$1]*[.D11]" office:value-type="float" office:value="-2701.56784787095" calcext:value-type="float">
            <text:p>-2.7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24.19S" calcext:value-type="time">
            <text:p>14:01:24.19</text:p>
          </table:table-cell>
          <table:table-cell office:value-type="float" office:value="-5" calcext:value-type="float">
            <text:p>-5</text:p>
          </table:table-cell>
          <table:table-cell table:style-name="ce2" office:value-type="float" office:value="-0.000003272335" calcext:value-type="float">
            <text:p>-3.27E-06</text:p>
          </table:table-cell>
          <table:table-cell table:style-name="ce3" table:formula="of:=[.C12]*10^9" office:value-type="float" office:value="-3272.335" calcext:value-type="float">
            <text:p>-3.27E+03</text:p>
          </table:table-cell>
          <table:table-cell table:style-name="ce3" table:formula="of:=[.$N$1]*[.D12]" office:value-type="float" office:value="-2699.93171813574" calcext:value-type="float">
            <text:p>-2.7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24.567S" calcext:value-type="time">
            <text:p>14:01:24.57</text:p>
          </table:table-cell>
          <table:table-cell office:value-type="float" office:value="-5" calcext:value-type="float">
            <text:p>-5</text:p>
          </table:table-cell>
          <table:table-cell table:style-name="ce2" office:value-type="float" office:value="-0.000003271201" calcext:value-type="float">
            <text:p>-3.27E-06</text:p>
          </table:table-cell>
          <table:table-cell table:style-name="ce3" table:formula="of:=[.C13]*10^9" office:value-type="float" office:value="-3271.201" calcext:value-type="float">
            <text:p>-3.27E+03</text:p>
          </table:table-cell>
          <table:table-cell table:style-name="ce3" table:formula="of:=[.$N$1]*[.D13]" office:value-type="float" office:value="-2698.99607964874" calcext:value-type="float">
            <text:p>-2.7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24.947S" calcext:value-type="time">
            <text:p>14:01:24.95</text:p>
          </table:table-cell>
          <table:table-cell office:value-type="float" office:value="-10" calcext:value-type="float">
            <text:p>-10</text:p>
          </table:table-cell>
          <table:table-cell table:style-name="ce2" office:value-type="float" office:value="-0.000004660219" calcext:value-type="float">
            <text:p>-4.66E-06</text:p>
          </table:table-cell>
          <table:table-cell table:style-name="ce3" table:formula="of:=[.C14]*10^9" office:value-type="float" office:value="-4660.219" calcext:value-type="float">
            <text:p>-4.66E+03</text:p>
          </table:table-cell>
          <table:table-cell table:style-name="ce3" table:formula="of:=[.$N$1]*[.D14]" office:value-type="float" office:value="-3845.04431592696" calcext:value-type="float">
            <text:p>-3.85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25.32S" calcext:value-type="time">
            <text:p>14:01:25.32</text:p>
          </table:table-cell>
          <table:table-cell office:value-type="float" office:value="-10" calcext:value-type="float">
            <text:p>-10</text:p>
          </table:table-cell>
          <table:table-cell table:style-name="ce2" office:value-type="float" office:value="-0.000004658455" calcext:value-type="float">
            <text:p>-4.66E-06</text:p>
          </table:table-cell>
          <table:table-cell table:style-name="ce3" table:formula="of:=[.C15]*10^9" office:value-type="float" office:value="-4658.455" calcext:value-type="float">
            <text:p>-4.66E+03</text:p>
          </table:table-cell>
          <table:table-cell table:style-name="ce3" table:formula="of:=[.$N$1]*[.D15]" office:value-type="float" office:value="-3843.58887828051" calcext:value-type="float">
            <text:p>-3.84E+03</text:p>
          </table:table-cell>
          <table:table-cell/>
          <table:table-cell office:value-type="float" office:value="-10" calcext:value-type="float">
            <text:p>-10</text:p>
          </table:table-cell>
          <table:table-cell table:style-name="ce3" table:formula="of:=AVERAGE([.E14:.E18])" office:value-type="float" office:value="-3843.1449862999" calcext:value-type="float">
            <text:p>-3.84E+03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27.5462293464885" calcext:value-type="float">
            <text:p>27.5462293464885</text:p>
          </table:table-cell>
          <table:table-cell/>
          <table:table-cell table:style-name="ce3" table:formula="of:=(MAX([.E14:.E18])-MIN([.E14:.E18]))/2" office:value-type="float" office:value="1.58002442910924" calcext:value-type="float">
            <text:p>1.58E+00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25.69S" calcext:value-type="time">
            <text:p>14:01:25.69</text:p>
          </table:table-cell>
          <table:table-cell office:value-type="float" office:value="-10" calcext:value-type="float">
            <text:p>-10</text:p>
          </table:table-cell>
          <table:table-cell table:style-name="ce2" office:value-type="float" office:value="-0.000004657549" calcext:value-type="float">
            <text:p>-4.66E-06</text:p>
          </table:table-cell>
          <table:table-cell table:style-name="ce3" table:formula="of:=[.C16]*10^9" office:value-type="float" office:value="-4657.549" calcext:value-type="float">
            <text:p>-4.66E+03</text:p>
          </table:table-cell>
          <table:table-cell table:style-name="ce3" table:formula="of:=[.$N$1]*[.D16]" office:value-type="float" office:value="-3842.84135758454" calcext:value-type="float">
            <text:p>-3.8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26.059S" calcext:value-type="time">
            <text:p>14:01:26.06</text:p>
          </table:table-cell>
          <table:table-cell office:value-type="float" office:value="-10" calcext:value-type="float">
            <text:p>-10</text:p>
          </table:table-cell>
          <table:table-cell table:style-name="ce2" office:value-type="float" office:value="-0.000004656973" calcext:value-type="float">
            <text:p>-4.66E-06</text:p>
          </table:table-cell>
          <table:table-cell table:style-name="ce3" table:formula="of:=[.C17]*10^9" office:value-type="float" office:value="-4656.973" calcext:value-type="float">
            <text:p>-4.66E+03</text:p>
          </table:table-cell>
          <table:table-cell table:style-name="ce3" table:formula="of:=[.$N$1]*[.D17]" office:value-type="float" office:value="-3842.36611263876" calcext:value-type="float">
            <text:p>-3.8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26.429S" calcext:value-type="time">
            <text:p>14:01:26.43</text:p>
          </table:table-cell>
          <table:table-cell office:value-type="float" office:value="-10" calcext:value-type="float">
            <text:p>-10</text:p>
          </table:table-cell>
          <table:table-cell table:style-name="ce2" office:value-type="float" office:value="-0.000004656389" calcext:value-type="float">
            <text:p>-4.66E-06</text:p>
          </table:table-cell>
          <table:table-cell table:style-name="ce3" table:formula="of:=[.C18]*10^9" office:value-type="float" office:value="-4656.389" calcext:value-type="float">
            <text:p>-4.66E+03</text:p>
          </table:table-cell>
          <table:table-cell table:style-name="ce3" table:formula="of:=[.$N$1]*[.D18]" office:value-type="float" office:value="-3841.88426706874" calcext:value-type="float">
            <text:p>-3.8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26.801S" calcext:value-type="time">
            <text:p>14:01:26.80</text:p>
          </table:table-cell>
          <table:table-cell office:value-type="float" office:value="-15" calcext:value-type="float">
            <text:p>-15</text:p>
          </table:table-cell>
          <table:table-cell table:style-name="ce2" office:value-type="float" office:value="-0.000005425879" calcext:value-type="float">
            <text:p>-5.43E-06</text:p>
          </table:table-cell>
          <table:table-cell table:style-name="ce3" table:formula="of:=[.C19]*10^9" office:value-type="float" office:value="-5425.879" calcext:value-type="float">
            <text:p>-5.43E+03</text:p>
          </table:table-cell>
          <table:table-cell table:style-name="ce3" table:formula="of:=[.$N$1]*[.D19]" office:value-type="float" office:value="-4476.77356104025" calcext:value-type="float">
            <text:p>-4.48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27.172S" calcext:value-type="time">
            <text:p>14:01:27.17</text:p>
          </table:table-cell>
          <table:table-cell office:value-type="float" office:value="-15" calcext:value-type="float">
            <text:p>-15</text:p>
          </table:table-cell>
          <table:table-cell table:style-name="ce2" office:value-type="float" office:value="-0.000005426625" calcext:value-type="float">
            <text:p>-5.43E-06</text:p>
          </table:table-cell>
          <table:table-cell table:style-name="ce3" table:formula="of:=[.C20]*10^9" office:value-type="float" office:value="-5426.625" calcext:value-type="float">
            <text:p>-5.43E+03</text:p>
          </table:table-cell>
          <table:table-cell table:style-name="ce3" table:formula="of:=[.$N$1]*[.D20]" office:value-type="float" office:value="-4477.38906925128" calcext:value-type="float">
            <text:p>-4.48E+03</text:p>
          </table:table-cell>
          <table:table-cell/>
          <table:table-cell office:value-type="float" office:value="-15" calcext:value-type="float">
            <text:p>-15</text:p>
          </table:table-cell>
          <table:table-cell table:style-name="ce3" table:formula="of:=AVERAGE([.E19:.E23])" office:value-type="float" office:value="-4477.57735205792" calcext:value-type="float">
            <text:p>-4.48E+03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32.0626343647744" calcext:value-type="float">
            <text:p>32.0626343647744</text:p>
          </table:table-cell>
          <table:table-cell/>
          <table:table-cell table:style-name="ce3" table:formula="of:=(MAX([.E19:.E23])-MIN([.E19:.E23]))/2" office:value-type="float" office:value="0.685639843650279" calcext:value-type="float">
            <text:p>6.86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27.542S" calcext:value-type="time">
            <text:p>14:01:27.54</text:p>
          </table:table-cell>
          <table:table-cell office:value-type="float" office:value="-15" calcext:value-type="float">
            <text:p>-15</text:p>
          </table:table-cell>
          <table:table-cell table:style-name="ce2" office:value-type="float" office:value="-0.000005427057" calcext:value-type="float">
            <text:p>-5.43E-06</text:p>
          </table:table-cell>
          <table:table-cell table:style-name="ce3" table:formula="of:=[.C21]*10^9" office:value-type="float" office:value="-5427.057" calcext:value-type="float">
            <text:p>-5.43E+03</text:p>
          </table:table-cell>
          <table:table-cell table:style-name="ce3" table:formula="of:=[.$N$1]*[.D21]" office:value-type="float" office:value="-4477.74550296061" calcext:value-type="float">
            <text:p>-4.48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27.912S" calcext:value-type="time">
            <text:p>14:01:27.91</text:p>
          </table:table-cell>
          <table:table-cell office:value-type="float" office:value="-15" calcext:value-type="float">
            <text:p>-15</text:p>
          </table:table-cell>
          <table:table-cell table:style-name="ce2" office:value-type="float" office:value="-0.000005427164" calcext:value-type="float">
            <text:p>-5.43E-06</text:p>
          </table:table-cell>
          <table:table-cell table:style-name="ce3" table:formula="of:=[.C22]*10^9" office:value-type="float" office:value="-5427.164" calcext:value-type="float">
            <text:p>-5.43E+03</text:p>
          </table:table-cell>
          <table:table-cell table:style-name="ce3" table:formula="of:=[.$N$1]*[.D22]" office:value-type="float" office:value="-4477.83378630992" calcext:value-type="float">
            <text:p>-4.48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28.282S" calcext:value-type="time">
            <text:p>14:01:28.28</text:p>
          </table:table-cell>
          <table:table-cell office:value-type="float" office:value="-15" calcext:value-type="float">
            <text:p>-15</text:p>
          </table:table-cell>
          <table:table-cell table:style-name="ce2" office:value-type="float" office:value="-0.000005427541" calcext:value-type="float">
            <text:p>-5.43E-06</text:p>
          </table:table-cell>
          <table:table-cell table:style-name="ce3" table:formula="of:=[.C23]*10^9" office:value-type="float" office:value="-5427.541" calcext:value-type="float">
            <text:p>-5.43E+03</text:p>
          </table:table-cell>
          <table:table-cell table:style-name="ce3" table:formula="of:=[.$N$1]*[.D23]" office:value-type="float" office:value="-4478.14484072755" calcext:value-type="float">
            <text:p>-4.48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28.658S" calcext:value-type="time">
            <text:p>14:01:28.66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-0.000005749331" calcext:value-type="float">
            <text:p>-5.75E-06</text:p>
          </table:table-cell>
          <table:table-cell table:style-name="ce3" table:formula="of:=[.C24]*10^9" office:value-type="float" office:value="-5749.331" calcext:value-type="float">
            <text:p>-5.75E+03</text:p>
          </table:table-cell>
          <table:table-cell table:style-name="ce3" table:formula="of:=[.$N$1]*[.D24]" office:value-type="float" office:value="-4743.6467002801" calcext:value-type="float">
            <text:p>-4.7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29.036S" calcext:value-type="time">
            <text:p>14:01:29.04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-0.000005750268" calcext:value-type="float">
            <text:p>-5.75E-06</text:p>
          </table:table-cell>
          <table:table-cell table:style-name="ce3" table:formula="of:=[.C25]*10^9" office:value-type="float" office:value="-5750.268" calcext:value-type="float">
            <text:p>-5.75E+03</text:p>
          </table:table-cell>
          <table:table-cell table:style-name="ce3" table:formula="of:=[.$N$1]*[.D25]" office:value-type="float" office:value="-4744.41979839503" calcext:value-type="float">
            <text:p>-4.74E+03</text:p>
          </table:table-cell>
          <table:table-cell/>
          <table:table-cell office:value-type="float" office:value="-20" calcext:value-type="float">
            <text:p>-20</text:p>
          </table:table-cell>
          <table:table-cell table:style-name="ce3" table:formula="of:=AVERAGE([.E24:.E28])" office:value-type="float" office:value="-4744.89273312232" calcext:value-type="float">
            <text:p>-4.74E+03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33.985448656323" calcext:value-type="float">
            <text:p>33.985448656323</text:p>
          </table:table-cell>
          <table:table-cell/>
          <table:table-cell table:style-name="ce3" table:formula="of:=(MAX([.E24:.E28])-MIN([.E24:.E28]))/2" office:value-type="float" office:value="1.17944904512342" calcext:value-type="float">
            <text:p>1.18E+00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29.41S" calcext:value-type="time">
            <text:p>14:01:29.41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-0.000005750931" calcext:value-type="float">
            <text:p>-5.75E-06</text:p>
          </table:table-cell>
          <table:table-cell table:style-name="ce3" table:formula="of:=[.C26]*10^9" office:value-type="float" office:value="-5750.931" calcext:value-type="float">
            <text:p>-5.75E+03</text:p>
          </table:table-cell>
          <table:table-cell table:style-name="ce3" table:formula="of:=[.$N$1]*[.D26]" office:value-type="float" office:value="-4744.96682512949" calcext:value-type="float">
            <text:p>-4.7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29.784S" calcext:value-type="time">
            <text:p>14:01:29.78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-0.000005751486" calcext:value-type="float">
            <text:p>-5.75E-06</text:p>
          </table:table-cell>
          <table:table-cell table:style-name="ce3" table:formula="of:=[.C27]*10^9" office:value-type="float" office:value="-5751.486" calcext:value-type="float">
            <text:p>-5.75E+03</text:p>
          </table:table-cell>
          <table:table-cell table:style-name="ce3" table:formula="of:=[.$N$1]*[.D27]" office:value-type="float" office:value="-4745.42474343662" calcext:value-type="float">
            <text:p>-4.75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0.159S" calcext:value-type="time">
            <text:p>14:01:30.16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-0.00000575219" calcext:value-type="float">
            <text:p>-5.75E-06</text:p>
          </table:table-cell>
          <table:table-cell table:style-name="ce3" table:formula="of:=[.C28]*10^9" office:value-type="float" office:value="-5752.19" calcext:value-type="float">
            <text:p>-5.75E+03</text:p>
          </table:table-cell>
          <table:table-cell table:style-name="ce3" table:formula="of:=[.$N$1]*[.D28]" office:value-type="float" office:value="-4746.00559837035" calcext:value-type="float">
            <text:p>-4.75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0.534S" calcext:value-type="time">
            <text:p>14:01:30.53</text:p>
          </table:table-cell>
          <table:table-cell office:value-type="float" office:value="-25" calcext:value-type="float">
            <text:p>-25</text:p>
          </table:table-cell>
          <table:table-cell table:style-name="ce2" office:value-type="float" office:value="-0.000005954857" calcext:value-type="float">
            <text:p>-5.95E-06</text:p>
          </table:table-cell>
          <table:table-cell table:style-name="ce3" table:formula="of:=[.C29]*10^9" office:value-type="float" office:value="-5954.857" calcext:value-type="float">
            <text:p>-5.95E+03</text:p>
          </table:table-cell>
          <table:table-cell table:style-name="ce3" table:formula="of:=[.$N$1]*[.D29]" office:value-type="float" office:value="-4913.22168765199" calcext:value-type="float">
            <text:p>-4.91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0.907S" calcext:value-type="time">
            <text:p>14:01:30.91</text:p>
          </table:table-cell>
          <table:table-cell office:value-type="float" office:value="-25" calcext:value-type="float">
            <text:p>-25</text:p>
          </table:table-cell>
          <table:table-cell table:style-name="ce2" office:value-type="float" office:value="-0.000005955625" calcext:value-type="float">
            <text:p>-5.96E-06</text:p>
          </table:table-cell>
          <table:table-cell table:style-name="ce3" table:formula="of:=[.C30]*10^9" office:value-type="float" office:value="-5955.625" calcext:value-type="float">
            <text:p>-5.96E+03</text:p>
          </table:table-cell>
          <table:table-cell table:style-name="ce3" table:formula="of:=[.$N$1]*[.D30]" office:value-type="float" office:value="-4913.85534757969" calcext:value-type="float">
            <text:p>-4.91E+03</text:p>
          </table:table-cell>
          <table:table-cell/>
          <table:table-cell office:value-type="float" office:value="-25" calcext:value-type="float">
            <text:p>-25</text:p>
          </table:table-cell>
          <table:table-cell table:style-name="ce3" table:formula="of:=AVERAGE([.E29:.E33])" office:value-type="float" office:value="-4914.35616994443" calcext:value-type="float">
            <text:p>-4.91E+03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35.1962238901924" calcext:value-type="float">
            <text:p>35.1962238901924</text:p>
          </table:table-cell>
          <table:table-cell/>
          <table:table-cell table:style-name="ce3" table:formula="of:=(MAX([.E29:.E33])-MIN([.E29:.E33]))/2" office:value-type="float" office:value="1.08662776665187" calcext:value-type="float">
            <text:p>1.09E+00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31.281S" calcext:value-type="time">
            <text:p>14:01:31.28</text:p>
          </table:table-cell>
          <table:table-cell office:value-type="float" office:value="-25" calcext:value-type="float">
            <text:p>-25</text:p>
          </table:table-cell>
          <table:table-cell table:style-name="ce2" office:value-type="float" office:value="-0.000005956247" calcext:value-type="float">
            <text:p>-5.96E-06</text:p>
          </table:table-cell>
          <table:table-cell table:style-name="ce3" table:formula="of:=[.C31]*10^9" office:value-type="float" office:value="-5956.247" calcext:value-type="float">
            <text:p>-5.96E+03</text:p>
          </table:table-cell>
          <table:table-cell table:style-name="ce3" table:formula="of:=[.$N$1]*[.D31]" office:value-type="float" office:value="-4914.36854611489" calcext:value-type="float">
            <text:p>-4.91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1.659S" calcext:value-type="time">
            <text:p>14:01:31.66</text:p>
          </table:table-cell>
          <table:table-cell office:value-type="float" office:value="-25" calcext:value-type="float">
            <text:p>-25</text:p>
          </table:table-cell>
          <table:table-cell table:style-name="ce2" office:value-type="float" office:value="-0.00000595694" calcext:value-type="float">
            <text:p>-5.96E-06</text:p>
          </table:table-cell>
          <table:table-cell table:style-name="ce3" table:formula="of:=[.C32]*10^9" office:value-type="float" office:value="-5956.94" calcext:value-type="float">
            <text:p>-5.96E+03</text:p>
          </table:table-cell>
          <table:table-cell table:style-name="ce3" table:formula="of:=[.$N$1]*[.D32]" office:value-type="float" office:value="-4914.94032519028" calcext:value-type="float">
            <text:p>-4.91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2.033S" calcext:value-type="time">
            <text:p>14:01:32.03</text:p>
          </table:table-cell>
          <table:table-cell office:value-type="float" office:value="-25" calcext:value-type="float">
            <text:p>-25</text:p>
          </table:table-cell>
          <table:table-cell table:style-name="ce2" office:value-type="float" office:value="-0.000005957491" calcext:value-type="float">
            <text:p>-5.96E-06</text:p>
          </table:table-cell>
          <table:table-cell table:style-name="ce3" table:formula="of:=[.C33]*10^9" office:value-type="float" office:value="-5957.491" calcext:value-type="float">
            <text:p>-5.96E+03</text:p>
          </table:table-cell>
          <table:table-cell table:style-name="ce3" table:formula="of:=[.$N$1]*[.D33]" office:value-type="float" office:value="-4915.39494318529" calcext:value-type="float">
            <text:p>-4.92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2.407S" calcext:value-type="time">
            <text:p>14:01:32.41</text:p>
          </table:table-cell>
          <table:table-cell office:value-type="float" office:value="-30" calcext:value-type="float">
            <text:p>-30</text:p>
          </table:table-cell>
          <table:table-cell table:style-name="ce2" office:value-type="float" office:value="-0.000006111199" calcext:value-type="float">
            <text:p>-6.11E-06</text:p>
          </table:table-cell>
          <table:table-cell table:style-name="ce3" table:formula="of:=[.C34]*10^9" office:value-type="float" office:value="-6111.199" calcext:value-type="float">
            <text:p>-6.11E+03</text:p>
          </table:table-cell>
          <table:table-cell table:style-name="ce3" table:formula="of:=[.$N$1]*[.D34]" office:value-type="float" office:value="-5042.21603715373" calcext:value-type="float">
            <text:p>-5.0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2.785S" calcext:value-type="time">
            <text:p>14:01:32.79</text:p>
          </table:table-cell>
          <table:table-cell office:value-type="float" office:value="-30" calcext:value-type="float">
            <text:p>-30</text:p>
          </table:table-cell>
          <table:table-cell table:style-name="ce2" office:value-type="float" office:value="-0.000006112329" calcext:value-type="float">
            <text:p>-6.11E-06</text:p>
          </table:table-cell>
          <table:table-cell table:style-name="ce3" table:formula="of:=[.C35]*10^9" office:value-type="float" office:value="-6112.329" calcext:value-type="float">
            <text:p>-6.11E+03</text:p>
          </table:table-cell>
          <table:table-cell table:style-name="ce3" table:formula="of:=[.$N$1]*[.D35]" office:value-type="float" office:value="-5043.14837532861" calcext:value-type="float">
            <text:p>-5.04E+03</text:p>
          </table:table-cell>
          <table:table-cell/>
          <table:table-cell office:value-type="float" office:value="-30" calcext:value-type="float">
            <text:p>-30</text:p>
          </table:table-cell>
          <table:table-cell table:style-name="ce3" table:formula="of:=AVERAGE([.E34:.E38])" office:value-type="float" office:value="-5043.51834031765" calcext:value-type="float">
            <text:p>-5.04E+03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36.1218501723998" calcext:value-type="float">
            <text:p>36.1218501723998</text:p>
          </table:table-cell>
          <table:table-cell/>
          <table:table-cell table:style-name="ce3" table:formula="of:=(MAX([.E34:.E38])-MIN([.E34:.E38]))/2" office:value-type="float" office:value="1.14232053373462" calcext:value-type="float">
            <text:p>1.14E+00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33.163S" calcext:value-type="time">
            <text:p>14:01:33.16</text:p>
          </table:table-cell>
          <table:table-cell office:value-type="float" office:value="-30" calcext:value-type="float">
            <text:p>-30</text:p>
          </table:table-cell>
          <table:table-cell table:style-name="ce2" office:value-type="float" office:value="-0.000006112902" calcext:value-type="float">
            <text:p>-6.11E-06</text:p>
          </table:table-cell>
          <table:table-cell table:style-name="ce3" table:formula="of:=[.C36]*10^9" office:value-type="float" office:value="-6112.902" calcext:value-type="float">
            <text:p>-6.11E+03</text:p>
          </table:table-cell>
          <table:table-cell table:style-name="ce3" table:formula="of:=[.$N$1]*[.D36]" office:value-type="float" office:value="-5043.62114504029" calcext:value-type="float">
            <text:p>-5.0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3.538S" calcext:value-type="time">
            <text:p>14:01:33.54</text:p>
          </table:table-cell>
          <table:table-cell office:value-type="float" office:value="-30" calcext:value-type="float">
            <text:p>-30</text:p>
          </table:table-cell>
          <table:table-cell table:style-name="ce2" office:value-type="float" office:value="-0.000006113489" calcext:value-type="float">
            <text:p>-6.11E-06</text:p>
          </table:table-cell>
          <table:table-cell table:style-name="ce3" table:formula="of:=[.C37]*10^9" office:value-type="float" office:value="-6113.489" calcext:value-type="float">
            <text:p>-6.11E+03</text:p>
          </table:table-cell>
          <table:table-cell table:style-name="ce3" table:formula="of:=[.$N$1]*[.D37]" office:value-type="float" office:value="-5044.10546584441" calcext:value-type="float">
            <text:p>-5.0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3.913S" calcext:value-type="time">
            <text:p>14:01:33.91</text:p>
          </table:table-cell>
          <table:table-cell office:value-type="float" office:value="-30" calcext:value-type="float">
            <text:p>-30</text:p>
          </table:table-cell>
          <table:table-cell table:style-name="ce2" office:value-type="float" office:value="-0.000006113968" calcext:value-type="float">
            <text:p>-6.11E-06</text:p>
          </table:table-cell>
          <table:table-cell table:style-name="ce3" table:formula="of:=[.C38]*10^9" office:value-type="float" office:value="-6113.968" calcext:value-type="float">
            <text:p>-6.11E+03</text:p>
          </table:table-cell>
          <table:table-cell table:style-name="ce3" table:formula="of:=[.$N$1]*[.D38]" office:value-type="float" office:value="-5044.5006782212" calcext:value-type="float">
            <text:p>-5.0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4.289S" calcext:value-type="time">
            <text:p>14:01:34.29</text:p>
          </table:table-cell>
          <table:table-cell office:value-type="float" office:value="-35" calcext:value-type="float">
            <text:p>-35</text:p>
          </table:table-cell>
          <table:table-cell table:style-name="ce2" office:value-type="float" office:value="-0.000006239164" calcext:value-type="float">
            <text:p>-6.24E-06</text:p>
          </table:table-cell>
          <table:table-cell table:style-name="ce3" table:formula="of:=[.C39]*10^9" office:value-type="float" office:value="-6239.164" calcext:value-type="float">
            <text:p>-6.24E+03</text:p>
          </table:table-cell>
          <table:table-cell table:style-name="ce3" table:formula="of:=[.$N$1]*[.D39]" office:value-type="float" office:value="-5147.79714737357" calcext:value-type="float">
            <text:p>-5.15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4.659S" calcext:value-type="time">
            <text:p>14:01:34.66</text:p>
          </table:table-cell>
          <table:table-cell office:value-type="float" office:value="-35" calcext:value-type="float">
            <text:p>-35</text:p>
          </table:table-cell>
          <table:table-cell table:style-name="ce2" office:value-type="float" office:value="-0.000006240124" calcext:value-type="float">
            <text:p>-6.24E-06</text:p>
          </table:table-cell>
          <table:table-cell table:style-name="ce3" table:formula="of:=[.C40]*10^9" office:value-type="float" office:value="-6240.124" calcext:value-type="float">
            <text:p>-6.24E+03</text:p>
          </table:table-cell>
          <table:table-cell table:style-name="ce3" table:formula="of:=[.$N$1]*[.D40]" office:value-type="float" office:value="-5148.5892222832" calcext:value-type="float">
            <text:p>-5.15E+03</text:p>
          </table:table-cell>
          <table:table-cell/>
          <table:table-cell office:value-type="float" office:value="-35" calcext:value-type="float">
            <text:p>-35</text:p>
          </table:table-cell>
          <table:table-cell table:style-name="ce3" table:formula="of:=AVERAGE([.E39:.E43])" office:value-type="float" office:value="-5149.16100135859" calcext:value-type="float">
            <text:p>-5.15E+03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36.8817572343462" calcext:value-type="float">
            <text:p>36.8817572343462</text:p>
          </table:table-cell>
          <table:table-cell/>
          <table:table-cell table:style-name="ce3" table:formula="of:=(MAX([.E39:.E43])-MIN([.E39:.E43]))/2" office:value-type="float" office:value="1.31022391301622" calcext:value-type="float">
            <text:p>1.31E+00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35.03S" calcext:value-type="time">
            <text:p>14:01:35.03</text:p>
          </table:table-cell>
          <table:table-cell office:value-type="float" office:value="-35" calcext:value-type="float">
            <text:p>-35</text:p>
          </table:table-cell>
          <table:table-cell table:style-name="ce2" office:value-type="float" office:value="-0.000006240843" calcext:value-type="float">
            <text:p>-6.24E-06</text:p>
          </table:table-cell>
          <table:table-cell table:style-name="ce3" table:formula="of:=[.C41]*10^9" office:value-type="float" office:value="-6240.843" calcext:value-type="float">
            <text:p>-6.24E+03</text:p>
          </table:table-cell>
          <table:table-cell table:style-name="ce3" table:formula="of:=[.$N$1]*[.D41]" office:value-type="float" office:value="-5149.18245338739" calcext:value-type="float">
            <text:p>-5.15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5.4S" calcext:value-type="time">
            <text:p>14:01:35.40</text:p>
          </table:table-cell>
          <table:table-cell office:value-type="float" office:value="-35" calcext:value-type="float">
            <text:p>-35</text:p>
          </table:table-cell>
          <table:table-cell table:style-name="ce2" office:value-type="float" office:value="-0.000006241614" calcext:value-type="float">
            <text:p>-6.24E-06</text:p>
          </table:table-cell>
          <table:table-cell table:style-name="ce3" table:formula="of:=[.C42]*10^9" office:value-type="float" office:value="-6241.614" calcext:value-type="float">
            <text:p>-6.24E+03</text:p>
          </table:table-cell>
          <table:table-cell table:style-name="ce3" table:formula="of:=[.$N$1]*[.D42]" office:value-type="float" office:value="-5149.81858854919" calcext:value-type="float">
            <text:p>-5.15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5.775S" calcext:value-type="time">
            <text:p>14:01:35.78</text:p>
          </table:table-cell>
          <table:table-cell office:value-type="float" office:value="-35" calcext:value-type="float">
            <text:p>-35</text:p>
          </table:table-cell>
          <table:table-cell table:style-name="ce2" office:value-type="float" office:value="-0.00000624234" calcext:value-type="float">
            <text:p>-6.24E-06</text:p>
          </table:table-cell>
          <table:table-cell table:style-name="ce3" table:formula="of:=[.C43]*10^9" office:value-type="float" office:value="-6242.34" calcext:value-type="float">
            <text:p>-6.24E+03</text:p>
          </table:table-cell>
          <table:table-cell table:style-name="ce3" table:formula="of:=[.$N$1]*[.D43]" office:value-type="float" office:value="-5150.4175951996" calcext:value-type="float">
            <text:p>-5.15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6.15S" calcext:value-type="time">
            <text:p>14:01:36.15</text:p>
          </table:table-cell>
          <table:table-cell office:value-type="float" office:value="-40" calcext:value-type="float">
            <text:p>-40</text:p>
          </table:table-cell>
          <table:table-cell table:style-name="ce2" office:value-type="float" office:value="-0.000006350726" calcext:value-type="float">
            <text:p>-6.35E-06</text:p>
          </table:table-cell>
          <table:table-cell table:style-name="ce3" table:formula="of:=[.C44]*10^9" office:value-type="float" office:value="-6350.726" calcext:value-type="float">
            <text:p>-6.35E+03</text:p>
          </table:table-cell>
          <table:table-cell table:style-name="ce3" table:formula="of:=[.$N$1]*[.D44]" office:value-type="float" office:value="-5239.8445026531" calcext:value-type="float">
            <text:p>-5.2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6.52S" calcext:value-type="time">
            <text:p>14:01:36.52</text:p>
          </table:table-cell>
          <table:table-cell office:value-type="float" office:value="-40" calcext:value-type="float">
            <text:p>-40</text:p>
          </table:table-cell>
          <table:table-cell table:style-name="ce2" office:value-type="float" office:value="-0.000006351656" calcext:value-type="float">
            <text:p>-6.35E-06</text:p>
          </table:table-cell>
          <table:table-cell table:style-name="ce3" table:formula="of:=[.C45]*10^9" office:value-type="float" office:value="-6351.656" calcext:value-type="float">
            <text:p>-6.35E+03</text:p>
          </table:table-cell>
          <table:table-cell table:style-name="ce3" table:formula="of:=[.$N$1]*[.D45]" office:value-type="float" office:value="-5240.61182522181" calcext:value-type="float">
            <text:p>-5.24E+03</text:p>
          </table:table-cell>
          <table:table-cell/>
          <table:table-cell office:value-type="float" office:value="-40" calcext:value-type="float">
            <text:p>-40</text:p>
          </table:table-cell>
          <table:table-cell table:style-name="ce3" table:formula="of:=AVERAGE([.E44:.E48])" office:value-type="float" office:value="-5241.19598046766" calcext:value-type="float">
            <text:p>-5.24E+03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37.5387535103339" calcext:value-type="float">
            <text:p>37.5387535103339</text:p>
          </table:table-cell>
          <table:table-cell/>
          <table:table-cell table:style-name="ce3" table:formula="of:=(MAX([.E44:.E48])-MIN([.E44:.E48]))/2" office:value-type="float" office:value="1.23844212433096" calcext:value-type="float">
            <text:p>1.24E+00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36.89S" calcext:value-type="time">
            <text:p>14:01:36.89</text:p>
          </table:table-cell>
          <table:table-cell office:value-type="float" office:value="-40" calcext:value-type="float">
            <text:p>-40</text:p>
          </table:table-cell>
          <table:table-cell table:style-name="ce2" office:value-type="float" office:value="-0.000006352514" calcext:value-type="float">
            <text:p>-6.35E-06</text:p>
          </table:table-cell>
          <table:table-cell table:style-name="ce3" table:formula="of:=[.C46]*10^9" office:value-type="float" office:value="-6352.514" calcext:value-type="float">
            <text:p>-6.35E+03</text:p>
          </table:table-cell>
          <table:table-cell table:style-name="ce3" table:formula="of:=[.$N$1]*[.D46]" office:value-type="float" office:value="-5241.31974217229" calcext:value-type="float">
            <text:p>-5.2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7.26S" calcext:value-type="time">
            <text:p>14:01:37.26</text:p>
          </table:table-cell>
          <table:table-cell office:value-type="float" office:value="-40" calcext:value-type="float">
            <text:p>-40</text:p>
          </table:table-cell>
          <table:table-cell table:style-name="ce2" office:value-type="float" office:value="-0.000006353196" calcext:value-type="float">
            <text:p>-6.35E-06</text:p>
          </table:table-cell>
          <table:table-cell table:style-name="ce3" table:formula="of:=[.C47]*10^9" office:value-type="float" office:value="-6353.196" calcext:value-type="float">
            <text:p>-6.35E+03</text:p>
          </table:table-cell>
          <table:table-cell table:style-name="ce3" table:formula="of:=[.$N$1]*[.D47]" office:value-type="float" office:value="-5241.88244538934" calcext:value-type="float">
            <text:p>-5.2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7.631S" calcext:value-type="time">
            <text:p>14:01:37.63</text:p>
          </table:table-cell>
          <table:table-cell office:value-type="float" office:value="-40" calcext:value-type="float">
            <text:p>-40</text:p>
          </table:table-cell>
          <table:table-cell table:style-name="ce2" office:value-type="float" office:value="-0.000006353728" calcext:value-type="float">
            <text:p>-6.35E-06</text:p>
          </table:table-cell>
          <table:table-cell table:style-name="ce3" table:formula="of:=[.C48]*10^9" office:value-type="float" office:value="-6353.728" calcext:value-type="float">
            <text:p>-6.35E+03</text:p>
          </table:table-cell>
          <table:table-cell table:style-name="ce3" table:formula="of:=[.$N$1]*[.D48]" office:value-type="float" office:value="-5242.32138690177" calcext:value-type="float">
            <text:p>-5.2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8.002S" calcext:value-type="time">
            <text:p>14:01:38.00</text:p>
          </table:table-cell>
          <table:table-cell office:value-type="float" office:value="-45" calcext:value-type="float">
            <text:p>-45</text:p>
          </table:table-cell>
          <table:table-cell table:style-name="ce2" office:value-type="float" office:value="-0.00000644931" calcext:value-type="float">
            <text:p>-6.45E-06</text:p>
          </table:table-cell>
          <table:table-cell table:style-name="ce3" table:formula="of:=[.C49]*10^9" office:value-type="float" office:value="-6449.31" calcext:value-type="float">
            <text:p>-6.45E+03</text:p>
          </table:table-cell>
          <table:table-cell table:style-name="ce3" table:formula="of:=[.$N$1]*[.D49]" office:value-type="float" office:value="-5321.18399524805" calcext:value-type="float">
            <text:p>-5.32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8.371S" calcext:value-type="time">
            <text:p>14:01:38.37</text:p>
          </table:table-cell>
          <table:table-cell office:value-type="float" office:value="-45" calcext:value-type="float">
            <text:p>-45</text:p>
          </table:table-cell>
          <table:table-cell table:style-name="ce2" office:value-type="float" office:value="-0.000006450006" calcext:value-type="float">
            <text:p>-6.45E-06</text:p>
          </table:table-cell>
          <table:table-cell table:style-name="ce3" table:formula="of:=[.C50]*10^9" office:value-type="float" office:value="-6450.006" calcext:value-type="float">
            <text:p>-6.45E+03</text:p>
          </table:table-cell>
          <table:table-cell table:style-name="ce3" table:formula="of:=[.$N$1]*[.D50]" office:value-type="float" office:value="-5321.75824955754" calcext:value-type="float">
            <text:p>-5.32E+03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3" table:formula="of:=AVERAGE([.E49:.E53])" office:value-type="float" office:value="-5322.03003026091" calcext:value-type="float">
            <text:p>-5.32E+03</text:p>
          </table:table-cell>
          <table:table-cell table:style-name="ce4" office:value-type="float" office:value="0.05" calcext:value-type="float">
            <text:p>0.05</text:p>
          </table:table-cell>
          <table:table-cell table:formula="of:=SQRT(([.H50]*[.$N$2])^2+([.$N$1]*[.L50])^2)" office:value-type="float" office:value="38.109019065104" calcext:value-type="float">
            <text:p>38.109019065104</text:p>
          </table:table-cell>
          <table:table-cell/>
          <table:table-cell table:style-name="ce3" table:formula="of:=(MAX([.E49:.E53])-MIN([.E49:.E53]))/2" office:value-type="float" office:value="0.780111278183995" calcext:value-type="float">
            <text:p>7.80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38.742S" calcext:value-type="time">
            <text:p>14:01:38.74</text:p>
          </table:table-cell>
          <table:table-cell office:value-type="float" office:value="-45" calcext:value-type="float">
            <text:p>-45</text:p>
          </table:table-cell>
          <table:table-cell table:style-name="ce2" office:value-type="float" office:value="-0.000006450417" calcext:value-type="float">
            <text:p>-6.45E-06</text:p>
          </table:table-cell>
          <table:table-cell table:style-name="ce3" table:formula="of:=[.C51]*10^9" office:value-type="float" office:value="-6450.417" calcext:value-type="float">
            <text:p>-6.45E+03</text:p>
          </table:table-cell>
          <table:table-cell table:style-name="ce3" table:formula="of:=[.$N$1]*[.D51]" office:value-type="float" office:value="-5322.09735662822" calcext:value-type="float">
            <text:p>-5.32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9.113S" calcext:value-type="time">
            <text:p>14:01:39.11</text:p>
          </table:table-cell>
          <table:table-cell office:value-type="float" office:value="-45" calcext:value-type="float">
            <text:p>-45</text:p>
          </table:table-cell>
          <table:table-cell table:style-name="ce2" office:value-type="float" office:value="-0.000006450743" calcext:value-type="float">
            <text:p>-6.45E-06</text:p>
          </table:table-cell>
          <table:table-cell table:style-name="ce3" table:formula="of:=[.C52]*10^9" office:value-type="float" office:value="-6450.743" calcext:value-type="float">
            <text:p>-6.45E+03</text:p>
          </table:table-cell>
          <table:table-cell table:style-name="ce3" table:formula="of:=[.$N$1]*[.D52]" office:value-type="float" office:value="-5322.36633206629" calcext:value-type="float">
            <text:p>-5.32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9.484S" calcext:value-type="time">
            <text:p>14:01:39.48</text:p>
          </table:table-cell>
          <table:table-cell office:value-type="float" office:value="-45" calcext:value-type="float">
            <text:p>-45</text:p>
          </table:table-cell>
          <table:table-cell table:style-name="ce2" office:value-type="float" office:value="-0.000006451201" calcext:value-type="float">
            <text:p>-6.45E-06</text:p>
          </table:table-cell>
          <table:table-cell table:style-name="ce3" table:formula="of:=[.C53]*10^9" office:value-type="float" office:value="-6451.201" calcext:value-type="float">
            <text:p>-6.45E+03</text:p>
          </table:table-cell>
          <table:table-cell table:style-name="ce3" table:formula="of:=[.$N$1]*[.D53]" office:value-type="float" office:value="-5322.74421780442" calcext:value-type="float">
            <text:p>-5.32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39.86S" calcext:value-type="time">
            <text:p>14:01:39.86</text:p>
          </table:table-cell>
          <table:table-cell office:value-type="float" office:value="-50" calcext:value-type="float">
            <text:p>-50</text:p>
          </table:table-cell>
          <table:table-cell table:style-name="ce2" office:value-type="float" office:value="-0.000006539657" calcext:value-type="float">
            <text:p>-6.54E-06</text:p>
          </table:table-cell>
          <table:table-cell table:style-name="ce3" table:formula="of:=[.C54]*10^9" office:value-type="float" office:value="-6539.657" calcext:value-type="float">
            <text:p>-6.54E+03</text:p>
          </table:table-cell>
          <table:table-cell table:style-name="ce3" table:formula="of:=[.$N$1]*[.D54]" office:value-type="float" office:value="-5395.72732010276" calcext:value-type="float">
            <text:p>-5.4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0.233S" calcext:value-type="time">
            <text:p>14:01:40.23</text:p>
          </table:table-cell>
          <table:table-cell office:value-type="float" office:value="-50" calcext:value-type="float">
            <text:p>-50</text:p>
          </table:table-cell>
          <table:table-cell table:style-name="ce2" office:value-type="float" office:value="-0.000006540506" calcext:value-type="float">
            <text:p>-6.54E-06</text:p>
          </table:table-cell>
          <table:table-cell table:style-name="ce3" table:formula="of:=[.C55]*10^9" office:value-type="float" office:value="-6540.506" calcext:value-type="float">
            <text:p>-6.54E+03</text:p>
          </table:table-cell>
          <table:table-cell table:style-name="ce3" table:formula="of:=[.$N$1]*[.D55]" office:value-type="float" office:value="-5396.42781135096" calcext:value-type="float">
            <text:p>-5.40E+03</text:p>
          </table:table-cell>
          <table:table-cell/>
          <table:table-cell office:value-type="float" office:value="-50" calcext:value-type="float">
            <text:p>-50</text:p>
          </table:table-cell>
          <table:table-cell table:style-name="ce3" table:formula="of:=AVERAGE([.E54:.E58])" office:value-type="float" office:value="-5396.92764362206" calcext:value-type="float">
            <text:p>-5.40E+03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38.6508202003497" calcext:value-type="float">
            <text:p>38.6508202003497</text:p>
          </table:table-cell>
          <table:table-cell/>
          <table:table-cell table:style-name="ce3" table:formula="of:=(MAX([.E54:.E58])-MIN([.E54:.E58]))/2" office:value-type="float" office:value="1.1175681928089" calcext:value-type="float">
            <text:p>1.12E+00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40.602S" calcext:value-type="time">
            <text:p>14:01:40.60</text:p>
          </table:table-cell>
          <table:table-cell office:value-type="float" office:value="-50" calcext:value-type="float">
            <text:p>-50</text:p>
          </table:table-cell>
          <table:table-cell table:style-name="ce2" office:value-type="float" office:value="-0.000006541188" calcext:value-type="float">
            <text:p>-6.54E-06</text:p>
          </table:table-cell>
          <table:table-cell table:style-name="ce3" table:formula="of:=[.C56]*10^9" office:value-type="float" office:value="-6541.188" calcext:value-type="float">
            <text:p>-6.54E+03</text:p>
          </table:table-cell>
          <table:table-cell table:style-name="ce3" table:formula="of:=[.$N$1]*[.D56]" office:value-type="float" office:value="-5396.99051456801" calcext:value-type="float">
            <text:p>-5.4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0.971S" calcext:value-type="time">
            <text:p>14:01:40.97</text:p>
          </table:table-cell>
          <table:table-cell office:value-type="float" office:value="-50" calcext:value-type="float">
            <text:p>-50</text:p>
          </table:table-cell>
          <table:table-cell table:style-name="ce2" office:value-type="float" office:value="-0.000006541842" calcext:value-type="float">
            <text:p>-6.54E-06</text:p>
          </table:table-cell>
          <table:table-cell table:style-name="ce3" table:formula="of:=[.C57]*10^9" office:value-type="float" office:value="-6541.842" calcext:value-type="float">
            <text:p>-6.54E+03</text:p>
          </table:table-cell>
          <table:table-cell table:style-name="ce3" table:formula="of:=[.$N$1]*[.D57]" office:value-type="float" office:value="-5397.5301156002" calcext:value-type="float">
            <text:p>-5.4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1.341S" calcext:value-type="time">
            <text:p>14:01:41.34</text:p>
          </table:table-cell>
          <table:table-cell office:value-type="float" office:value="-50" calcext:value-type="float">
            <text:p>-50</text:p>
          </table:table-cell>
          <table:table-cell table:style-name="ce2" office:value-type="float" office:value="-0.000006542366" calcext:value-type="float">
            <text:p>-6.54E-06</text:p>
          </table:table-cell>
          <table:table-cell table:style-name="ce3" table:formula="of:=[.C58]*10^9" office:value-type="float" office:value="-6542.366" calcext:value-type="float">
            <text:p>-6.54E+03</text:p>
          </table:table-cell>
          <table:table-cell table:style-name="ce3" table:formula="of:=[.$N$1]*[.D58]" office:value-type="float" office:value="-5397.96245648837" calcext:value-type="float">
            <text:p>-5.4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1.712S" calcext:value-type="time">
            <text:p>14:01:41.71</text:p>
          </table:table-cell>
          <table:table-cell office:value-type="float" office:value="-55" calcext:value-type="float">
            <text:p>-55</text:p>
          </table:table-cell>
          <table:table-cell table:style-name="ce2" office:value-type="float" office:value="-0.000006625315" calcext:value-type="float">
            <text:p>-6.63E-06</text:p>
          </table:table-cell>
          <table:table-cell table:style-name="ce3" table:formula="of:=[.C59]*10^9" office:value-type="float" office:value="-6625.315" calcext:value-type="float">
            <text:p>-6.63E+03</text:p>
          </table:table-cell>
          <table:table-cell table:style-name="ce3" table:formula="of:=[.$N$1]*[.D59]" office:value-type="float" office:value="-5466.40185407072" calcext:value-type="float">
            <text:p>-5.47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2.083S" calcext:value-type="time">
            <text:p>14:01:42.08</text:p>
          </table:table-cell>
          <table:table-cell office:value-type="float" office:value="-55" calcext:value-type="float">
            <text:p>-55</text:p>
          </table:table-cell>
          <table:table-cell table:style-name="ce2" office:value-type="float" office:value="-0.000006626145" calcext:value-type="float">
            <text:p>-6.63E-06</text:p>
          </table:table-cell>
          <table:table-cell table:style-name="ce3" table:formula="of:=[.C60]*10^9" office:value-type="float" office:value="-6626.145" calcext:value-type="float">
            <text:p>-6.63E+03</text:p>
          </table:table-cell>
          <table:table-cell table:style-name="ce3" table:formula="of:=[.$N$1]*[.D60]" office:value-type="float" office:value="-5467.08666883634" calcext:value-type="float">
            <text:p>-5.47E+03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3" table:formula="of:=AVERAGE([.E59:.E63])" office:value-type="float" office:value="-5467.83732482882" calcext:value-type="float">
            <text:p>-5.47E+03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39.1642164513102" calcext:value-type="float">
            <text:p>39.1642164513102</text:p>
          </table:table-cell>
          <table:table-cell/>
          <table:table-cell table:style-name="ce3" table:formula="of:=(MAX([.E59:.E63])-MIN([.E59:.E63]))/2" office:value-type="float" office:value="1.38654363087107" calcext:value-type="float">
            <text:p>1.39E+00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42.458S" calcext:value-type="time">
            <text:p>14:01:42.46</text:p>
          </table:table-cell>
          <table:table-cell office:value-type="float" office:value="-55" calcext:value-type="float">
            <text:p>-55</text:p>
          </table:table-cell>
          <table:table-cell table:style-name="ce2" office:value-type="float" office:value="-0.000006627123" calcext:value-type="float">
            <text:p>-6.63E-06</text:p>
          </table:table-cell>
          <table:table-cell table:style-name="ce3" table:formula="of:=[.C61]*10^9" office:value-type="float" office:value="-6627.123" calcext:value-type="float">
            <text:p>-6.63E+03</text:p>
          </table:table-cell>
          <table:table-cell table:style-name="ce3" table:formula="of:=[.$N$1]*[.D61]" office:value-type="float" office:value="-5467.89359515053" calcext:value-type="float">
            <text:p>-5.47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2.832S" calcext:value-type="time">
            <text:p>14:01:42.83</text:p>
          </table:table-cell>
          <table:table-cell office:value-type="float" office:value="-55" calcext:value-type="float">
            <text:p>-55</text:p>
          </table:table-cell>
          <table:table-cell table:style-name="ce2" office:value-type="float" office:value="-0.000006628015" calcext:value-type="float">
            <text:p>-6.63E-06</text:p>
          </table:table-cell>
          <table:table-cell table:style-name="ce3" table:formula="of:=[.C62]*10^9" office:value-type="float" office:value="-6628.015" calcext:value-type="float">
            <text:p>-6.63E+03</text:p>
          </table:table-cell>
          <table:table-cell table:style-name="ce3" table:formula="of:=[.$N$1]*[.D62]" office:value-type="float" office:value="-5468.62956475406" calcext:value-type="float">
            <text:p>-5.47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3.207S" calcext:value-type="time">
            <text:p>14:01:43.21</text:p>
          </table:table-cell>
          <table:table-cell office:value-type="float" office:value="-55" calcext:value-type="float">
            <text:p>-55</text:p>
          </table:table-cell>
          <table:table-cell table:style-name="ce2" office:value-type="float" office:value="-0.000006628676" calcext:value-type="float">
            <text:p>-6.63E-06</text:p>
          </table:table-cell>
          <table:table-cell table:style-name="ce3" table:formula="of:=[.C63]*10^9" office:value-type="float" office:value="-6628.676" calcext:value-type="float">
            <text:p>-6.63E+03</text:p>
          </table:table-cell>
          <table:table-cell table:style-name="ce3" table:formula="of:=[.$N$1]*[.D63]" office:value-type="float" office:value="-5469.17494133247" calcext:value-type="float">
            <text:p>-5.47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3.582S" calcext:value-type="time">
            <text:p>14:01:43.58</text:p>
          </table:table-cell>
          <table:table-cell office:value-type="float" office:value="-60" calcext:value-type="float">
            <text:p>-60</text:p>
          </table:table-cell>
          <table:table-cell table:style-name="ce2" office:value-type="float" office:value="-0.00000670832" calcext:value-type="float">
            <text:p>-6.71E-06</text:p>
          </table:table-cell>
          <table:table-cell table:style-name="ce3" table:formula="of:=[.C64]*10^9" office:value-type="float" office:value="-6708.32" calcext:value-type="float">
            <text:p>-6.71E+03</text:p>
          </table:table-cell>
          <table:table-cell table:style-name="ce3" table:formula="of:=[.$N$1]*[.D64]" office:value-type="float" office:value="-5534.8874560228" calcext:value-type="float">
            <text:p>-5.53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3.956S" calcext:value-type="time">
            <text:p>14:01:43.96</text:p>
          </table:table-cell>
          <table:table-cell office:value-type="float" office:value="-60" calcext:value-type="float">
            <text:p>-60</text:p>
          </table:table-cell>
          <table:table-cell table:style-name="ce2" office:value-type="float" office:value="-0.000006709089" calcext:value-type="float">
            <text:p>-6.71E-06</text:p>
          </table:table-cell>
          <table:table-cell table:style-name="ce3" table:formula="of:=[.C65]*10^9" office:value-type="float" office:value="-6709.089" calcext:value-type="float">
            <text:p>-6.71E+03</text:p>
          </table:table-cell>
          <table:table-cell table:style-name="ce3" table:formula="of:=[.$N$1]*[.D65]" office:value-type="float" office:value="-5535.52194102854" calcext:value-type="float">
            <text:p>-5.54E+03</text:p>
          </table:table-cell>
          <table:table-cell/>
          <table:table-cell office:value-type="float" office:value="-60" calcext:value-type="float">
            <text:p>-60</text:p>
          </table:table-cell>
          <table:table-cell table:style-name="ce3" table:formula="of:=AVERAGE([.E64:.E68])" office:value-type="float" office:value="-5536.06236713876" calcext:value-type="float">
            <text:p>-5.54E+03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39.646253436996" calcext:value-type="float">
            <text:p>39.646253436996</text:p>
          </table:table-cell>
          <table:table-cell/>
          <table:table-cell table:style-name="ce3" table:formula="of:=(MAX([.E64:.E68])-MIN([.E64:.E68]))/2" office:value-type="float" office:value="1.09446600794399" calcext:value-type="float">
            <text:p>1.09E+00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44.33S" calcext:value-type="time">
            <text:p>14:01:44.33</text:p>
          </table:table-cell>
          <table:table-cell office:value-type="float" office:value="-60" calcext:value-type="float">
            <text:p>-60</text:p>
          </table:table-cell>
          <table:table-cell table:style-name="ce2" office:value-type="float" office:value="-0.00000670982" calcext:value-type="float">
            <text:p>-6.71E-06</text:p>
          </table:table-cell>
          <table:table-cell table:style-name="ce3" table:formula="of:=[.C66]*10^9" office:value-type="float" office:value="-6709.82" calcext:value-type="float">
            <text:p>-6.71E+03</text:p>
          </table:table-cell>
          <table:table-cell table:style-name="ce3" table:formula="of:=[.$N$1]*[.D66]" office:value-type="float" office:value="-5536.1250730691" calcext:value-type="float">
            <text:p>-5.5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4.704S" calcext:value-type="time">
            <text:p>14:01:44.70</text:p>
          </table:table-cell>
          <table:table-cell office:value-type="float" office:value="-60" calcext:value-type="float">
            <text:p>-60</text:p>
          </table:table-cell>
          <table:table-cell table:style-name="ce2" office:value-type="float" office:value="-0.000006710518" calcext:value-type="float">
            <text:p>-6.71E-06</text:p>
          </table:table-cell>
          <table:table-cell table:style-name="ce3" table:formula="of:=[.C67]*10^9" office:value-type="float" office:value="-6710.518" calcext:value-type="float">
            <text:p>-6.71E+03</text:p>
          </table:table-cell>
          <table:table-cell table:style-name="ce3" table:formula="of:=[.$N$1]*[.D67]" office:value-type="float" office:value="-5536.70097753465" calcext:value-type="float">
            <text:p>-5.5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5.078S" calcext:value-type="time">
            <text:p>14:01:45.08</text:p>
          </table:table-cell>
          <table:table-cell office:value-type="float" office:value="-60" calcext:value-type="float">
            <text:p>-60</text:p>
          </table:table-cell>
          <table:table-cell table:style-name="ce2" office:value-type="float" office:value="-0.000006710973" calcext:value-type="float">
            <text:p>-6.71E-06</text:p>
          </table:table-cell>
          <table:table-cell table:style-name="ce3" table:formula="of:=[.C68]*10^9" office:value-type="float" office:value="-6710.973" calcext:value-type="float">
            <text:p>-6.71E+03</text:p>
          </table:table-cell>
          <table:table-cell table:style-name="ce3" table:formula="of:=[.$N$1]*[.D68]" office:value-type="float" office:value="-5537.07638803869" calcext:value-type="float">
            <text:p>-5.5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5.45S" calcext:value-type="time">
            <text:p>14:01:45.45</text:p>
          </table:table-cell>
          <table:table-cell office:value-type="float" office:value="-65" calcext:value-type="float">
            <text:p>-65</text:p>
          </table:table-cell>
          <table:table-cell table:style-name="ce2" office:value-type="float" office:value="-0.000006789016" calcext:value-type="float">
            <text:p>-6.79E-06</text:p>
          </table:table-cell>
          <table:table-cell table:style-name="ce3" table:formula="of:=[.C69]*10^9" office:value-type="float" office:value="-6789.016" calcext:value-type="float">
            <text:p>-6.79E+03</text:p>
          </table:table-cell>
          <table:table-cell table:style-name="ce3" table:formula="of:=[.$N$1]*[.D69]" office:value-type="float" office:value="-5601.46795280161" calcext:value-type="float">
            <text:p>-5.6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5.821S" calcext:value-type="time">
            <text:p>14:01:45.82</text:p>
          </table:table-cell>
          <table:table-cell office:value-type="float" office:value="-65" calcext:value-type="float">
            <text:p>-65</text:p>
          </table:table-cell>
          <table:table-cell table:style-name="ce2" office:value-type="float" office:value="-0.000006789694" calcext:value-type="float">
            <text:p>-6.79E-06</text:p>
          </table:table-cell>
          <table:table-cell table:style-name="ce3" table:formula="of:=[.C70]*10^9" office:value-type="float" office:value="-6789.694" calcext:value-type="float">
            <text:p>-6.79E+03</text:p>
          </table:table-cell>
          <table:table-cell table:style-name="ce3" table:formula="of:=[.$N$1]*[.D70]" office:value-type="float" office:value="-5602.02735570654" calcext:value-type="float">
            <text:p>-5.60E+03</text:p>
          </table:table-cell>
          <table:table-cell/>
          <table:table-cell office:value-type="float" office:value="-65" calcext:value-type="float">
            <text:p>-65</text:p>
          </table:table-cell>
          <table:table-cell table:style-name="ce3" table:formula="of:=AVERAGE([.E69:.E73])" office:value-type="float" office:value="-5602.55359047463" calcext:value-type="float">
            <text:p>-5.60E+03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40.1211665013527" calcext:value-type="float">
            <text:p>40.1211665013527</text:p>
          </table:table-cell>
          <table:table-cell/>
          <table:table-cell table:style-name="ce3" table:formula="of:=(MAX([.E69:.E73])-MIN([.E69:.E73]))/2" office:value-type="float" office:value="1.03836070184525" calcext:value-type="float">
            <text:p>1.04E+00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46.195S" calcext:value-type="time">
            <text:p>14:01:46.20</text:p>
          </table:table-cell>
          <table:table-cell office:value-type="float" office:value="-65" calcext:value-type="float">
            <text:p>-65</text:p>
          </table:table-cell>
          <table:table-cell table:style-name="ce2" office:value-type="float" office:value="-0.000006790457" calcext:value-type="float">
            <text:p>-6.79E-06</text:p>
          </table:table-cell>
          <table:table-cell table:style-name="ce3" table:formula="of:=[.C71]*10^9" office:value-type="float" office:value="-6790.457" calcext:value-type="float">
            <text:p>-6.79E+03</text:p>
          </table:table-cell>
          <table:table-cell table:style-name="ce3" table:formula="of:=[.$N$1]*[.D71]" office:value-type="float" office:value="-5602.65689024409" calcext:value-type="float">
            <text:p>-5.6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6.574S" calcext:value-type="time">
            <text:p>14:01:46.57</text:p>
          </table:table-cell>
          <table:table-cell office:value-type="float" office:value="-65" calcext:value-type="float">
            <text:p>-65</text:p>
          </table:table-cell>
          <table:table-cell table:style-name="ce2" office:value-type="float" office:value="-0.000006790959" calcext:value-type="float">
            <text:p>-6.79E-06</text:p>
          </table:table-cell>
          <table:table-cell table:style-name="ce3" table:formula="of:=[.C72]*10^9" office:value-type="float" office:value="-6790.959" calcext:value-type="float">
            <text:p>-6.79E+03</text:p>
          </table:table-cell>
          <table:table-cell table:style-name="ce3" table:formula="of:=[.$N$1]*[.D72]" office:value-type="float" office:value="-5603.07107941558" calcext:value-type="float">
            <text:p>-5.6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6.952S" calcext:value-type="time">
            <text:p>14:01:46.95</text:p>
          </table:table-cell>
          <table:table-cell office:value-type="float" office:value="-65" calcext:value-type="float">
            <text:p>-65</text:p>
          </table:table-cell>
          <table:table-cell table:style-name="ce2" office:value-type="float" office:value="-0.000006791533" calcext:value-type="float">
            <text:p>-6.79E-06</text:p>
          </table:table-cell>
          <table:table-cell table:style-name="ce3" table:formula="of:=[.C73]*10^9" office:value-type="float" office:value="-6791.533" calcext:value-type="float">
            <text:p>-6.79E+03</text:p>
          </table:table-cell>
          <table:table-cell table:style-name="ce3" table:formula="of:=[.$N$1]*[.D73]" office:value-type="float" office:value="-5603.5446742053" calcext:value-type="float">
            <text:p>-5.6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7.328S" calcext:value-type="time">
            <text:p>14:01:47.33</text:p>
          </table:table-cell>
          <table:table-cell office:value-type="float" office:value="-70" calcext:value-type="float">
            <text:p>-70</text:p>
          </table:table-cell>
          <table:table-cell table:style-name="ce2" office:value-type="float" office:value="-0.000006868651" calcext:value-type="float">
            <text:p>-6.87E-06</text:p>
          </table:table-cell>
          <table:table-cell table:style-name="ce3" table:formula="of:=[.C74]*10^9" office:value-type="float" office:value="-6868.651" calcext:value-type="float">
            <text:p>-6.87E+03</text:p>
          </table:table-cell>
          <table:table-cell table:style-name="ce3" table:formula="of:=[.$N$1]*[.D74]" office:value-type="float" office:value="-5667.17304178967" calcext:value-type="float">
            <text:p>-5.67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7.702S" calcext:value-type="time">
            <text:p>14:01:47.70</text:p>
          </table:table-cell>
          <table:table-cell office:value-type="float" office:value="-70" calcext:value-type="float">
            <text:p>-70</text:p>
          </table:table-cell>
          <table:table-cell table:style-name="ce2" office:value-type="float" office:value="-0.000006869242" calcext:value-type="float">
            <text:p>-6.87E-06</text:p>
          </table:table-cell>
          <table:table-cell table:style-name="ce3" table:formula="of:=[.C75]*10^9" office:value-type="float" office:value="-6869.242" calcext:value-type="float">
            <text:p>-6.87E+03</text:p>
          </table:table-cell>
          <table:table-cell table:style-name="ce3" table:formula="of:=[.$N$1]*[.D75]" office:value-type="float" office:value="-5667.66066290591" calcext:value-type="float">
            <text:p>-5.67E+03</text:p>
          </table:table-cell>
          <table:table-cell/>
          <table:table-cell office:value-type="float" office:value="-70" calcext:value-type="float">
            <text:p>-70</text:p>
          </table:table-cell>
          <table:table-cell table:style-name="ce3" table:formula="of:=AVERAGE([.E74:.E78])" office:value-type="float" office:value="-5668.18079209657" calcext:value-type="float">
            <text:p>-5.67E+03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40.5899741770562" calcext:value-type="float">
            <text:p>40.5899741770562</text:p>
          </table:table-cell>
          <table:table-cell/>
          <table:table-cell table:style-name="ce3" table:formula="of:=(MAX([.E74:.E78])-MIN([.E74:.E78]))/2" office:value-type="float" office:value="0.982255395746961" calcext:value-type="float">
            <text:p>9.82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48.081S" calcext:value-type="time">
            <text:p>14:01:48.08</text:p>
          </table:table-cell>
          <table:table-cell office:value-type="float" office:value="-70" calcext:value-type="float">
            <text:p>-70</text:p>
          </table:table-cell>
          <table:table-cell table:style-name="ce2" office:value-type="float" office:value="-0.000006869856" calcext:value-type="float">
            <text:p>-6.87E-06</text:p>
          </table:table-cell>
          <table:table-cell table:style-name="ce3" table:formula="of:=[.C76]*10^9" office:value-type="float" office:value="-6869.856" calcext:value-type="float">
            <text:p>-6.87E+03</text:p>
          </table:table-cell>
          <table:table-cell table:style-name="ce3" table:formula="of:=[.$N$1]*[.D76]" office:value-type="float" office:value="-5668.16726081686" calcext:value-type="float">
            <text:p>-5.67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8.456S" calcext:value-type="time">
            <text:p>14:01:48.46</text:p>
          </table:table-cell>
          <table:table-cell office:value-type="float" office:value="-70" calcext:value-type="float">
            <text:p>-70</text:p>
          </table:table-cell>
          <table:table-cell table:style-name="ce2" office:value-type="float" office:value="-0.000006870581" calcext:value-type="float">
            <text:p>-6.87E-06</text:p>
          </table:table-cell>
          <table:table-cell table:style-name="ce3" table:formula="of:=[.C77]*10^9" office:value-type="float" office:value="-6870.581" calcext:value-type="float">
            <text:p>-6.87E+03</text:p>
          </table:table-cell>
          <table:table-cell table:style-name="ce3" table:formula="of:=[.$N$1]*[.D77]" office:value-type="float" office:value="-5668.76544238924" calcext:value-type="float">
            <text:p>-5.67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8.826S" calcext:value-type="time">
            <text:p>14:01:48.83</text:p>
          </table:table-cell>
          <table:table-cell office:value-type="float" office:value="-70" calcext:value-type="float">
            <text:p>-70</text:p>
          </table:table-cell>
          <table:table-cell table:style-name="ce2" office:value-type="float" office:value="-0.000006871032" calcext:value-type="float">
            <text:p>-6.87E-06</text:p>
          </table:table-cell>
          <table:table-cell table:style-name="ce3" table:formula="of:=[.C78]*10^9" office:value-type="float" office:value="-6871.032" calcext:value-type="float">
            <text:p>-6.87E+03</text:p>
          </table:table-cell>
          <table:table-cell table:style-name="ce3" table:formula="of:=[.$N$1]*[.D78]" office:value-type="float" office:value="-5669.13755258116" calcext:value-type="float">
            <text:p>-5.67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9.201S" calcext:value-type="time">
            <text:p>14:01:49.20</text:p>
          </table:table-cell>
          <table:table-cell office:value-type="float" office:value="-75" calcext:value-type="float">
            <text:p>-75</text:p>
          </table:table-cell>
          <table:table-cell table:style-name="ce2" office:value-type="float" office:value="-0.000006949354" calcext:value-type="float">
            <text:p>-6.95E-06</text:p>
          </table:table-cell>
          <table:table-cell table:style-name="ce3" table:formula="of:=[.C79]*10^9" office:value-type="float" office:value="-6949.354" calcext:value-type="float">
            <text:p>-6.95E+03</text:p>
          </table:table-cell>
          <table:table-cell table:style-name="ce3" table:formula="of:=[.$N$1]*[.D79]" office:value-type="float" office:value="-5733.75931411469" calcext:value-type="float">
            <text:p>-5.73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49.576S" calcext:value-type="time">
            <text:p>14:01:49.58</text:p>
          </table:table-cell>
          <table:table-cell office:value-type="float" office:value="-75" calcext:value-type="float">
            <text:p>-75</text:p>
          </table:table-cell>
          <table:table-cell table:style-name="ce2" office:value-type="float" office:value="-0.000006949559" calcext:value-type="float">
            <text:p>-6.95E-06</text:p>
          </table:table-cell>
          <table:table-cell table:style-name="ce3" table:formula="of:=[.C80]*10^9" office:value-type="float" office:value="-6949.559" calcext:value-type="float">
            <text:p>-6.95E+03</text:p>
          </table:table-cell>
          <table:table-cell table:style-name="ce3" table:formula="of:=[.$N$1]*[.D80]" office:value-type="float" office:value="-5733.92845511102" calcext:value-type="float">
            <text:p>-5.73E+03</text:p>
          </table:table-cell>
          <table:table-cell/>
          <table:table-cell office:value-type="float" office:value="-75" calcext:value-type="float">
            <text:p>-75</text:p>
          </table:table-cell>
          <table:table-cell table:style-name="ce3" table:formula="of:=AVERAGE([.E79:.E83])" office:value-type="float" office:value="-5734.29643991279" calcext:value-type="float">
            <text:p>-5.73E+03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41.058896602649" calcext:value-type="float">
            <text:p>41.058896602649</text:p>
          </table:table-cell>
          <table:table-cell/>
          <table:table-cell table:style-name="ce3" table:formula="of:=(MAX([.E79:.E83])-MIN([.E79:.E83]))/2" office:value-type="float" office:value="0.66377527583245" calcext:value-type="float">
            <text:p>6.64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49.947S" calcext:value-type="time">
            <text:p>14:01:49.95</text:p>
          </table:table-cell>
          <table:table-cell office:value-type="float" office:value="-75" calcext:value-type="float">
            <text:p>-75</text:p>
          </table:table-cell>
          <table:table-cell table:style-name="ce2" office:value-type="float" office:value="-0.000006949779" calcext:value-type="float">
            <text:p>-6.95E-06</text:p>
          </table:table-cell>
          <table:table-cell table:style-name="ce3" table:formula="of:=[.C81]*10^9" office:value-type="float" office:value="-6949.779" calcext:value-type="float">
            <text:p>-6.95E+03</text:p>
          </table:table-cell>
          <table:table-cell table:style-name="ce3" table:formula="of:=[.$N$1]*[.D81]" office:value-type="float" office:value="-5734.10997227781" calcext:value-type="float">
            <text:p>-5.73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0.318S" calcext:value-type="time">
            <text:p>14:01:50.32</text:p>
          </table:table-cell>
          <table:table-cell office:value-type="float" office:value="-75" calcext:value-type="float">
            <text:p>-75</text:p>
          </table:table-cell>
          <table:table-cell table:style-name="ce2" office:value-type="float" office:value="-0.00000695037" calcext:value-type="float">
            <text:p>-6.95E-06</text:p>
          </table:table-cell>
          <table:table-cell table:style-name="ce3" table:formula="of:=[.C82]*10^9" office:value-type="float" office:value="-6950.37" calcext:value-type="float">
            <text:p>-6.95E+03</text:p>
          </table:table-cell>
          <table:table-cell table:style-name="ce3" table:formula="of:=[.$N$1]*[.D82]" office:value-type="float" office:value="-5734.59759339406" calcext:value-type="float">
            <text:p>-5.73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0.688S" calcext:value-type="time">
            <text:p>14:01:50.69</text:p>
          </table:table-cell>
          <table:table-cell office:value-type="float" office:value="-75" calcext:value-type="float">
            <text:p>-75</text:p>
          </table:table-cell>
          <table:table-cell table:style-name="ce2" office:value-type="float" office:value="-0.000006950963" calcext:value-type="float">
            <text:p>-6.95E-06</text:p>
          </table:table-cell>
          <table:table-cell table:style-name="ce3" table:formula="of:=[.C83]*10^9" office:value-type="float" office:value="-6950.963" calcext:value-type="float">
            <text:p>-6.95E+03</text:p>
          </table:table-cell>
          <table:table-cell table:style-name="ce3" table:formula="of:=[.$N$1]*[.D83]" office:value-type="float" office:value="-5735.08686466636" calcext:value-type="float">
            <text:p>-5.7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1.058S" calcext:value-type="time">
            <text:p>14:01:51.06</text:p>
          </table:table-cell>
          <table:table-cell office:value-type="float" office:value="-80" calcext:value-type="float">
            <text:p>-80</text:p>
          </table:table-cell>
          <table:table-cell table:style-name="ce2" office:value-type="float" office:value="-0.000007031604" calcext:value-type="float">
            <text:p>-7.03E-06</text:p>
          </table:table-cell>
          <table:table-cell table:style-name="ce3" table:formula="of:=[.C84]*10^9" office:value-type="float" office:value="-7031.604" calcext:value-type="float">
            <text:p>-7.03E+03</text:p>
          </table:table-cell>
          <table:table-cell table:style-name="ce3" table:formula="of:=[.$N$1]*[.D84]" office:value-type="float" office:value="-5801.62198215347" calcext:value-type="float">
            <text:p>-5.8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1.427S" calcext:value-type="time">
            <text:p>14:01:51.43</text:p>
          </table:table-cell>
          <table:table-cell office:value-type="float" office:value="-80" calcext:value-type="float">
            <text:p>-80</text:p>
          </table:table-cell>
          <table:table-cell table:style-name="ce2" office:value-type="float" office:value="-0.000007031683" calcext:value-type="float">
            <text:p>-7.03E-06</text:p>
          </table:table-cell>
          <table:table-cell table:style-name="ce3" table:formula="of:=[.C85]*10^9" office:value-type="float" office:value="-7031.683" calcext:value-type="float">
            <text:p>-7.03E+03</text:p>
          </table:table-cell>
          <table:table-cell table:style-name="ce3" table:formula="of:=[.$N$1]*[.D85]" office:value-type="float" office:value="-5801.68716331791" calcext:value-type="float">
            <text:p>-5.80E+03</text:p>
          </table:table-cell>
          <table:table-cell/>
          <table:table-cell office:value-type="float" office:value="-80" calcext:value-type="float">
            <text:p>-80</text:p>
          </table:table-cell>
          <table:table-cell table:style-name="ce3" table:formula="of:=AVERAGE([.E84:.E88])" office:value-type="float" office:value="-5801.53963936599" calcext:value-type="float">
            <text:p>-5.80E+03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41.5368730941162" calcext:value-type="float">
            <text:p>41.5368730941162</text:p>
          </table:table-cell>
          <table:table-cell/>
          <table:table-cell table:style-name="ce3" table:formula="of:=(MAX([.E84:.E88])-MIN([.E84:.E88]))/2" office:value-type="float" office:value="0.15428959177234" calcext:value-type="float">
            <text:p>1.54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51.797S" calcext:value-type="time">
            <text:p>14:01:51.80</text:p>
          </table:table-cell>
          <table:table-cell office:value-type="float" office:value="-80" calcext:value-type="float">
            <text:p>-80</text:p>
          </table:table-cell>
          <table:table-cell table:style-name="ce2" office:value-type="float" office:value="-0.000007031611" calcext:value-type="float">
            <text:p>-7.03E-06</text:p>
          </table:table-cell>
          <table:table-cell table:style-name="ce3" table:formula="of:=[.C86]*10^9" office:value-type="float" office:value="-7031.611" calcext:value-type="float">
            <text:p>-7.03E+03</text:p>
          </table:table-cell>
          <table:table-cell table:style-name="ce3" table:formula="of:=[.$N$1]*[.D86]" office:value-type="float" office:value="-5801.62775769969" calcext:value-type="float">
            <text:p>-5.8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2.167S" calcext:value-type="time">
            <text:p>14:01:52.17</text:p>
          </table:table-cell>
          <table:table-cell office:value-type="float" office:value="-80" calcext:value-type="float">
            <text:p>-80</text:p>
          </table:table-cell>
          <table:table-cell table:style-name="ce2" office:value-type="float" office:value="-0.000007031314" calcext:value-type="float">
            <text:p>-7.03E-06</text:p>
          </table:table-cell>
          <table:table-cell table:style-name="ce3" table:formula="of:=[.C87]*10^9" office:value-type="float" office:value="-7031.314" calcext:value-type="float">
            <text:p>-7.03E+03</text:p>
          </table:table-cell>
          <table:table-cell table:style-name="ce3" table:formula="of:=[.$N$1]*[.D87]" office:value-type="float" office:value="-5801.38270952452" calcext:value-type="float">
            <text:p>-5.8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2.537S" calcext:value-type="time">
            <text:p>14:01:52.54</text:p>
          </table:table-cell>
          <table:table-cell office:value-type="float" office:value="-80" calcext:value-type="float">
            <text:p>-80</text:p>
          </table:table-cell>
          <table:table-cell table:style-name="ce2" office:value-type="float" office:value="-0.000007031309" calcext:value-type="float">
            <text:p>-7.03E-06</text:p>
          </table:table-cell>
          <table:table-cell table:style-name="ce3" table:formula="of:=[.C88]*10^9" office:value-type="float" office:value="-7031.309" calcext:value-type="float">
            <text:p>-7.03E+03</text:p>
          </table:table-cell>
          <table:table-cell table:style-name="ce3" table:formula="of:=[.$N$1]*[.D88]" office:value-type="float" office:value="-5801.37858413436" calcext:value-type="float">
            <text:p>-5.8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2.909S" calcext:value-type="time">
            <text:p>14:01:52.91</text:p>
          </table:table-cell>
          <table:table-cell office:value-type="float" office:value="-85" calcext:value-type="float">
            <text:p>-85</text:p>
          </table:table-cell>
          <table:table-cell table:style-name="ce2" office:value-type="float" office:value="-0.000007115222" calcext:value-type="float">
            <text:p>-7.12E-06</text:p>
          </table:table-cell>
          <table:table-cell table:style-name="ce3" table:formula="of:=[.C89]*10^9" office:value-type="float" office:value="-7115.222" calcext:value-type="float">
            <text:p>-7.12E+03</text:p>
          </table:table-cell>
          <table:table-cell table:style-name="ce3" table:formula="of:=[.$N$1]*[.D89]" office:value-type="float" office:value="-5870.61335693847" calcext:value-type="float">
            <text:p>-5.87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3.281S" calcext:value-type="time">
            <text:p>14:01:53.28</text:p>
          </table:table-cell>
          <table:table-cell office:value-type="float" office:value="-85" calcext:value-type="float">
            <text:p>-85</text:p>
          </table:table-cell>
          <table:table-cell table:style-name="ce2" office:value-type="float" office:value="-0.000007114246" calcext:value-type="float">
            <text:p>-7.11E-06</text:p>
          </table:table-cell>
          <table:table-cell table:style-name="ce3" table:formula="of:=[.C90]*10^9" office:value-type="float" office:value="-7114.246" calcext:value-type="float">
            <text:p>-7.11E+03</text:p>
          </table:table-cell>
          <table:table-cell table:style-name="ce3" table:formula="of:=[.$N$1]*[.D90]" office:value-type="float" office:value="-5869.80808078034" calcext:value-type="float">
            <text:p>-5.87E+03</text:p>
          </table:table-cell>
          <table:table-cell/>
          <table:table-cell office:value-type="float" office:value="-85" calcext:value-type="float">
            <text:p>-85</text:p>
          </table:table-cell>
          <table:table-cell table:style-name="ce3" table:formula="of:=AVERAGE([.E89:.E93])" office:value-type="float" office:value="-5869.51501306378" calcext:value-type="float">
            <text:p>-5.87E+03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42.0310571149692" calcext:value-type="float">
            <text:p>42.0310571149692</text:p>
          </table:table-cell>
          <table:table-cell/>
          <table:table-cell table:style-name="ce3" table:formula="of:=(MAX([.E89:.E93])-MIN([.E89:.E93]))/2" office:value-type="float" office:value="0.975242232484561" calcext:value-type="float">
            <text:p>9.75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53.652S" calcext:value-type="time">
            <text:p>14:01:53.65</text:p>
          </table:table-cell>
          <table:table-cell office:value-type="float" office:value="-85" calcext:value-type="float">
            <text:p>-85</text:p>
          </table:table-cell>
          <table:table-cell table:style-name="ce2" office:value-type="float" office:value="-0.000007113756" calcext:value-type="float">
            <text:p>-7.11E-06</text:p>
          </table:table-cell>
          <table:table-cell table:style-name="ce3" table:formula="of:=[.C91]*10^9" office:value-type="float" office:value="-7113.756" calcext:value-type="float">
            <text:p>-7.11E+03</text:p>
          </table:table-cell>
          <table:table-cell table:style-name="ce3" table:formula="of:=[.$N$1]*[.D91]" office:value-type="float" office:value="-5869.40379254522" calcext:value-type="float">
            <text:p>-5.87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4.021S" calcext:value-type="time">
            <text:p>14:01:54.02</text:p>
          </table:table-cell>
          <table:table-cell office:value-type="float" office:value="-85" calcext:value-type="float">
            <text:p>-85</text:p>
          </table:table-cell>
          <table:table-cell table:style-name="ce2" office:value-type="float" office:value="-0.000007113372" calcext:value-type="float">
            <text:p>-7.11E-06</text:p>
          </table:table-cell>
          <table:table-cell table:style-name="ce3" table:formula="of:=[.C92]*10^9" office:value-type="float" office:value="-7113.372" calcext:value-type="float">
            <text:p>-7.11E+03</text:p>
          </table:table-cell>
          <table:table-cell table:style-name="ce3" table:formula="of:=[.$N$1]*[.D92]" office:value-type="float" office:value="-5869.08696258137" calcext:value-type="float">
            <text:p>-5.87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4.392S" calcext:value-type="time">
            <text:p>14:01:54.39</text:p>
          </table:table-cell>
          <table:table-cell office:value-type="float" office:value="-85" calcext:value-type="float">
            <text:p>-85</text:p>
          </table:table-cell>
          <table:table-cell table:style-name="ce2" office:value-type="float" office:value="-0.000007112858" calcext:value-type="float">
            <text:p>-7.11E-06</text:p>
          </table:table-cell>
          <table:table-cell table:style-name="ce3" table:formula="of:=[.C93]*10^9" office:value-type="float" office:value="-7112.858" calcext:value-type="float">
            <text:p>-7.11E+03</text:p>
          </table:table-cell>
          <table:table-cell table:style-name="ce3" table:formula="of:=[.$N$1]*[.D93]" office:value-type="float" office:value="-5868.6628724735" calcext:value-type="float">
            <text:p>-5.87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4.768S" calcext:value-type="time">
            <text:p>14:01:54.77</text:p>
          </table:table-cell>
          <table:table-cell office:value-type="float" office:value="-90" calcext:value-type="float">
            <text:p>-90</text:p>
          </table:table-cell>
          <table:table-cell table:style-name="ce2" office:value-type="float" office:value="-0.000007201252" calcext:value-type="float">
            <text:p>-7.20E-06</text:p>
          </table:table-cell>
          <table:table-cell table:style-name="ce3" table:formula="of:=[.C94]*10^9" office:value-type="float" office:value="-7201.252" calcext:value-type="float">
            <text:p>-7.20E+03</text:p>
          </table:table-cell>
          <table:table-cell table:style-name="ce3" table:formula="of:=[.$N$1]*[.D94]" office:value-type="float" office:value="-5941.59481993392" calcext:value-type="float">
            <text:p>-5.9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5.146S" calcext:value-type="time">
            <text:p>14:01:55.15</text:p>
          </table:table-cell>
          <table:table-cell office:value-type="float" office:value="-90" calcext:value-type="float">
            <text:p>-90</text:p>
          </table:table-cell>
          <table:table-cell table:style-name="ce2" office:value-type="float" office:value="-0.000007199564" calcext:value-type="float">
            <text:p>-7.20E-06</text:p>
          </table:table-cell>
          <table:table-cell table:style-name="ce3" table:formula="of:=[.C95]*10^9" office:value-type="float" office:value="-7199.564" calcext:value-type="float">
            <text:p>-7.20E+03</text:p>
          </table:table-cell>
          <table:table-cell table:style-name="ce3" table:formula="of:=[.$N$1]*[.D95]" office:value-type="float" office:value="-5940.20208821782" calcext:value-type="float">
            <text:p>-5.94E+03</text:p>
          </table:table-cell>
          <table:table-cell/>
          <table:table-cell office:value-type="float" office:value="-90" calcext:value-type="float">
            <text:p>-90</text:p>
          </table:table-cell>
          <table:table-cell table:style-name="ce3" table:formula="of:=AVERAGE([.E94:.E98])" office:value-type="float" office:value="-5939.56826327451" calcext:value-type="float">
            <text:p>-5.94E+03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42.5444284357569" calcext:value-type="float">
            <text:p>42.5444284357569</text:p>
          </table:table-cell>
          <table:table-cell/>
          <table:table-cell table:style-name="ce3" table:formula="of:=(MAX([.E94:.E98])-MIN([.E94:.E98]))/2" office:value-type="float" office:value="1.56187271243016" calcext:value-type="float">
            <text:p>1.56E+00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55.524S" calcext:value-type="time">
            <text:p>14:01:55.52</text:p>
          </table:table-cell>
          <table:table-cell office:value-type="float" office:value="-90" calcext:value-type="float">
            <text:p>-90</text:p>
          </table:table-cell>
          <table:table-cell table:style-name="ce2" office:value-type="float" office:value="-0.000007198166" calcext:value-type="float">
            <text:p>-7.20E-06</text:p>
          </table:table-cell>
          <table:table-cell table:style-name="ce3" table:formula="of:=[.C96]*10^9" office:value-type="float" office:value="-7198.166" calcext:value-type="float">
            <text:p>-7.20E+03</text:p>
          </table:table-cell>
          <table:table-cell table:style-name="ce3" table:formula="of:=[.$N$1]*[.D96]" office:value-type="float" office:value="-5939.04862913067" calcext:value-type="float">
            <text:p>-5.9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5.902S" calcext:value-type="time">
            <text:p>14:01:55.90</text:p>
          </table:table-cell>
          <table:table-cell office:value-type="float" office:value="-90" calcext:value-type="float">
            <text:p>-90</text:p>
          </table:table-cell>
          <table:table-cell table:style-name="ce2" office:value-type="float" office:value="-0.000007197531" calcext:value-type="float">
            <text:p>-7.20E-06</text:p>
          </table:table-cell>
          <table:table-cell table:style-name="ce3" table:formula="of:=[.C97]*10^9" office:value-type="float" office:value="-7197.531" calcext:value-type="float">
            <text:p>-7.20E+03</text:p>
          </table:table-cell>
          <table:table-cell table:style-name="ce3" table:formula="of:=[.$N$1]*[.D97]" office:value-type="float" office:value="-5938.52470458107" calcext:value-type="float">
            <text:p>-5.9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6.276S" calcext:value-type="time">
            <text:p>14:01:56.28</text:p>
          </table:table-cell>
          <table:table-cell office:value-type="float" office:value="-90" calcext:value-type="float">
            <text:p>-90</text:p>
          </table:table-cell>
          <table:table-cell table:style-name="ce2" office:value-type="float" office:value="-0.000007197466" calcext:value-type="float">
            <text:p>-7.20E-06</text:p>
          </table:table-cell>
          <table:table-cell table:style-name="ce3" table:formula="of:=[.C98]*10^9" office:value-type="float" office:value="-7197.466" calcext:value-type="float">
            <text:p>-7.20E+03</text:p>
          </table:table-cell>
          <table:table-cell table:style-name="ce3" table:formula="of:=[.$N$1]*[.D98]" office:value-type="float" office:value="-5938.47107450906" calcext:value-type="float">
            <text:p>-5.9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6.646S" calcext:value-type="time">
            <text:p>14:01:56.65</text:p>
          </table:table-cell>
          <table:table-cell office:value-type="float" office:value="-95" calcext:value-type="float">
            <text:p>-95</text:p>
          </table:table-cell>
          <table:table-cell table:style-name="ce2" office:value-type="float" office:value="-0.000007295056" calcext:value-type="float">
            <text:p>-7.30E-06</text:p>
          </table:table-cell>
          <table:table-cell table:style-name="ce3" table:formula="of:=[.C99]*10^9" office:value-type="float" office:value="-7295.056" calcext:value-type="float">
            <text:p>-7.30E+03</text:p>
          </table:table-cell>
          <table:table-cell table:style-name="ce3" table:formula="of:=[.$N$1]*[.D99]" office:value-type="float" office:value="-6018.99043954133" calcext:value-type="float">
            <text:p>-6.02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7.02S" calcext:value-type="time">
            <text:p>14:01:57.02</text:p>
          </table:table-cell>
          <table:table-cell office:value-type="float" office:value="-95" calcext:value-type="float">
            <text:p>-95</text:p>
          </table:table-cell>
          <table:table-cell table:style-name="ce2" office:value-type="float" office:value="-0.000007291172" calcext:value-type="float">
            <text:p>-7.29E-06</text:p>
          </table:table-cell>
          <table:table-cell table:style-name="ce3" table:formula="of:=[.C100]*10^9" office:value-type="float" office:value="-7291.172" calcext:value-type="float">
            <text:p>-7.29E+03</text:p>
          </table:table-cell>
          <table:table-cell table:style-name="ce3" table:formula="of:=[.$N$1]*[.D100]" office:value-type="float" office:value="-6015.78583646944" calcext:value-type="float">
            <text:p>-6.02E+03</text:p>
          </table:table-cell>
          <table:table-cell/>
          <table:table-cell office:value-type="float" office:value="-95" calcext:value-type="float">
            <text:p>-95</text:p>
          </table:table-cell>
          <table:table-cell table:style-name="ce3" table:formula="of:=AVERAGE([.E99:.E103])" office:value-type="float" office:value="-6014.93551105083" calcext:value-type="float">
            <text:p>-6.01E+03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43.1544634373804" calcext:value-type="float">
            <text:p>43.1544634373804</text:p>
          </table:table-cell>
          <table:table-cell/>
          <table:table-cell table:style-name="ce3" table:formula="of:=(MAX([.E99:.E103])-MIN([.E99:.E103]))/2" office:value-type="float" office:value="3.37539422427517" calcext:value-type="float">
            <text:p>3.38E+00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57.399S" calcext:value-type="time">
            <text:p>14:01:57.40</text:p>
          </table:table-cell>
          <table:table-cell office:value-type="float" office:value="-95" calcext:value-type="float">
            <text:p>-95</text:p>
          </table:table-cell>
          <table:table-cell table:style-name="ce2" office:value-type="float" office:value="-0.000007289482" calcext:value-type="float">
            <text:p>-7.29E-06</text:p>
          </table:table-cell>
          <table:table-cell table:style-name="ce3" table:formula="of:=[.C101]*10^9" office:value-type="float" office:value="-7289.482" calcext:value-type="float">
            <text:p>-7.29E+03</text:p>
          </table:table-cell>
          <table:table-cell table:style-name="ce3" table:formula="of:=[.$N$1]*[.D101]" office:value-type="float" office:value="-6014.39145459728" calcext:value-type="float">
            <text:p>-6.01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7.778S" calcext:value-type="time">
            <text:p>14:01:57.78</text:p>
          </table:table-cell>
          <table:table-cell office:value-type="float" office:value="-95" calcext:value-type="float">
            <text:p>-95</text:p>
          </table:table-cell>
          <table:table-cell table:style-name="ce2" office:value-type="float" office:value="-0.000007288123" calcext:value-type="float">
            <text:p>-7.29E-06</text:p>
          </table:table-cell>
          <table:table-cell table:style-name="ce3" table:formula="of:=[.C102]*10^9" office:value-type="float" office:value="-7288.123" calcext:value-type="float">
            <text:p>-7.29E+03</text:p>
          </table:table-cell>
          <table:table-cell table:style-name="ce3" table:formula="of:=[.$N$1]*[.D102]" office:value-type="float" office:value="-6013.27017355333" calcext:value-type="float">
            <text:p>-6.01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8.151S" calcext:value-type="time">
            <text:p>14:01:58.15</text:p>
          </table:table-cell>
          <table:table-cell office:value-type="float" office:value="-95" calcext:value-type="float">
            <text:p>-95</text:p>
          </table:table-cell>
          <table:table-cell table:style-name="ce2" office:value-type="float" office:value="-0.000007286874" calcext:value-type="float">
            <text:p>-7.29E-06</text:p>
          </table:table-cell>
          <table:table-cell table:style-name="ce3" table:formula="of:=[.C103]*10^9" office:value-type="float" office:value="-7286.874" calcext:value-type="float">
            <text:p>-7.29E+03</text:p>
          </table:table-cell>
          <table:table-cell table:style-name="ce3" table:formula="of:=[.$N$1]*[.D103]" office:value-type="float" office:value="-6012.23965109278" calcext:value-type="float">
            <text:p>-6.01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8.525S" calcext:value-type="time">
            <text:p>14:01:58.53</text:p>
          </table:table-cell>
          <table:table-cell office:value-type="float" office:value="-100" calcext:value-type="float">
            <text:p>-100</text:p>
          </table:table-cell>
          <table:table-cell table:style-name="ce2" office:value-type="float" office:value="-0.00000739653" calcext:value-type="float">
            <text:p>-7.40E-06</text:p>
          </table:table-cell>
          <table:table-cell table:style-name="ce3" table:formula="of:=[.C104]*10^9" office:value-type="float" office:value="-7396.53" calcext:value-type="float">
            <text:p>-7.40E+03</text:p>
          </table:table-cell>
          <table:table-cell table:style-name="ce3" table:formula="of:=[.$N$1]*[.D104]" office:value-type="float" office:value="-6102.71440764548" calcext:value-type="float">
            <text:p>-6.1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8.899S" calcext:value-type="time">
            <text:p>14:01:58.90</text:p>
          </table:table-cell>
          <table:table-cell office:value-type="float" office:value="-100" calcext:value-type="float">
            <text:p>-100</text:p>
          </table:table-cell>
          <table:table-cell table:style-name="ce2" office:value-type="float" office:value="-0.000007389775" calcext:value-type="float">
            <text:p>-7.39E-06</text:p>
          </table:table-cell>
          <table:table-cell table:style-name="ce3" table:formula="of:=[.C105]*10^9" office:value-type="float" office:value="-7389.775" calcext:value-type="float">
            <text:p>-7.39E+03</text:p>
          </table:table-cell>
          <table:table-cell table:style-name="ce3" table:formula="of:=[.$N$1]*[.D105]" office:value-type="float" office:value="-6097.14100554698" calcext:value-type="float">
            <text:p>-6.10E+03</text:p>
          </table:table-cell>
          <table:table-cell/>
          <table:table-cell office:value-type="float" office:value="-100" calcext:value-type="float">
            <text:p>-100</text:p>
          </table:table-cell>
          <table:table-cell table:style-name="ce3" table:formula="of:=AVERAGE([.E104:.E108])" office:value-type="float" office:value="-6094.74613405458" calcext:value-type="float">
            <text:p>-6.09E+03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43.9746223588907" calcext:value-type="float">
            <text:p>43.9746223588907</text:p>
          </table:table-cell>
          <table:table-cell/>
          <table:table-cell table:style-name="ce3" table:formula="of:=(MAX([.E104:.E108])-MIN([.E104:.E108]))/2" office:value-type="float" office:value="6.60227440299468" calcext:value-type="float">
            <text:p>6.60E+00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1M59.27S" calcext:value-type="time">
            <text:p>14:01:59.27</text:p>
          </table:table-cell>
          <table:table-cell office:value-type="float" office:value="-100" calcext:value-type="float">
            <text:p>-100</text:p>
          </table:table-cell>
          <table:table-cell table:style-name="ce2" office:value-type="float" office:value="-0.000007385541" calcext:value-type="float">
            <text:p>-7.39E-06</text:p>
          </table:table-cell>
          <table:table-cell table:style-name="ce3" table:formula="of:=[.C106]*10^9" office:value-type="float" office:value="-7385.541" calcext:value-type="float">
            <text:p>-7.39E+03</text:p>
          </table:table-cell>
          <table:table-cell table:style-name="ce3" table:formula="of:=[.$N$1]*[.D106]" office:value-type="float" office:value="-6093.64762516429" calcext:value-type="float">
            <text:p>-6.09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1M59.641S" calcext:value-type="time">
            <text:p>14:01:59.64</text:p>
          </table:table-cell>
          <table:table-cell office:value-type="float" office:value="-100" calcext:value-type="float">
            <text:p>-100</text:p>
          </table:table-cell>
          <table:table-cell table:style-name="ce2" office:value-type="float" office:value="-0.00000738199" calcext:value-type="float">
            <text:p>-7.38E-06</text:p>
          </table:table-cell>
          <table:table-cell table:style-name="ce3" table:formula="of:=[.C107]*10^9" office:value-type="float" office:value="-7381.99" calcext:value-type="float">
            <text:p>-7.38E+03</text:p>
          </table:table-cell>
          <table:table-cell table:style-name="ce3" table:formula="of:=[.$N$1]*[.D107]" office:value-type="float" office:value="-6090.71777307668" calcext:value-type="float">
            <text:p>-6.09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0.011S" calcext:value-type="time">
            <text:p>14:02:00.01</text:p>
          </table:table-cell>
          <table:table-cell office:value-type="float" office:value="-100" calcext:value-type="float">
            <text:p>-100</text:p>
          </table:table-cell>
          <table:table-cell table:style-name="ce2" office:value-type="float" office:value="-0.000007380526" calcext:value-type="float">
            <text:p>-7.38E-06</text:p>
          </table:table-cell>
          <table:table-cell table:style-name="ce3" table:formula="of:=[.C108]*10^9" office:value-type="float" office:value="-7380.526" calcext:value-type="float">
            <text:p>-7.38E+03</text:p>
          </table:table-cell>
          <table:table-cell table:style-name="ce3" table:formula="of:=[.$N$1]*[.D108]" office:value-type="float" office:value="-6089.50985883949" calcext:value-type="float">
            <text:p>-6.09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0.386S" calcext:value-type="time">
            <text:p>14:02:00.39</text:p>
          </table:table-cell>
          <table:table-cell office:value-type="float" office:value="-105" calcext:value-type="float">
            <text:p>-105</text:p>
          </table:table-cell>
          <table:table-cell table:style-name="ce2" office:value-type="float" office:value="-0.000007510152" calcext:value-type="float">
            <text:p>-7.51E-06</text:p>
          </table:table-cell>
          <table:table-cell table:style-name="ce3" table:formula="of:=[.C109]*10^9" office:value-type="float" office:value="-7510.152" calcext:value-type="float">
            <text:p>-7.51E+03</text:p>
          </table:table-cell>
          <table:table-cell table:style-name="ce3" table:formula="of:=[.$N$1]*[.D109]" office:value-type="float" office:value="-6196.4614236686" calcext:value-type="float">
            <text:p>-6.2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0.761S" calcext:value-type="time">
            <text:p>14:02:00.76</text:p>
          </table:table-cell>
          <table:table-cell office:value-type="float" office:value="-105" calcext:value-type="float">
            <text:p>-105</text:p>
          </table:table-cell>
          <table:table-cell table:style-name="ce2" office:value-type="float" office:value="-0.000007499077" calcext:value-type="float">
            <text:p>-7.50E-06</text:p>
          </table:table-cell>
          <table:table-cell table:style-name="ce3" table:formula="of:=[.C110]*10^9" office:value-type="float" office:value="-7499.077" calcext:value-type="float">
            <text:p>-7.50E+03</text:p>
          </table:table-cell>
          <table:table-cell table:style-name="ce3" table:formula="of:=[.$N$1]*[.D110]" office:value-type="float" office:value="-6187.32368447676" calcext:value-type="float">
            <text:p>-6.19E+03</text:p>
          </table:table-cell>
          <table:table-cell/>
          <table:table-cell office:value-type="float" office:value="-105" calcext:value-type="float">
            <text:p>-105</text:p>
          </table:table-cell>
          <table:table-cell table:style-name="ce3" table:formula="of:=AVERAGE([.E109:.E113])" office:value-type="float" office:value="-6183.36463005345" calcext:value-type="float">
            <text:p>-6.18E+03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45.1932454345003" calcext:value-type="float">
            <text:p>45.1932454345003</text:p>
          </table:table-cell>
          <table:table-cell/>
          <table:table-cell table:style-name="ce3" table:formula="of:=(MAX([.E109:.E113])-MIN([.E109:.E113]))/2" office:value-type="float" office:value="11.0127290169912" calcext:value-type="float">
            <text:p>1.10E+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01.132S" calcext:value-type="time">
            <text:p>14:02:01.13</text:p>
          </table:table-cell>
          <table:table-cell office:value-type="float" office:value="-105" calcext:value-type="float">
            <text:p>-105</text:p>
          </table:table-cell>
          <table:table-cell table:style-name="ce2" office:value-type="float" office:value="-0.000007491858" calcext:value-type="float">
            <text:p>-7.49E-06</text:p>
          </table:table-cell>
          <table:table-cell table:style-name="ce3" table:formula="of:=[.C111]*10^9" office:value-type="float" office:value="-7491.858" calcext:value-type="float">
            <text:p>-7.49E+03</text:p>
          </table:table-cell>
          <table:table-cell table:style-name="ce3" table:formula="of:=[.$N$1]*[.D111]" office:value-type="float" office:value="-6181.36744617193" calcext:value-type="float">
            <text:p>-6.18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1.506S" calcext:value-type="time">
            <text:p>14:02:01.51</text:p>
          </table:table-cell>
          <table:table-cell office:value-type="float" office:value="-105" calcext:value-type="float">
            <text:p>-105</text:p>
          </table:table-cell>
          <table:table-cell table:style-name="ce2" office:value-type="float" office:value="-0.000007486849" calcext:value-type="float">
            <text:p>-7.49E-06</text:p>
          </table:table-cell>
          <table:table-cell table:style-name="ce3" table:formula="of:=[.C112]*10^9" office:value-type="float" office:value="-7486.849" calcext:value-type="float">
            <text:p>-7.49E+03</text:p>
          </table:table-cell>
          <table:table-cell table:style-name="ce3" table:formula="of:=[.$N$1]*[.D112]" office:value-type="float" office:value="-6177.23463031532" calcext:value-type="float">
            <text:p>-6.18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1.884S" calcext:value-type="time">
            <text:p>14:02:01.88</text:p>
          </table:table-cell>
          <table:table-cell office:value-type="float" office:value="-105" calcext:value-type="float">
            <text:p>-105</text:p>
          </table:table-cell>
          <table:table-cell table:style-name="ce2" office:value-type="float" office:value="-0.000007483457" calcext:value-type="float">
            <text:p>-7.48E-06</text:p>
          </table:table-cell>
          <table:table-cell table:style-name="ce3" table:formula="of:=[.C113]*10^9" office:value-type="float" office:value="-7483.457" calcext:value-type="float">
            <text:p>-7.48E+03</text:p>
          </table:table-cell>
          <table:table-cell table:style-name="ce3" table:formula="of:=[.$N$1]*[.D113]" office:value-type="float" office:value="-6174.43596563462" calcext:value-type="float">
            <text:p>-6.17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2.26S" calcext:value-type="time">
            <text:p>14:02:02.26</text:p>
          </table:table-cell>
          <table:table-cell office:value-type="float" office:value="-110" calcext:value-type="float">
            <text:p>-110</text:p>
          </table:table-cell>
          <table:table-cell table:style-name="ce2" office:value-type="float" office:value="-0.000007643998" calcext:value-type="float">
            <text:p>-7.64E-06</text:p>
          </table:table-cell>
          <table:table-cell table:style-name="ce3" table:formula="of:=[.C114]*10^9" office:value-type="float" office:value="-7643.998" calcext:value-type="float">
            <text:p>-7.64E+03</text:p>
          </table:table-cell>
          <table:table-cell table:style-name="ce3" table:formula="of:=[.$N$1]*[.D114]" office:value-type="float" office:value="-6306.89481778797" calcext:value-type="float">
            <text:p>-6.31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2.635S" calcext:value-type="time">
            <text:p>14:02:02.64</text:p>
          </table:table-cell>
          <table:table-cell office:value-type="float" office:value="-110" calcext:value-type="float">
            <text:p>-110</text:p>
          </table:table-cell>
          <table:table-cell table:style-name="ce2" office:value-type="float" office:value="-0.000007634472" calcext:value-type="float">
            <text:p>-7.63E-06</text:p>
          </table:table-cell>
          <table:table-cell table:style-name="ce3" table:formula="of:=[.C115]*10^9" office:value-type="float" office:value="-7634.472" calcext:value-type="float">
            <text:p>-7.63E+03</text:p>
          </table:table-cell>
          <table:table-cell table:style-name="ce3" table:formula="of:=[.$N$1]*[.D115]" office:value-type="float" office:value="-6299.03512446593" calcext:value-type="float">
            <text:p>-6.30E+03</text:p>
          </table:table-cell>
          <table:table-cell/>
          <table:table-cell office:value-type="float" office:value="-110" calcext:value-type="float">
            <text:p>-110</text:p>
          </table:table-cell>
          <table:table-cell table:style-name="ce3" table:formula="of:=AVERAGE([.E114:.E118])" office:value-type="float" office:value="-6290.80959154501" calcext:value-type="float">
            <text:p>-6.29E+03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46.5953617989143" calcext:value-type="float">
            <text:p>46.5953617989143</text:p>
          </table:table-cell>
          <table:table-cell/>
          <table:table-cell table:style-name="ce3" table:formula="of:=(MAX([.E114:.E118])-MIN([.E114:.E118]))/2" office:value-type="float" office:value="14.4710435833686" calcext:value-type="float">
            <text:p>1.45E+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03.013S" calcext:value-type="time">
            <text:p>14:02:03.01</text:p>
          </table:table-cell>
          <table:table-cell office:value-type="float" office:value="-110" calcext:value-type="float">
            <text:p>-110</text:p>
          </table:table-cell>
          <table:table-cell table:style-name="ce2" office:value-type="float" office:value="-0.000007622045" calcext:value-type="float">
            <text:p>-7.62E-06</text:p>
          </table:table-cell>
          <table:table-cell table:style-name="ce3" table:formula="of:=[.C116]*10^9" office:value-type="float" office:value="-7622.045" calcext:value-type="float">
            <text:p>-7.62E+03</text:p>
          </table:table-cell>
          <table:table-cell table:style-name="ce3" table:formula="of:=[.$N$1]*[.D116]" office:value-type="float" office:value="-6288.78187977636" calcext:value-type="float">
            <text:p>-6.29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3.387S" calcext:value-type="time">
            <text:p>14:02:03.39</text:p>
          </table:table-cell>
          <table:table-cell office:value-type="float" office:value="-110" calcext:value-type="float">
            <text:p>-110</text:p>
          </table:table-cell>
          <table:table-cell table:style-name="ce2" office:value-type="float" office:value="-0.000007613078" calcext:value-type="float">
            <text:p>-7.61E-06</text:p>
          </table:table-cell>
          <table:table-cell table:style-name="ce3" table:formula="of:=[.C117]*10^9" office:value-type="float" office:value="-7613.078" calcext:value-type="float">
            <text:p>-7.61E+03</text:p>
          </table:table-cell>
          <table:table-cell table:style-name="ce3" table:formula="of:=[.$N$1]*[.D117]" office:value-type="float" office:value="-6281.38340507357" calcext:value-type="float">
            <text:p>-6.28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3.756S" calcext:value-type="time">
            <text:p>14:02:03.76</text:p>
          </table:table-cell>
          <table:table-cell office:value-type="float" office:value="-110" calcext:value-type="float">
            <text:p>-110</text:p>
          </table:table-cell>
          <table:table-cell table:style-name="ce2" office:value-type="float" office:value="-0.00000760892" calcext:value-type="float">
            <text:p>-7.61E-06</text:p>
          </table:table-cell>
          <table:table-cell table:style-name="ce3" table:formula="of:=[.C118]*10^9" office:value-type="float" office:value="-7608.92" calcext:value-type="float">
            <text:p>-7.61E+03</text:p>
          </table:table-cell>
          <table:table-cell table:style-name="ce3" table:formula="of:=[.$N$1]*[.D118]" office:value-type="float" office:value="-6277.95273062123" calcext:value-type="float">
            <text:p>-6.28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4.131S" calcext:value-type="time">
            <text:p>14:02:04.13</text:p>
          </table:table-cell>
          <table:table-cell office:value-type="float" office:value="-115" calcext:value-type="float">
            <text:p>-115</text:p>
          </table:table-cell>
          <table:table-cell table:style-name="ce2" office:value-type="float" office:value="-0.000007811088" calcext:value-type="float">
            <text:p>-7.81E-06</text:p>
          </table:table-cell>
          <table:table-cell table:style-name="ce3" table:formula="of:=[.C119]*10^9" office:value-type="float" office:value="-7811.088" calcext:value-type="float">
            <text:p>-7.81E+03</text:p>
          </table:table-cell>
          <table:table-cell table:style-name="ce3" table:formula="of:=[.$N$1]*[.D119]" office:value-type="float" office:value="-6444.75710596546" calcext:value-type="float">
            <text:p>-6.4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4.506S" calcext:value-type="time">
            <text:p>14:02:04.51</text:p>
          </table:table-cell>
          <table:table-cell office:value-type="float" office:value="-115" calcext:value-type="float">
            <text:p>-115</text:p>
          </table:table-cell>
          <table:table-cell table:style-name="ce2" office:value-type="float" office:value="-0.000007780094" calcext:value-type="float">
            <text:p>-7.78E-06</text:p>
          </table:table-cell>
          <table:table-cell table:style-name="ce3" table:formula="of:=[.C120]*10^9" office:value-type="float" office:value="-7780.094" calcext:value-type="float">
            <text:p>-7.78E+03</text:p>
          </table:table-cell>
          <table:table-cell table:style-name="ce3" table:formula="of:=[.$N$1]*[.D120]" office:value-type="float" office:value="-6419.18463747679" calcext:value-type="float">
            <text:p>-6.42E+03</text:p>
          </table:table-cell>
          <table:table-cell/>
          <table:table-cell office:value-type="float" office:value="-115" calcext:value-type="float">
            <text:p>-115</text:p>
          </table:table-cell>
          <table:table-cell table:style-name="ce3" table:formula="of:=AVERAGE([.E119:.E123])" office:value-type="float" office:value="-6409.07710156746" calcext:value-type="float">
            <text:p>-6.41E+03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52.2038912376894" calcext:value-type="float">
            <text:p>52.2038912376894</text:p>
          </table:table-cell>
          <table:table-cell/>
          <table:table-cell table:style-name="ce3" table:formula="of:=(MAX([.E119:.E123])-MIN([.E119:.E123]))/2" office:value-type="float" office:value="30.1710408937133" calcext:value-type="float">
            <text:p>3.02E+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04.877S" calcext:value-type="time">
            <text:p>14:02:04.88</text:p>
          </table:table-cell>
          <table:table-cell office:value-type="float" office:value="-115" calcext:value-type="float">
            <text:p>-115</text:p>
          </table:table-cell>
          <table:table-cell table:style-name="ce2" office:value-type="float" office:value="-0.000007761828" calcext:value-type="float">
            <text:p>-7.76E-06</text:p>
          </table:table-cell>
          <table:table-cell table:style-name="ce3" table:formula="of:=[.C121]*10^9" office:value-type="float" office:value="-7761.828" calcext:value-type="float">
            <text:p>-7.76E+03</text:p>
          </table:table-cell>
          <table:table-cell table:style-name="ce3" table:formula="of:=[.$N$1]*[.D121]" office:value-type="float" office:value="-6404.11376216498" calcext:value-type="float">
            <text:p>-6.4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5.248S" calcext:value-type="time">
            <text:p>14:02:05.25</text:p>
          </table:table-cell>
          <table:table-cell office:value-type="float" office:value="-115" calcext:value-type="float">
            <text:p>-115</text:p>
          </table:table-cell>
          <table:table-cell table:style-name="ce2" office:value-type="float" office:value="-0.000007748255" calcext:value-type="float">
            <text:p>-7.75E-06</text:p>
          </table:table-cell>
          <table:table-cell table:style-name="ce3" table:formula="of:=[.C122]*10^9" office:value-type="float" office:value="-7748.255" calcext:value-type="float">
            <text:p>-7.75E+03</text:p>
          </table:table-cell>
          <table:table-cell table:style-name="ce3" table:formula="of:=[.$N$1]*[.D122]" office:value-type="float" office:value="-6392.91497805202" calcext:value-type="float">
            <text:p>-6.39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5.623S" calcext:value-type="time">
            <text:p>14:02:05.62</text:p>
          </table:table-cell>
          <table:table-cell office:value-type="float" office:value="-115" calcext:value-type="float">
            <text:p>-115</text:p>
          </table:table-cell>
          <table:table-cell table:style-name="ce2" office:value-type="float" office:value="-0.000007737953" calcext:value-type="float">
            <text:p>-7.74E-06</text:p>
          </table:table-cell>
          <table:table-cell table:style-name="ce3" table:formula="of:=[.C123]*10^9" office:value-type="float" office:value="-7737.953" calcext:value-type="float">
            <text:p>-7.74E+03</text:p>
          </table:table-cell>
          <table:table-cell table:style-name="ce3" table:formula="of:=[.$N$1]*[.D123]" office:value-type="float" office:value="-6384.41502417804" calcext:value-type="float">
            <text:p>-6.38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6.004S" calcext:value-type="time">
            <text:p>14:02:06.00</text:p>
          </table:table-cell>
          <table:table-cell office:value-type="float" office:value="-120" calcext:value-type="float">
            <text:p>-120</text:p>
          </table:table-cell>
          <table:table-cell table:style-name="ce2" office:value-type="float" office:value="-0.000008003359" calcext:value-type="float">
            <text:p>-8.00E-06</text:p>
          </table:table-cell>
          <table:table-cell table:style-name="ce3" table:formula="of:=[.C124]*10^9" office:value-type="float" office:value="-8003.359" calcext:value-type="float">
            <text:p>-8.00E+03</text:p>
          </table:table-cell>
          <table:table-cell table:style-name="ce3" table:formula="of:=[.$N$1]*[.D124]" office:value-type="float" office:value="-6603.39568403821" calcext:value-type="float">
            <text:p>-6.6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6.379S" calcext:value-type="time">
            <text:p>14:02:06.38</text:p>
          </table:table-cell>
          <table:table-cell office:value-type="float" office:value="-120" calcext:value-type="float">
            <text:p>-120</text:p>
          </table:table-cell>
          <table:table-cell table:style-name="ce2" office:value-type="float" office:value="-0.000007960777" calcext:value-type="float">
            <text:p>-7.96E-06</text:p>
          </table:table-cell>
          <table:table-cell table:style-name="ce3" table:formula="of:=[.C125]*10^9" office:value-type="float" office:value="-7960.777" calcext:value-type="float">
            <text:p>-7.96E+03</text:p>
          </table:table-cell>
          <table:table-cell table:style-name="ce3" table:formula="of:=[.$N$1]*[.D125]" office:value-type="float" office:value="-6568.26221132785" calcext:value-type="float">
            <text:p>-6.57E+03</text:p>
          </table:table-cell>
          <table:table-cell/>
          <table:table-cell office:value-type="float" office:value="-120" calcext:value-type="float">
            <text:p>-120</text:p>
          </table:table-cell>
          <table:table-cell table:style-name="ce3" table:formula="of:=AVERAGE([.E124:.E128])" office:value-type="float" office:value="-6553.3398500616" calcext:value-type="float">
            <text:p>-6.55E+03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58.6138125225084" calcext:value-type="float">
            <text:p>58.6138125225084</text:p>
          </table:table-cell>
          <table:table-cell/>
          <table:table-cell table:style-name="ce3" table:formula="of:=(MAX([.E124:.E128])-MIN([.E124:.E128]))/2" office:value-type="float" office:value="42.5785643218851" calcext:value-type="float">
            <text:p>4.26E+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06.749S" calcext:value-type="time">
            <text:p>14:02:06.75</text:p>
          </table:table-cell>
          <table:table-cell office:value-type="float" office:value="-120" calcext:value-type="float">
            <text:p>-120</text:p>
          </table:table-cell>
          <table:table-cell table:style-name="ce2" office:value-type="float" office:value="-0.000007932977" calcext:value-type="float">
            <text:p>-7.93E-06</text:p>
          </table:table-cell>
          <table:table-cell table:style-name="ce3" table:formula="of:=[.C126]*10^9" office:value-type="float" office:value="-7932.977" calcext:value-type="float">
            <text:p>-7.93E+03</text:p>
          </table:table-cell>
          <table:table-cell table:style-name="ce3" table:formula="of:=[.$N$1]*[.D126]" office:value-type="float" office:value="-6545.32504206976" calcext:value-type="float">
            <text:p>-6.55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7.119S" calcext:value-type="time">
            <text:p>14:02:07.12</text:p>
          </table:table-cell>
          <table:table-cell office:value-type="float" office:value="-120" calcext:value-type="float">
            <text:p>-120</text:p>
          </table:table-cell>
          <table:table-cell table:style-name="ce2" office:value-type="float" office:value="-0.000007916194" calcext:value-type="float">
            <text:p>-7.92E-06</text:p>
          </table:table-cell>
          <table:table-cell table:style-name="ce3" table:formula="of:=[.C127]*10^9" office:value-type="float" office:value="-7916.194" calcext:value-type="float">
            <text:p>-7.92E+03</text:p>
          </table:table-cell>
          <table:table-cell table:style-name="ce3" table:formula="of:=[.$N$1]*[.D127]" office:value-type="float" office:value="-6531.47775747773" calcext:value-type="float">
            <text:p>-6.53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7.493S" calcext:value-type="time">
            <text:p>14:02:07.49</text:p>
          </table:table-cell>
          <table:table-cell office:value-type="float" office:value="-120" calcext:value-type="float">
            <text:p>-120</text:p>
          </table:table-cell>
          <table:table-cell table:style-name="ce2" office:value-type="float" office:value="-0.000007900148" calcext:value-type="float">
            <text:p>-7.90E-06</text:p>
          </table:table-cell>
          <table:table-cell table:style-name="ce3" table:formula="of:=[.C128]*10^9" office:value-type="float" office:value="-7900.148" calcext:value-type="float">
            <text:p>-7.90E+03</text:p>
          </table:table-cell>
          <table:table-cell table:style-name="ce3" table:formula="of:=[.$N$1]*[.D128]" office:value-type="float" office:value="-6518.23855539444" calcext:value-type="float">
            <text:p>-6.52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7.869S" calcext:value-type="time">
            <text:p>14:02:07.87</text:p>
          </table:table-cell>
          <table:table-cell office:value-type="float" office:value="-125" calcext:value-type="float">
            <text:p>-125</text:p>
          </table:table-cell>
          <table:table-cell table:style-name="ce2" office:value-type="float" office:value="-0.000008234876" calcext:value-type="float">
            <text:p>-8.23E-06</text:p>
          </table:table-cell>
          <table:table-cell table:style-name="ce3" table:formula="of:=[.C129]*10^9" office:value-type="float" office:value="-8234.876" calcext:value-type="float">
            <text:p>-8.23E+03</text:p>
          </table:table-cell>
          <table:table-cell table:style-name="ce3" table:formula="of:=[.$N$1]*[.D129]" office:value-type="float" office:value="-6794.41527451034" calcext:value-type="float">
            <text:p>-6.79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8.244S" calcext:value-type="time">
            <text:p>14:02:08.24</text:p>
          </table:table-cell>
          <table:table-cell office:value-type="float" office:value="-125" calcext:value-type="float">
            <text:p>-125</text:p>
          </table:table-cell>
          <table:table-cell table:style-name="ce2" office:value-type="float" office:value="-0.000008183266" calcext:value-type="float">
            <text:p>-8.18E-06</text:p>
          </table:table-cell>
          <table:table-cell table:style-name="ce3" table:formula="of:=[.C130]*10^9" office:value-type="float" office:value="-8183.266" calcext:value-type="float">
            <text:p>-8.18E+03</text:p>
          </table:table-cell>
          <table:table-cell table:style-name="ce3" table:formula="of:=[.$N$1]*[.D130]" office:value-type="float" office:value="-6751.83299733732" calcext:value-type="float">
            <text:p>-6.75E+03</text:p>
          </table:table-cell>
          <table:table-cell/>
          <table:table-cell office:value-type="float" office:value="-125" calcext:value-type="float">
            <text:p>-125</text:p>
          </table:table-cell>
          <table:table-cell table:style-name="ce3" table:formula="of:=AVERAGE([.E129:.E133])" office:value-type="float" office:value="-6730.44680976165" calcext:value-type="float">
            <text:p>-6.73E+03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66.3992252522569" calcext:value-type="float">
            <text:p>66.3992252522569</text:p>
          </table:table-cell>
          <table:table-cell/>
          <table:table-cell table:style-name="ce3" table:formula="of:=(MAX([.E129:.E133])-MIN([.E129:.E133]))/2" office:value-type="float" office:value="55.3668612613005" calcext:value-type="float">
            <text:p>5.54E+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08.618S" calcext:value-type="time">
            <text:p>14:02:08.62</text:p>
          </table:table-cell>
          <table:table-cell office:value-type="float" office:value="-125" calcext:value-type="float">
            <text:p>-125</text:p>
          </table:table-cell>
          <table:table-cell table:style-name="ce2" office:value-type="float" office:value="-0.000008147445" calcext:value-type="float">
            <text:p>-8.15E-06</text:p>
          </table:table-cell>
          <table:table-cell table:style-name="ce3" table:formula="of:=[.C131]*10^9" office:value-type="float" office:value="-8147.445" calcext:value-type="float">
            <text:p>-8.15E+03</text:p>
          </table:table-cell>
          <table:table-cell table:style-name="ce3" table:formula="of:=[.$N$1]*[.D131]" office:value-type="float" office:value="-6722.27787719365" calcext:value-type="float">
            <text:p>-6.72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8.993S" calcext:value-type="time">
            <text:p>14:02:08.99</text:p>
          </table:table-cell>
          <table:table-cell office:value-type="float" office:value="-125" calcext:value-type="float">
            <text:p>-125</text:p>
          </table:table-cell>
          <table:table-cell table:style-name="ce2" office:value-type="float" office:value="-0.000008120476" calcext:value-type="float">
            <text:p>-8.12E-06</text:p>
          </table:table-cell>
          <table:table-cell table:style-name="ce3" table:formula="of:=[.C132]*10^9" office:value-type="float" office:value="-8120.476" calcext:value-type="float">
            <text:p>-8.12E+03</text:p>
          </table:table-cell>
          <table:table-cell table:style-name="ce3" table:formula="of:=[.$N$1]*[.D132]" office:value-type="float" office:value="-6700.02634777921" calcext:value-type="float">
            <text:p>-6.7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9.368S" calcext:value-type="time">
            <text:p>14:02:09.37</text:p>
          </table:table-cell>
          <table:table-cell office:value-type="float" office:value="-125" calcext:value-type="float">
            <text:p>-125</text:p>
          </table:table-cell>
          <table:table-cell table:style-name="ce2" office:value-type="float" office:value="-0.000008100666" calcext:value-type="float">
            <text:p>-8.10E-06</text:p>
          </table:table-cell>
          <table:table-cell table:style-name="ce3" table:formula="of:=[.C133]*10^9" office:value-type="float" office:value="-8100.666" calcext:value-type="float">
            <text:p>-8.10E+03</text:p>
          </table:table-cell>
          <table:table-cell table:style-name="ce3" table:formula="of:=[.$N$1]*[.D133]" office:value-type="float" office:value="-6683.68155198774" calcext:value-type="float">
            <text:p>-6.68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09.74S" calcext:value-type="time">
            <text:p>14:02:09.74</text:p>
          </table:table-cell>
          <table:table-cell office:value-type="float" office:value="-130" calcext:value-type="float">
            <text:p>-130</text:p>
          </table:table-cell>
          <table:table-cell table:style-name="ce2" office:value-type="float" office:value="-0.000008518469" calcext:value-type="float">
            <text:p>-8.52E-06</text:p>
          </table:table-cell>
          <table:table-cell table:style-name="ce3" table:formula="of:=[.C134]*10^9" office:value-type="float" office:value="-8518.469" calcext:value-type="float">
            <text:p>-8.52E+03</text:p>
          </table:table-cell>
          <table:table-cell table:style-name="ce3" table:formula="of:=[.$N$1]*[.D134]" office:value-type="float" office:value="-7028.40162851789" calcext:value-type="float">
            <text:p>-7.03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0.11S" calcext:value-type="time">
            <text:p>14:02:10.11</text:p>
          </table:table-cell>
          <table:table-cell office:value-type="float" office:value="-130" calcext:value-type="float">
            <text:p>-130</text:p>
          </table:table-cell>
          <table:table-cell table:style-name="ce2" office:value-type="float" office:value="-0.000008453831" calcext:value-type="float">
            <text:p>-8.45E-06</text:p>
          </table:table-cell>
          <table:table-cell table:style-name="ce3" table:formula="of:=[.C135]*10^9" office:value-type="float" office:value="-8453.831" calcext:value-type="float">
            <text:p>-8.45E+03</text:p>
          </table:table-cell>
          <table:table-cell table:style-name="ce3" table:formula="of:=[.$N$1]*[.D135]" office:value-type="float" office:value="-6975.07023475873" calcext:value-type="float">
            <text:p>-6.98E+03</text:p>
          </table:table-cell>
          <table:table-cell/>
          <table:table-cell office:value-type="float" office:value="-130" calcext:value-type="float">
            <text:p>-130</text:p>
          </table:table-cell>
          <table:table-cell table:style-name="ce3" table:formula="of:=AVERAGE([.E134:.E138])" office:value-type="float" office:value="-6948.04067846754" calcext:value-type="float">
            <text:p>-6.95E+03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77.2363749226739" calcext:value-type="float">
            <text:p>77.2363749226739</text:p>
          </table:table-cell>
          <table:table-cell/>
          <table:table-cell table:style-name="ce3" table:formula="of:=(MAX([.E134:.E138])-MIN([.E134:.E138]))/2" office:value-type="float" office:value="71.6097599159548" calcext:value-type="float">
            <text:p>7.16E+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10.483S" calcext:value-type="time">
            <text:p>14:02:10.48</text:p>
          </table:table-cell>
          <table:table-cell office:value-type="float" office:value="-130" calcext:value-type="float">
            <text:p>-130</text:p>
          </table:table-cell>
          <table:table-cell table:style-name="ce2" office:value-type="float" office:value="-0.000008411612" calcext:value-type="float">
            <text:p>-8.41E-06</text:p>
          </table:table-cell>
          <table:table-cell table:style-name="ce3" table:formula="of:=[.C136]*10^9" office:value-type="float" office:value="-8411.612" calcext:value-type="float">
            <text:p>-8.41E+03</text:p>
          </table:table-cell>
          <table:table-cell table:style-name="ce3" table:formula="of:=[.$N$1]*[.D136]" office:value-type="float" office:value="-6940.23626537358" calcext:value-type="float">
            <text:p>-6.9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0.858S" calcext:value-type="time">
            <text:p>14:02:10.86</text:p>
          </table:table-cell>
          <table:table-cell office:value-type="float" office:value="-130" calcext:value-type="float">
            <text:p>-130</text:p>
          </table:table-cell>
          <table:table-cell table:style-name="ce2" office:value-type="float" office:value="-0.000008376557" calcext:value-type="float">
            <text:p>-8.38E-06</text:p>
          </table:table-cell>
          <table:table-cell table:style-name="ce3" table:formula="of:=[.C137]*10^9" office:value-type="float" office:value="-8376.557" calcext:value-type="float">
            <text:p>-8.38E+03</text:p>
          </table:table-cell>
          <table:table-cell table:style-name="ce3" table:formula="of:=[.$N$1]*[.D137]" office:value-type="float" office:value="-6911.31315500155" calcext:value-type="float">
            <text:p>-6.91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1.232S" calcext:value-type="time">
            <text:p>14:02:11.23</text:p>
          </table:table-cell>
          <table:table-cell office:value-type="float" office:value="-130" calcext:value-type="float">
            <text:p>-130</text:p>
          </table:table-cell>
          <table:table-cell table:style-name="ce2" office:value-type="float" office:value="-0.000008344886" calcext:value-type="float">
            <text:p>-8.34E-06</text:p>
          </table:table-cell>
          <table:table-cell table:style-name="ce3" table:formula="of:=[.C138]*10^9" office:value-type="float" office:value="-8344.886" calcext:value-type="float">
            <text:p>-8.34E+03</text:p>
          </table:table-cell>
          <table:table-cell table:style-name="ce3" table:formula="of:=[.$N$1]*[.D138]" office:value-type="float" office:value="-6885.18210868598" calcext:value-type="float">
            <text:p>-6.89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1.607S" calcext:value-type="time">
            <text:p>14:02:11.61</text:p>
          </table:table-cell>
          <table:table-cell office:value-type="float" office:value="-135" calcext:value-type="float">
            <text:p>-135</text:p>
          </table:table-cell>
          <table:table-cell table:style-name="ce2" office:value-type="float" office:value="-0.000008857" calcext:value-type="float">
            <text:p>-8.86E-06</text:p>
          </table:table-cell>
          <table:table-cell table:style-name="ce3" table:formula="of:=[.C139]*10^9" office:value-type="float" office:value="-8857" calcext:value-type="float">
            <text:p>-8.86E+03</text:p>
          </table:table-cell>
          <table:table-cell table:style-name="ce3" table:formula="of:=[.$N$1]*[.D139]" office:value-type="float" office:value="-7307.71611938518" calcext:value-type="float">
            <text:p>-7.31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1.981S" calcext:value-type="time">
            <text:p>14:02:11.98</text:p>
          </table:table-cell>
          <table:table-cell office:value-type="float" office:value="-135" calcext:value-type="float">
            <text:p>-135</text:p>
          </table:table-cell>
          <table:table-cell table:style-name="ce2" office:value-type="float" office:value="-0.000008782659" calcext:value-type="float">
            <text:p>-8.78E-06</text:p>
          </table:table-cell>
          <table:table-cell table:style-name="ce3" table:formula="of:=[.C140]*10^9" office:value-type="float" office:value="-8782.659" calcext:value-type="float">
            <text:p>-8.78E+03</text:p>
          </table:table-cell>
          <table:table-cell table:style-name="ce3" table:formula="of:=[.$N$1]*[.D140]" office:value-type="float" office:value="-7246.37899349252" calcext:value-type="float">
            <text:p>-7.25E+03</text:p>
          </table:table-cell>
          <table:table-cell/>
          <table:table-cell office:value-type="float" office:value="-135" calcext:value-type="float">
            <text:p>-135</text:p>
          </table:table-cell>
          <table:table-cell table:style-name="ce3" table:formula="of:=AVERAGE([.E139:.E143])" office:value-type="float" office:value="-7211.22324367533" calcext:value-type="float">
            <text:p>-7.21E+03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87.7067887046225" calcext:value-type="float">
            <text:p>87.7067887046225</text:p>
          </table:table-cell>
          <table:table-cell/>
          <table:table-cell table:style-name="ce3" table:formula="of:=(MAX([.E139:.E143])-MIN([.E139:.E143]))/2" office:value-type="float" office:value="85.9318769147521" calcext:value-type="float">
            <text:p>8.59E+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12.355S" calcext:value-type="time">
            <text:p>14:02:12.36</text:p>
          </table:table-cell>
          <table:table-cell office:value-type="float" office:value="-135" calcext:value-type="float">
            <text:p>-135</text:p>
          </table:table-cell>
          <table:table-cell table:style-name="ce2" office:value-type="float" office:value="-0.000008727665" calcext:value-type="float">
            <text:p>-8.73E-06</text:p>
          </table:table-cell>
          <table:table-cell table:style-name="ce3" table:formula="of:=[.C141]*10^9" office:value-type="float" office:value="-8727.665" calcext:value-type="float">
            <text:p>-8.73E+03</text:p>
          </table:table-cell>
          <table:table-cell table:style-name="ce3" table:formula="of:=[.$N$1]*[.D141]" office:value-type="float" office:value="-7201.00465226305" calcext:value-type="float">
            <text:p>-7.2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2.725S" calcext:value-type="time">
            <text:p>14:02:12.73</text:p>
          </table:table-cell>
          <table:table-cell office:value-type="float" office:value="-135" calcext:value-type="float">
            <text:p>-135</text:p>
          </table:table-cell>
          <table:table-cell table:style-name="ce2" office:value-type="float" office:value="-0.000008684226" calcext:value-type="float">
            <text:p>-8.68E-06</text:p>
          </table:table-cell>
          <table:table-cell table:style-name="ce3" table:formula="of:=[.C142]*10^9" office:value-type="float" office:value="-8684.226" calcext:value-type="float">
            <text:p>-8.68E+03</text:p>
          </table:table-cell>
          <table:table-cell table:style-name="ce3" table:formula="of:=[.$N$1]*[.D142]" office:value-type="float" office:value="-7165.16408768024" calcext:value-type="float">
            <text:p>-7.17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3.099S" calcext:value-type="time">
            <text:p>14:02:13.10</text:p>
          </table:table-cell>
          <table:table-cell office:value-type="float" office:value="-135" calcext:value-type="float">
            <text:p>-135</text:p>
          </table:table-cell>
          <table:table-cell table:style-name="ce2" office:value-type="float" office:value="-0.0000086487" calcext:value-type="float">
            <text:p>-8.65E-06</text:p>
          </table:table-cell>
          <table:table-cell table:style-name="ce3" table:formula="of:=[.C143]*10^9" office:value-type="float" office:value="-8648.7" calcext:value-type="float">
            <text:p>-8.65E+03</text:p>
          </table:table-cell>
          <table:table-cell table:style-name="ce3" table:formula="of:=[.$N$1]*[.D143]" office:value-type="float" office:value="-7135.85236555567" calcext:value-type="float">
            <text:p>-7.1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3.479S" calcext:value-type="time">
            <text:p>14:02:13.48</text:p>
          </table:table-cell>
          <table:table-cell office:value-type="float" office:value="-140" calcext:value-type="float">
            <text:p>-140</text:p>
          </table:table-cell>
          <table:table-cell table:style-name="ce2" office:value-type="float" office:value="-0.000009250872" calcext:value-type="float">
            <text:p>-9.25E-06</text:p>
          </table:table-cell>
          <table:table-cell table:style-name="ce3" table:formula="of:=[.C144]*10^9" office:value-type="float" office:value="-9250.872" calcext:value-type="float">
            <text:p>-9.25E+03</text:p>
          </table:table-cell>
          <table:table-cell table:style-name="ce3" table:formula="of:=[.$N$1]*[.D144]" office:value-type="float" office:value="-7632.69125355865" calcext:value-type="float">
            <text:p>-7.63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3.859S" calcext:value-type="time">
            <text:p>14:02:13.86</text:p>
          </table:table-cell>
          <table:table-cell office:value-type="float" office:value="-140" calcext:value-type="float">
            <text:p>-140</text:p>
          </table:table-cell>
          <table:table-cell table:style-name="ce2" office:value-type="float" office:value="-0.000009161966" calcext:value-type="float">
            <text:p>-9.16E-06</text:p>
          </table:table-cell>
          <table:table-cell table:style-name="ce3" table:formula="of:=[.C145]*10^9" office:value-type="float" office:value="-9161.966" calcext:value-type="float">
            <text:p>-9.16E+03</text:p>
          </table:table-cell>
          <table:table-cell table:style-name="ce3" table:formula="of:=[.$N$1]*[.D145]" office:value-type="float" office:value="-7559.33686614643" calcext:value-type="float">
            <text:p>-7.56E+03</text:p>
          </table:table-cell>
          <table:table-cell/>
          <table:table-cell office:value-type="float" office:value="-140" calcext:value-type="float">
            <text:p>-140</text:p>
          </table:table-cell>
          <table:table-cell table:style-name="ce3" table:formula="of:=AVERAGE([.E144:.E148])" office:value-type="float" office:value="-7516.52967270219" calcext:value-type="float">
            <text:p>-7.52E+03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101.37892521579" calcext:value-type="float">
            <text:p>101.37892521579</text:p>
          </table:table-cell>
          <table:table-cell/>
          <table:table-cell table:style-name="ce3" table:formula="of:=(MAX([.E144:.E148])-MIN([.E144:.E148]))/2" office:value-type="float" office:value="104.131035580592" calcext:value-type="float">
            <text:p>1.04E+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14.234S" calcext:value-type="time">
            <text:p>14:02:14.23</text:p>
          </table:table-cell>
          <table:table-cell office:value-type="float" office:value="-140" calcext:value-type="float">
            <text:p>-140</text:p>
          </table:table-cell>
          <table:table-cell table:style-name="ce2" office:value-type="float" office:value="-0.000009094383" calcext:value-type="float">
            <text:p>-9.09E-06</text:p>
          </table:table-cell>
          <table:table-cell table:style-name="ce3" table:formula="of:=[.C146]*10^9" office:value-type="float" office:value="-9094.383" calcext:value-type="float">
            <text:p>-9.09E+03</text:p>
          </table:table-cell>
          <table:table-cell table:style-name="ce3" table:formula="of:=[.$N$1]*[.D146]" office:value-type="float" office:value="-7503.57561758637" calcext:value-type="float">
            <text:p>-7.5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4.608S" calcext:value-type="time">
            <text:p>14:02:14.61</text:p>
          </table:table-cell>
          <table:table-cell office:value-type="float" office:value="-140" calcext:value-type="float">
            <text:p>-140</text:p>
          </table:table-cell>
          <table:table-cell table:style-name="ce2" office:value-type="float" office:value="-0.000009044739" calcext:value-type="float">
            <text:p>-9.04E-06</text:p>
          </table:table-cell>
          <table:table-cell table:style-name="ce3" table:formula="of:=[.C147]*10^9" office:value-type="float" office:value="-9044.739" calcext:value-type="float">
            <text:p>-9.04E+03</text:p>
          </table:table-cell>
          <table:table-cell table:style-name="ce3" table:formula="of:=[.$N$1]*[.D147]" office:value-type="float" office:value="-7462.61544382203" calcext:value-type="float">
            <text:p>-7.46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4.986S" calcext:value-type="time">
            <text:p>14:02:14.99</text:p>
          </table:table-cell>
          <table:table-cell office:value-type="float" office:value="-140" calcext:value-type="float">
            <text:p>-140</text:p>
          </table:table-cell>
          <table:table-cell table:style-name="ce2" office:value-type="float" office:value="-0.000008998457" calcext:value-type="float">
            <text:p>-9.00E-06</text:p>
          </table:table-cell>
          <table:table-cell table:style-name="ce3" table:formula="of:=[.C148]*10^9" office:value-type="float" office:value="-8998.457" calcext:value-type="float">
            <text:p>-9.00E+03</text:p>
          </table:table-cell>
          <table:table-cell table:style-name="ce3" table:formula="of:=[.$N$1]*[.D148]" office:value-type="float" office:value="-7424.42918239747" calcext:value-type="float">
            <text:p>-7.42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5.362S" calcext:value-type="time">
            <text:p>14:02:15.36</text:p>
          </table:table-cell>
          <table:table-cell office:value-type="float" office:value="-145" calcext:value-type="float">
            <text:p>-145</text:p>
          </table:table-cell>
          <table:table-cell table:style-name="ce2" office:value-type="float" office:value="-0.000009690808" calcext:value-type="float">
            <text:p>-9.69E-06</text:p>
          </table:table-cell>
          <table:table-cell table:style-name="ce3" table:formula="of:=[.C149]*10^9" office:value-type="float" office:value="-9690.808" calcext:value-type="float">
            <text:p>-9.69E+03</text:p>
          </table:table-cell>
          <table:table-cell table:style-name="ce3" table:formula="of:=[.$N$1]*[.D149]" office:value-type="float" office:value="-7995.67278214597" calcext:value-type="float">
            <text:p>-8.0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5.736S" calcext:value-type="time">
            <text:p>14:02:15.74</text:p>
          </table:table-cell>
          <table:table-cell office:value-type="float" office:value="-145" calcext:value-type="float">
            <text:p>-145</text:p>
          </table:table-cell>
          <table:table-cell table:style-name="ce2" office:value-type="float" office:value="-0.000009590991" calcext:value-type="float">
            <text:p>-9.59E-06</text:p>
          </table:table-cell>
          <table:table-cell table:style-name="ce3" table:formula="of:=[.C150]*10^9" office:value-type="float" office:value="-9590.991" calcext:value-type="float">
            <text:p>-9.59E+03</text:p>
          </table:table-cell>
          <table:table-cell table:style-name="ce3" table:formula="of:=[.$N$1]*[.D150]" office:value-type="float" office:value="-7913.31596833896" calcext:value-type="float">
            <text:p>-7.91E+03</text:p>
          </table:table-cell>
          <table:table-cell/>
          <table:table-cell office:value-type="float" office:value="-145" calcext:value-type="float">
            <text:p>-145</text:p>
          </table:table-cell>
          <table:table-cell table:style-name="ce3" table:formula="of:=AVERAGE([.E149:.E153])" office:value-type="float" office:value="-7864.17366075812" calcext:value-type="float">
            <text:p>-7.86E+03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113.886014509616" calcext:value-type="float">
            <text:p>113.886014509616</text:p>
          </table:table-cell>
          <table:table-cell/>
          <table:table-cell table:style-name="ce3" table:formula="of:=(MAX([.E149:.E153])-MIN([.E149:.E153]))/2" office:value-type="float" office:value="119.98160963157" calcext:value-type="float">
            <text:p>1.20E+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16.111S" calcext:value-type="time">
            <text:p>14:02:16.11</text:p>
          </table:table-cell>
          <table:table-cell office:value-type="float" office:value="-145" calcext:value-type="float">
            <text:p>-145</text:p>
          </table:table-cell>
          <table:table-cell table:style-name="ce2" office:value-type="float" office:value="-0.000009517966" calcext:value-type="float">
            <text:p>-9.52E-06</text:p>
          </table:table-cell>
          <table:table-cell table:style-name="ce3" table:formula="of:=[.C151]*10^9" office:value-type="float" office:value="-9517.966" calcext:value-type="float">
            <text:p>-9.52E+03</text:p>
          </table:table-cell>
          <table:table-cell table:style-name="ce3" table:formula="of:=[.$N$1]*[.D151]" office:value-type="float" office:value="-7853.06464513493" calcext:value-type="float">
            <text:p>-7.85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6.486S" calcext:value-type="time">
            <text:p>14:02:16.49</text:p>
          </table:table-cell>
          <table:table-cell office:value-type="float" office:value="-145" calcext:value-type="float">
            <text:p>-145</text:p>
          </table:table-cell>
          <table:table-cell table:style-name="ce2" office:value-type="float" office:value="-0.000009457415" calcext:value-type="float">
            <text:p>-9.46E-06</text:p>
          </table:table-cell>
          <table:table-cell table:style-name="ce3" table:formula="of:=[.C152]*10^9" office:value-type="float" office:value="-9457.415" calcext:value-type="float">
            <text:p>-9.46E+03</text:p>
          </table:table-cell>
          <table:table-cell table:style-name="ce3" table:formula="of:=[.$N$1]*[.D152]" office:value-type="float" office:value="-7803.10534528792" calcext:value-type="float">
            <text:p>-7.80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6.861S" calcext:value-type="time">
            <text:p>14:02:16.86</text:p>
          </table:table-cell>
          <table:table-cell office:value-type="float" office:value="-145" calcext:value-type="float">
            <text:p>-145</text:p>
          </table:table-cell>
          <table:table-cell table:style-name="ce2" office:value-type="float" office:value="-0.000009399971" calcext:value-type="float">
            <text:p>-9.40E-06</text:p>
          </table:table-cell>
          <table:table-cell table:style-name="ce3" table:formula="of:=[.C153]*10^9" office:value-type="float" office:value="-9399.971" calcext:value-type="float">
            <text:p>-9.40E+03</text:p>
          </table:table-cell>
          <table:table-cell table:style-name="ce3" table:formula="of:=[.$N$1]*[.D153]" office:value-type="float" office:value="-7755.70956288283" calcext:value-type="float">
            <text:p>-7.76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7.233S" calcext:value-type="time">
            <text:p>14:02:17.23</text:p>
          </table:table-cell>
          <table:table-cell office:value-type="float" office:value="-150" calcext:value-type="float">
            <text:p>-150</text:p>
          </table:table-cell>
          <table:table-cell table:style-name="ce2" office:value-type="float" office:value="-0.00001018825" calcext:value-type="float">
            <text:p>-1.02E-05</text:p>
          </table:table-cell>
          <table:table-cell table:style-name="ce3" table:formula="of:=[.C154]*10^9" office:value-type="float" office:value="-10188.25" calcext:value-type="float">
            <text:p>-1.02E+04</text:p>
          </table:table-cell>
          <table:table-cell table:style-name="ce3" table:formula="of:=[.$N$1]*[.D154]" office:value-type="float" office:value="-8406.10124797629" calcext:value-type="float">
            <text:p>-8.41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7.604S" calcext:value-type="time">
            <text:p>14:02:17.60</text:p>
          </table:table-cell>
          <table:table-cell office:value-type="float" office:value="-150" calcext:value-type="float">
            <text:p>-150</text:p>
          </table:table-cell>
          <table:table-cell table:style-name="ce2" office:value-type="float" office:value="-0.00001007995" calcext:value-type="float">
            <text:p>-1.01E-05</text:p>
          </table:table-cell>
          <table:table-cell table:style-name="ce3" table:formula="of:=[.C155]*10^9" office:value-type="float" office:value="-10079.95" calcext:value-type="float">
            <text:p>-1.01E+04</text:p>
          </table:table-cell>
          <table:table-cell table:style-name="ce3" table:formula="of:=[.$N$1]*[.D155]" office:value-type="float" office:value="-8316.74529723344" calcext:value-type="float">
            <text:p>-8.32E+03</text:p>
          </table:table-cell>
          <table:table-cell/>
          <table:table-cell office:value-type="float" office:value="-150" calcext:value-type="float">
            <text:p>-150</text:p>
          </table:table-cell>
          <table:table-cell table:style-name="ce3" table:formula="of:=AVERAGE([.E154:.E158])" office:value-type="float" office:value="-8255.84661780639" calcext:value-type="float">
            <text:p>-8.26E+03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128.906428744316" calcext:value-type="float">
            <text:p>128.906428744316</text:p>
          </table:table-cell>
          <table:table-cell/>
          <table:table-cell table:style-name="ce3" table:formula="of:=(MAX([.E154:.E158])-MIN([.E154:.E158]))/2" office:value-type="float" office:value="138.842480878166" calcext:value-type="float">
            <text:p>1.39E+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17.975S" calcext:value-type="time">
            <text:p>14:02:17.98</text:p>
          </table:table-cell>
          <table:table-cell office:value-type="float" office:value="-150" calcext:value-type="float">
            <text:p>-150</text:p>
          </table:table-cell>
          <table:table-cell table:style-name="ce2" office:value-type="float" office:value="-0.000009992089" calcext:value-type="float">
            <text:p>-9.99E-06</text:p>
          </table:table-cell>
          <table:table-cell table:style-name="ce3" table:formula="of:=[.C156]*10^9" office:value-type="float" office:value="-9992.089" calcext:value-type="float">
            <text:p>-9.99E+03</text:p>
          </table:table-cell>
          <table:table-cell table:style-name="ce3" table:formula="of:=[.$N$1]*[.D156]" office:value-type="float" office:value="-8244.25311636348" calcext:value-type="float">
            <text:p>-8.2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8.351S" calcext:value-type="time">
            <text:p>14:02:18.35</text:p>
          </table:table-cell>
          <table:table-cell office:value-type="float" office:value="-150" calcext:value-type="float">
            <text:p>-150</text:p>
          </table:table-cell>
          <table:table-cell table:style-name="ce2" office:value-type="float" office:value="-0.000009918719" calcext:value-type="float">
            <text:p>-9.92E-06</text:p>
          </table:table-cell>
          <table:table-cell table:style-name="ce3" table:formula="of:=[.C157]*10^9" office:value-type="float" office:value="-9918.719" calcext:value-type="float">
            <text:p>-9.92E+03</text:p>
          </table:table-cell>
          <table:table-cell table:style-name="ce3" table:formula="of:=[.$N$1]*[.D157]" office:value-type="float" office:value="-8183.7171412388" calcext:value-type="float">
            <text:p>-8.18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8.727S" calcext:value-type="time">
            <text:p>14:02:18.73</text:p>
          </table:table-cell>
          <table:table-cell office:value-type="float" office:value="-150" calcext:value-type="float">
            <text:p>-150</text:p>
          </table:table-cell>
          <table:table-cell table:style-name="ce2" office:value-type="float" office:value="-0.000009851694" calcext:value-type="float">
            <text:p>-9.85E-06</text:p>
          </table:table-cell>
          <table:table-cell table:style-name="ce3" table:formula="of:=[.C158]*10^9" office:value-type="float" office:value="-9851.694" calcext:value-type="float">
            <text:p>-9.85E+03</text:p>
          </table:table-cell>
          <table:table-cell table:style-name="ce3" table:formula="of:=[.$N$1]*[.D158]" office:value-type="float" office:value="-8128.41628621996" calcext:value-type="float">
            <text:p>-8.13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9.134S" calcext:value-type="time">
            <text:p>14:02:19.13</text:p>
          </table:table-cell>
          <table:table-cell office:value-type="float" office:value="-155" calcext:value-type="float">
            <text:p>-155</text:p>
          </table:table-cell>
          <table:table-cell table:style-name="ce2" office:value-type="float" office:value="-0.00001071085" calcext:value-type="float">
            <text:p>-1.07E-05</text:p>
          </table:table-cell>
          <table:table-cell table:style-name="ce3" table:formula="of:=[.C159]*10^9" office:value-type="float" office:value="-10710.85" calcext:value-type="float">
            <text:p>-1.07E+04</text:p>
          </table:table-cell>
          <table:table-cell table:style-name="ce3" table:formula="of:=[.$N$1]*[.D159]" office:value-type="float" office:value="-8837.28702690716" calcext:value-type="float">
            <text:p>-8.8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19.538S" calcext:value-type="time">
            <text:p>14:02:19.54</text:p>
          </table:table-cell>
          <table:table-cell office:value-type="float" office:value="-155" calcext:value-type="float">
            <text:p>-155</text:p>
          </table:table-cell>
          <table:table-cell table:style-name="ce2" office:value-type="float" office:value="-0.00001058648" calcext:value-type="float">
            <text:p>-1.06E-05</text:p>
          </table:table-cell>
          <table:table-cell table:style-name="ce3" table:formula="of:=[.C160]*10^9" office:value-type="float" office:value="-10586.48" calcext:value-type="float">
            <text:p>-1.06E+04</text:p>
          </table:table-cell>
          <table:table-cell table:style-name="ce3" table:formula="of:=[.$N$1]*[.D160]" office:value-type="float" office:value="-8734.67207220829" calcext:value-type="float">
            <text:p>-8.73E+03</text:p>
          </table:table-cell>
          <table:table-cell/>
          <table:table-cell office:value-type="float" office:value="-155" calcext:value-type="float">
            <text:p>-155</text:p>
          </table:table-cell>
          <table:table-cell table:style-name="ce3" table:formula="of:=AVERAGE([.E159:.E163])" office:value-type="float" office:value="-8669.73018039878" calcext:value-type="float">
            <text:p>-8.67E+03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141.404511003587" calcext:value-type="float">
            <text:p>141.404511003587</text:p>
          </table:table-cell>
          <table:table-cell/>
          <table:table-cell table:style-name="ce3" table:formula="of:=(MAX([.E159:.E163])-MIN([.E159:.E163]))/2" office:value-type="float" office:value="153.988438290781" calcext:value-type="float">
            <text:p>1.54E+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19.908S" calcext:value-type="time">
            <text:p>14:02:19.91</text:p>
          </table:table-cell>
          <table:table-cell office:value-type="float" office:value="-155" calcext:value-type="float">
            <text:p>-155</text:p>
          </table:table-cell>
          <table:table-cell table:style-name="ce2" office:value-type="float" office:value="-0.00001049342" calcext:value-type="float">
            <text:p>-1.05E-05</text:p>
          </table:table-cell>
          <table:table-cell table:style-name="ce3" table:formula="of:=[.C161]*10^9" office:value-type="float" office:value="-10493.42" calcext:value-type="float">
            <text:p>-1.05E+04</text:p>
          </table:table-cell>
          <table:table-cell table:style-name="ce3" table:formula="of:=[.$N$1]*[.D161]" office:value-type="float" office:value="-8657.89031065584" calcext:value-type="float">
            <text:p>-8.66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0.282S" calcext:value-type="time">
            <text:p>14:02:20.28</text:p>
          </table:table-cell>
          <table:table-cell office:value-type="float" office:value="-155" calcext:value-type="float">
            <text:p>-155</text:p>
          </table:table-cell>
          <table:table-cell table:style-name="ce2" office:value-type="float" office:value="-0.00001041052" calcext:value-type="float">
            <text:p>-1.04E-05</text:p>
          </table:table-cell>
          <table:table-cell table:style-name="ce3" table:formula="of:=[.C162]*10^9" office:value-type="float" office:value="-10410.52" calcext:value-type="float">
            <text:p>-1.04E+04</text:p>
          </table:table-cell>
          <table:table-cell table:style-name="ce3" table:formula="of:=[.$N$1]*[.D162]" office:value-type="float" office:value="-8589.491341897" calcext:value-type="float">
            <text:p>-8.59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0.657S" calcext:value-type="time">
            <text:p>14:02:20.66</text:p>
          </table:table-cell>
          <table:table-cell office:value-type="float" office:value="-155" calcext:value-type="float">
            <text:p>-155</text:p>
          </table:table-cell>
          <table:table-cell table:style-name="ce2" office:value-type="float" office:value="-0.00001033758" calcext:value-type="float">
            <text:p>-1.03E-05</text:p>
          </table:table-cell>
          <table:table-cell table:style-name="ce3" table:formula="of:=[.C163]*10^9" office:value-type="float" office:value="-10337.58" calcext:value-type="float">
            <text:p>-1.03E+04</text:p>
          </table:table-cell>
          <table:table-cell table:style-name="ce3" table:formula="of:=[.$N$1]*[.D163]" office:value-type="float" office:value="-8529.3101503256" calcext:value-type="float">
            <text:p>-8.53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1.029S" calcext:value-type="time">
            <text:p>14:02:21.03</text:p>
          </table:table-cell>
          <table:table-cell office:value-type="float" office:value="-160" calcext:value-type="float">
            <text:p>-160</text:p>
          </table:table-cell>
          <table:table-cell table:style-name="ce2" office:value-type="float" office:value="-0.00001130033" calcext:value-type="float">
            <text:p>-1.13E-05</text:p>
          </table:table-cell>
          <table:table-cell table:style-name="ce3" table:formula="of:=[.C164]*10^9" office:value-type="float" office:value="-11300.33" calcext:value-type="float">
            <text:p>-1.13E+04</text:p>
          </table:table-cell>
          <table:table-cell table:style-name="ce3" table:formula="of:=[.$N$1]*[.D164]" office:value-type="float" office:value="-9323.65402454238" calcext:value-type="float">
            <text:p>-9.32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1.399S" calcext:value-type="time">
            <text:p>14:02:21.40</text:p>
          </table:table-cell>
          <table:table-cell office:value-type="float" office:value="-160" calcext:value-type="float">
            <text:p>-160</text:p>
          </table:table-cell>
          <table:table-cell table:style-name="ce2" office:value-type="float" office:value="-0.00001117121" calcext:value-type="float">
            <text:p>-1.12E-05</text:p>
          </table:table-cell>
          <table:table-cell table:style-name="ce3" table:formula="of:=[.C165]*10^9" office:value-type="float" office:value="-11171.21" calcext:value-type="float">
            <text:p>-1.12E+04</text:p>
          </table:table-cell>
          <table:table-cell table:style-name="ce3" table:formula="of:=[.$N$1]*[.D165]" office:value-type="float" office:value="-9217.11994919689" calcext:value-type="float">
            <text:p>-9.22E+03</text:p>
          </table:table-cell>
          <table:table-cell/>
          <table:table-cell office:value-type="float" office:value="-160" calcext:value-type="float">
            <text:p>-160</text:p>
          </table:table-cell>
          <table:table-cell table:style-name="ce3" table:formula="of:=AVERAGE([.E164:.E168])" office:value-type="float" office:value="-9143.18800716306" calcext:value-type="float">
            <text:p>-9.14E+03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153.827651891586" calcext:value-type="float">
            <text:p>153.827651891586</text:p>
          </table:table-cell>
          <table:table-cell/>
          <table:table-cell table:style-name="ce3" table:formula="of:=(MAX([.E164:.E168])-MIN([.E164:.E168]))/2" office:value-type="float" office:value="168.716081141751" calcext:value-type="float">
            <text:p>1.69E+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21.775S" calcext:value-type="time">
            <text:p>14:02:21.78</text:p>
          </table:table-cell>
          <table:table-cell office:value-type="float" office:value="-160" calcext:value-type="float">
            <text:p>-160</text:p>
          </table:table-cell>
          <table:table-cell table:style-name="ce2" office:value-type="float" office:value="-0.00001107033" calcext:value-type="float">
            <text:p>-1.11E-05</text:p>
          </table:table-cell>
          <table:table-cell table:style-name="ce3" table:formula="of:=[.C166]*10^9" office:value-type="float" office:value="-11070.33" calcext:value-type="float">
            <text:p>-1.11E+04</text:p>
          </table:table-cell>
          <table:table-cell table:style-name="ce3" table:formula="of:=[.$N$1]*[.D166]" office:value-type="float" office:value="-9133.88607744307" calcext:value-type="float">
            <text:p>-9.13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2.15S" calcext:value-type="time">
            <text:p>14:02:22.15</text:p>
          </table:table-cell>
          <table:table-cell office:value-type="float" office:value="-160" calcext:value-type="float">
            <text:p>-160</text:p>
          </table:table-cell>
          <table:table-cell table:style-name="ce2" office:value-type="float" office:value="-0.00001097479" calcext:value-type="float">
            <text:p>-1.10E-05</text:p>
          </table:table-cell>
          <table:table-cell table:style-name="ce3" table:formula="of:=[.C167]*10^9" office:value-type="float" office:value="-10974.79" calcext:value-type="float">
            <text:p>-1.10E+04</text:p>
          </table:table-cell>
          <table:table-cell table:style-name="ce3" table:formula="of:=[.$N$1]*[.D167]" office:value-type="float" office:value="-9055.05812237408" calcext:value-type="float">
            <text:p>-9.06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2.522S" calcext:value-type="time">
            <text:p>14:02:22.52</text:p>
          </table:table-cell>
          <table:table-cell office:value-type="float" office:value="-160" calcext:value-type="float">
            <text:p>-160</text:p>
          </table:table-cell>
          <table:table-cell table:style-name="ce2" office:value-type="float" office:value="-0.00001089136" calcext:value-type="float">
            <text:p>-1.09E-05</text:p>
          </table:table-cell>
          <table:table-cell table:style-name="ce3" table:formula="of:=[.C168]*10^9" office:value-type="float" office:value="-10891.36" calcext:value-type="float">
            <text:p>-1.09E+04</text:p>
          </table:table-cell>
          <table:table-cell table:style-name="ce3" table:formula="of:=[.$N$1]*[.D168]" office:value-type="float" office:value="-8986.22186225888" calcext:value-type="float">
            <text:p>-8.99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2.898S" calcext:value-type="time">
            <text:p>14:02:22.90</text:p>
          </table:table-cell>
          <table:table-cell office:value-type="float" office:value="-165" calcext:value-type="float">
            <text:p>-165</text:p>
          </table:table-cell>
          <table:table-cell table:style-name="ce2" office:value-type="float" office:value="-0.00001194581" calcext:value-type="float">
            <text:p>-1.19E-05</text:p>
          </table:table-cell>
          <table:table-cell table:style-name="ce3" table:formula="of:=[.C169]*10^9" office:value-type="float" office:value="-11945.81" calcext:value-type="float">
            <text:p>-1.19E+04</text:p>
          </table:table-cell>
          <table:table-cell table:style-name="ce3" table:formula="of:=[.$N$1]*[.D169]" office:value-type="float" office:value="-9856.22539190613" calcext:value-type="float">
            <text:p>-9.86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3.273S" calcext:value-type="time">
            <text:p>14:02:23.27</text:p>
          </table:table-cell>
          <table:table-cell office:value-type="float" office:value="-165" calcext:value-type="float">
            <text:p>-165</text:p>
          </table:table-cell>
          <table:table-cell table:style-name="ce2" office:value-type="float" office:value="-0.00001180063" calcext:value-type="float">
            <text:p>-1.18E-05</text:p>
          </table:table-cell>
          <table:table-cell table:style-name="ce3" table:formula="of:=[.C170]*10^9" office:value-type="float" office:value="-11800.63" calcext:value-type="float">
            <text:p>-1.18E+04</text:p>
          </table:table-cell>
          <table:table-cell table:style-name="ce3" table:formula="of:=[.$N$1]*[.D170]" office:value-type="float" office:value="-9736.44056338493" calcext:value-type="float">
            <text:p>-9.74E+03</text:p>
          </table:table-cell>
          <table:table-cell/>
          <table:table-cell office:value-type="float" office:value="-165" calcext:value-type="float">
            <text:p>-165</text:p>
          </table:table-cell>
          <table:table-cell table:style-name="ce3" table:formula="of:=AVERAGE([.E169:.E173])" office:value-type="float" office:value="-9653.14068538864" calcext:value-type="float">
            <text:p>-9.65E+03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171.0643076429" calcext:value-type="float">
            <text:p>171.0643076429</text:p>
          </table:table-cell>
          <table:table-cell/>
          <table:table-cell table:style-name="ce3" table:formula="of:=(MAX([.E169:.E173])-MIN([.E169:.E173]))/2" office:value-type="float" office:value="189.656561565143" calcext:value-type="float">
            <text:p>1.90E+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23.645S" calcext:value-type="time">
            <text:p>14:02:23.65</text:p>
          </table:table-cell>
          <table:table-cell office:value-type="float" office:value="-165" calcext:value-type="float">
            <text:p>-165</text:p>
          </table:table-cell>
          <table:table-cell table:style-name="ce2" office:value-type="float" office:value="-0.00001168829" calcext:value-type="float">
            <text:p>-1.17E-05</text:p>
          </table:table-cell>
          <table:table-cell table:style-name="ce3" table:formula="of:=[.C171]*10^9" office:value-type="float" office:value="-11688.29" calcext:value-type="float">
            <text:p>-1.17E+04</text:p>
          </table:table-cell>
          <table:table-cell table:style-name="ce3" table:formula="of:=[.$N$1]*[.D171]" office:value-type="float" office:value="-9643.75129739738" calcext:value-type="float">
            <text:p>-9.64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4.015S" calcext:value-type="time">
            <text:p>14:02:24.02</text:p>
          </table:table-cell>
          <table:table-cell office:value-type="float" office:value="-165" calcext:value-type="float">
            <text:p>-165</text:p>
          </table:table-cell>
          <table:table-cell table:style-name="ce2" office:value-type="float" office:value="-0.00001157754" calcext:value-type="float">
            <text:p>-1.16E-05</text:p>
          </table:table-cell>
          <table:table-cell table:style-name="ce3" table:formula="of:=[.C172]*10^9" office:value-type="float" office:value="-11577.54" calcext:value-type="float">
            <text:p>-1.16E+04</text:p>
          </table:table-cell>
          <table:table-cell table:style-name="ce3" table:formula="of:=[.$N$1]*[.D172]" office:value-type="float" office:value="-9552.3739054789" calcext:value-type="float">
            <text:p>-9.55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4.39S" calcext:value-type="time">
            <text:p>14:02:24.39</text:p>
          </table:table-cell>
          <table:table-cell office:value-type="float" office:value="-165" calcext:value-type="float">
            <text:p>-165</text:p>
          </table:table-cell>
          <table:table-cell table:style-name="ce2" office:value-type="float" office:value="-0.00001148608" calcext:value-type="float">
            <text:p>-1.15E-05</text:p>
          </table:table-cell>
          <table:table-cell table:style-name="ce3" table:formula="of:=[.C173]*10^9" office:value-type="float" office:value="-11486.08" calcext:value-type="float">
            <text:p>-1.15E+04</text:p>
          </table:table-cell>
          <table:table-cell table:style-name="ce3" table:formula="of:=[.$N$1]*[.D173]" office:value-type="float" office:value="-9476.91226877585" calcext:value-type="float">
            <text:p>-9.48E+03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4.77S" calcext:value-type="time">
            <text:p>14:02:24.77</text:p>
          </table:table-cell>
          <table:table-cell office:value-type="float" office:value="-170" calcext:value-type="float">
            <text:p>-170</text:p>
          </table:table-cell>
          <table:table-cell table:style-name="ce2" office:value-type="float" office:value="-0.00001262625" calcext:value-type="float">
            <text:p>-1.26E-05</text:p>
          </table:table-cell>
          <table:table-cell table:style-name="ce3" table:formula="of:=[.C174]*10^9" office:value-type="float" office:value="-12626.25" calcext:value-type="float">
            <text:p>-1.26E+04</text:p>
          </table:table-cell>
          <table:table-cell table:style-name="ce3" table:formula="of:=[.$N$1]*[.D174]" office:value-type="float" office:value="-10417.641487229" calcext:value-type="float">
            <text:p>-1.04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5.149S" calcext:value-type="time">
            <text:p>14:02:25.15</text:p>
          </table:table-cell>
          <table:table-cell office:value-type="float" office:value="-170" calcext:value-type="float">
            <text:p>-170</text:p>
          </table:table-cell>
          <table:table-cell table:style-name="ce2" office:value-type="float" office:value="-0.00001247696" calcext:value-type="float">
            <text:p>-1.25E-05</text:p>
          </table:table-cell>
          <table:table-cell table:style-name="ce3" table:formula="of:=[.C175]*10^9" office:value-type="float" office:value="-12476.96" calcext:value-type="float">
            <text:p>-1.25E+04</text:p>
          </table:table-cell>
          <table:table-cell table:style-name="ce3" table:formula="of:=[.$N$1]*[.D175]" office:value-type="float" office:value="-10294.4655880009" calcext:value-type="float">
            <text:p>-1.03E+04</text:p>
          </table:table-cell>
          <table:table-cell/>
          <table:table-cell office:value-type="float" office:value="-170" calcext:value-type="float">
            <text:p>-170</text:p>
          </table:table-cell>
          <table:table-cell table:style-name="ce3" table:formula="of:=AVERAGE([.E174:.E178])" office:value-type="float" office:value="-10205.2565011476" calcext:value-type="float">
            <text:p>-1.02E+04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178.791238773368" calcext:value-type="float">
            <text:p>178.791238773368</text:p>
          </table:table-cell>
          <table:table-cell/>
          <table:table-cell table:style-name="ce3" table:formula="of:=(MAX([.E174:.E178])-MIN([.E174:.E178]))/2" office:value-type="float" office:value="197.775329388869" calcext:value-type="float">
            <text:p>1.98E+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25.521S" calcext:value-type="time">
            <text:p>14:02:25.52</text:p>
          </table:table-cell>
          <table:table-cell office:value-type="float" office:value="-170" calcext:value-type="float">
            <text:p>-170</text:p>
          </table:table-cell>
          <table:table-cell table:style-name="ce2" office:value-type="float" office:value="-0.00001235158" calcext:value-type="float">
            <text:p>-1.24E-05</text:p>
          </table:table-cell>
          <table:table-cell table:style-name="ce3" table:formula="of:=[.C176]*10^9" office:value-type="float" office:value="-12351.58" calcext:value-type="float">
            <text:p>-1.24E+04</text:p>
          </table:table-cell>
          <table:table-cell table:style-name="ce3" table:formula="of:=[.$N$1]*[.D176]" office:value-type="float" office:value="-10191.0173044909" calcext:value-type="float">
            <text:p>-1.02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5.891S" calcext:value-type="time">
            <text:p>14:02:25.89</text:p>
          </table:table-cell>
          <table:table-cell office:value-type="float" office:value="-170" calcext:value-type="float">
            <text:p>-170</text:p>
          </table:table-cell>
          <table:table-cell table:style-name="ce2" office:value-type="float" office:value="-0.00001224256" calcext:value-type="float">
            <text:p>-1.22E-05</text:p>
          </table:table-cell>
          <table:table-cell table:style-name="ce3" table:formula="of:=[.C177]*10^9" office:value-type="float" office:value="-12242.56" calcext:value-type="float">
            <text:p>-1.22E+04</text:p>
          </table:table-cell>
          <table:table-cell table:style-name="ce3" table:formula="of:=[.$N$1]*[.D177]" office:value-type="float" office:value="-10101.0672975658" calcext:value-type="float">
            <text:p>-1.01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6.265S" calcext:value-type="time">
            <text:p>14:02:26.27</text:p>
          </table:table-cell>
          <table:table-cell office:value-type="float" office:value="-170" calcext:value-type="float">
            <text:p>-170</text:p>
          </table:table-cell>
          <table:table-cell table:style-name="ce2" office:value-type="float" office:value="-0.00001214684" calcext:value-type="float">
            <text:p>-1.21E-05</text:p>
          </table:table-cell>
          <table:table-cell table:style-name="ce3" table:formula="of:=[.C178]*10^9" office:value-type="float" office:value="-12146.84" calcext:value-type="float">
            <text:p>-1.21E+04</text:p>
          </table:table-cell>
          <table:table-cell table:style-name="ce3" table:formula="of:=[.$N$1]*[.D178]" office:value-type="float" office:value="-10022.0908284512" calcext:value-type="float">
            <text:p>-1.00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6.64S" calcext:value-type="time">
            <text:p>14:02:26.64</text:p>
          </table:table-cell>
          <table:table-cell office:value-type="float" office:value="-175" calcext:value-type="float">
            <text:p>-175</text:p>
          </table:table-cell>
          <table:table-cell table:style-name="ce2" office:value-type="float" office:value="-0.00001339452" calcext:value-type="float">
            <text:p>-1.34E-05</text:p>
          </table:table-cell>
          <table:table-cell table:style-name="ce3" table:formula="of:=[.C179]*10^9" office:value-type="float" office:value="-13394.52" calcext:value-type="float">
            <text:p>-1.34E+04</text:p>
          </table:table-cell>
          <table:table-cell table:style-name="ce3" table:formula="of:=[.$N$1]*[.D179]" office:value-type="float" office:value="-11051.5241860028" calcext:value-type="float">
            <text:p>-1.11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7.011S" calcext:value-type="time">
            <text:p>14:02:27.01</text:p>
          </table:table-cell>
          <table:table-cell office:value-type="float" office:value="-175" calcext:value-type="float">
            <text:p>-175</text:p>
          </table:table-cell>
          <table:table-cell table:style-name="ce2" office:value-type="float" office:value="-0.00001322784" calcext:value-type="float">
            <text:p>-1.32E-05</text:p>
          </table:table-cell>
          <table:table-cell table:style-name="ce3" table:formula="of:=[.C180]*10^9" office:value-type="float" office:value="-13227.84" calcext:value-type="float">
            <text:p>-1.32E+04</text:p>
          </table:table-cell>
          <table:table-cell table:style-name="ce3" table:formula="of:=[.$N$1]*[.D180]" office:value-type="float" office:value="-10914.000179818" calcext:value-type="float">
            <text:p>-1.09E+04</text:p>
          </table:table-cell>
          <table:table-cell/>
          <table:table-cell office:value-type="float" office:value="-175" calcext:value-type="float">
            <text:p>-175</text:p>
          </table:table-cell>
          <table:table-cell table:style-name="ce3" table:formula="of:=AVERAGE([.E179:.E183])" office:value-type="float" office:value="-10812.9825761869" calcext:value-type="float">
            <text:p>-1.08E+04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199.702260261034" calcext:value-type="float">
            <text:p>199.702260261034</text:p>
          </table:table-cell>
          <table:table-cell/>
          <table:table-cell table:style-name="ce3" table:formula="of:=(MAX([.E179:.E183])-MIN([.E179:.E183]))/2" office:value-type="float" office:value="223.113475716783" calcext:value-type="float">
            <text:p>2.23E+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27.38S" calcext:value-type="time">
            <text:p>14:02:27.38</text:p>
          </table:table-cell>
          <table:table-cell office:value-type="float" office:value="-175" calcext:value-type="float">
            <text:p>-175</text:p>
          </table:table-cell>
          <table:table-cell table:style-name="ce2" office:value-type="float" office:value="-0.00001308294" calcext:value-type="float">
            <text:p>-1.31E-05</text:p>
          </table:table-cell>
          <table:table-cell table:style-name="ce3" table:formula="of:=[.C181]*10^9" office:value-type="float" office:value="-13082.94" calcext:value-type="float">
            <text:p>-1.31E+04</text:p>
          </table:table-cell>
          <table:table-cell table:style-name="ce3" table:formula="of:=[.$N$1]*[.D181]" office:value-type="float" office:value="-10794.4463731454" calcext:value-type="float">
            <text:p>-1.08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7.75S" calcext:value-type="time">
            <text:p>14:02:27.75</text:p>
          </table:table-cell>
          <table:table-cell office:value-type="float" office:value="-175" calcext:value-type="float">
            <text:p>-175</text:p>
          </table:table-cell>
          <table:table-cell table:style-name="ce2" office:value-type="float" office:value="-0.00001296804" calcext:value-type="float">
            <text:p>-1.30E-05</text:p>
          </table:table-cell>
          <table:table-cell table:style-name="ce3" table:formula="of:=[.C182]*10^9" office:value-type="float" office:value="-12968.04" calcext:value-type="float">
            <text:p>-1.30E+04</text:p>
          </table:table-cell>
          <table:table-cell table:style-name="ce3" table:formula="of:=[.$N$1]*[.D182]" office:value-type="float" office:value="-10699.6449073989" calcext:value-type="float">
            <text:p>-1.07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8.12S" calcext:value-type="time">
            <text:p>14:02:28.12</text:p>
          </table:table-cell>
          <table:table-cell office:value-type="float" office:value="-175" calcext:value-type="float">
            <text:p>-175</text:p>
          </table:table-cell>
          <table:table-cell table:style-name="ce2" office:value-type="float" office:value="-0.00001285369" calcext:value-type="float">
            <text:p>-1.29E-05</text:p>
          </table:table-cell>
          <table:table-cell table:style-name="ce3" table:formula="of:=[.C183]*10^9" office:value-type="float" office:value="-12853.69" calcext:value-type="float">
            <text:p>-1.29E+04</text:p>
          </table:table-cell>
          <table:table-cell table:style-name="ce3" table:formula="of:=[.$N$1]*[.D183]" office:value-type="float" office:value="-10605.2972345693" calcext:value-type="float">
            <text:p>-1.06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8.491S" calcext:value-type="time">
            <text:p>14:02:28.49</text:p>
          </table:table-cell>
          <table:table-cell office:value-type="float" office:value="-180" calcext:value-type="float">
            <text:p>-180</text:p>
          </table:table-cell>
          <table:table-cell table:style-name="ce2" office:value-type="float" office:value="-0.00001419609" calcext:value-type="float">
            <text:p>-1.42E-05</text:p>
          </table:table-cell>
          <table:table-cell table:style-name="ce3" table:formula="of:=[.C184]*10^9" office:value-type="float" office:value="-14196.09" calcext:value-type="float">
            <text:p>-1.42E+04</text:p>
          </table:table-cell>
          <table:table-cell table:style-name="ce3" table:formula="of:=[.$N$1]*[.D184]" office:value-type="float" office:value="-11712.8819832046" calcext:value-type="float">
            <text:p>-1.17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8.866S" calcext:value-type="time">
            <text:p>14:02:28.87</text:p>
          </table:table-cell>
          <table:table-cell office:value-type="float" office:value="-180" calcext:value-type="float">
            <text:p>-180</text:p>
          </table:table-cell>
          <table:table-cell table:style-name="ce2" office:value-type="float" office:value="-0.00001401997" calcext:value-type="float">
            <text:p>-1.40E-05</text:p>
          </table:table-cell>
          <table:table-cell table:style-name="ce3" table:formula="of:=[.C185]*10^9" office:value-type="float" office:value="-14019.97" calcext:value-type="float">
            <text:p>-1.40E+04</text:p>
          </table:table-cell>
          <table:table-cell table:style-name="ce3" table:formula="of:=[.$N$1]*[.D185]" office:value-type="float" office:value="-11567.5692404083" calcext:value-type="float">
            <text:p>-1.16E+04</text:p>
          </table:table-cell>
          <table:table-cell/>
          <table:table-cell office:value-type="float" office:value="-180" calcext:value-type="float">
            <text:p>-180</text:p>
          </table:table-cell>
          <table:table-cell table:style-name="ce3" table:formula="of:=AVERAGE([.E184:.E188])" office:value-type="float" office:value="-11454.6622623524" calcext:value-type="float">
            <text:p>-1.15E+04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216.809091045375" calcext:value-type="float">
            <text:p>216.809091045375</text:p>
          </table:table-cell>
          <table:table-cell/>
          <table:table-cell table:style-name="ce3" table:formula="of:=(MAX([.E184:.E188])-MIN([.E184:.E188]))/2" office:value-type="float" office:value="243.249505060082" calcext:value-type="float">
            <text:p>2.43E+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29.241S" calcext:value-type="time">
            <text:p>14:02:29.24</text:p>
          </table:table-cell>
          <table:table-cell office:value-type="float" office:value="-180" calcext:value-type="float">
            <text:p>-180</text:p>
          </table:table-cell>
          <table:table-cell table:style-name="ce2" office:value-type="float" office:value="-0.00001386427" calcext:value-type="float">
            <text:p>-1.39E-05</text:p>
          </table:table-cell>
          <table:table-cell table:style-name="ce3" table:formula="of:=[.C186]*10^9" office:value-type="float" office:value="-13864.27" calcext:value-type="float">
            <text:p>-1.39E+04</text:p>
          </table:table-cell>
          <table:table-cell table:style-name="ce3" table:formula="of:=[.$N$1]*[.D186]" office:value-type="float" office:value="-11439.1045910024" calcext:value-type="float">
            <text:p>-1.14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9.613S" calcext:value-type="time">
            <text:p>14:02:29.61</text:p>
          </table:table-cell>
          <table:table-cell office:value-type="float" office:value="-180" calcext:value-type="float">
            <text:p>-180</text:p>
          </table:table-cell>
          <table:table-cell table:style-name="ce2" office:value-type="float" office:value="-0.00001372885" calcext:value-type="float">
            <text:p>-1.37E-05</text:p>
          </table:table-cell>
          <table:table-cell table:style-name="ce3" table:formula="of:=[.C187]*10^9" office:value-type="float" office:value="-13728.85" calcext:value-type="float">
            <text:p>-1.37E+04</text:p>
          </table:table-cell>
          <table:table-cell table:style-name="ce3" table:formula="of:=[.$N$1]*[.D187]" office:value-type="float" office:value="-11327.3725240625" calcext:value-type="float">
            <text:p>-1.13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29.987S" calcext:value-type="time">
            <text:p>14:02:29.99</text:p>
          </table:table-cell>
          <table:table-cell office:value-type="float" office:value="-180" calcext:value-type="float">
            <text:p>-180</text:p>
          </table:table-cell>
          <table:table-cell table:style-name="ce2" office:value-type="float" office:value="-0.00001360645" calcext:value-type="float">
            <text:p>-1.36E-05</text:p>
          </table:table-cell>
          <table:table-cell table:style-name="ce3" table:formula="of:=[.C188]*10^9" office:value-type="float" office:value="-13606.45" calcext:value-type="float">
            <text:p>-1.36E+04</text:p>
          </table:table-cell>
          <table:table-cell table:style-name="ce3" table:formula="of:=[.$N$1]*[.D188]" office:value-type="float" office:value="-11226.3829730844" calcext:value-type="float">
            <text:p>-1.12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0.362S" calcext:value-type="time">
            <text:p>14:02:30.36</text:p>
          </table:table-cell>
          <table:table-cell office:value-type="float" office:value="-185" calcext:value-type="float">
            <text:p>-185</text:p>
          </table:table-cell>
          <table:table-cell table:style-name="ce2" office:value-type="float" office:value="-0.00001504277" calcext:value-type="float">
            <text:p>-1.50E-05</text:p>
          </table:table-cell>
          <table:table-cell table:style-name="ce3" table:formula="of:=[.C189]*10^9" office:value-type="float" office:value="-15042.77" calcext:value-type="float">
            <text:p>-1.50E+04</text:p>
          </table:table-cell>
          <table:table-cell table:style-name="ce3" table:formula="of:=[.$N$1]*[.D189]" office:value-type="float" office:value="-12411.4590503787" calcext:value-type="float">
            <text:p>-1.24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0.737S" calcext:value-type="time">
            <text:p>14:02:30.74</text:p>
          </table:table-cell>
          <table:table-cell office:value-type="float" office:value="-185" calcext:value-type="float">
            <text:p>-185</text:p>
          </table:table-cell>
          <table:table-cell table:style-name="ce2" office:value-type="float" office:value="-0.00001486249" calcext:value-type="float">
            <text:p>-1.49E-05</text:p>
          </table:table-cell>
          <table:table-cell table:style-name="ce3" table:formula="of:=[.C190]*10^9" office:value-type="float" office:value="-14862.49" calcext:value-type="float">
            <text:p>-1.49E+04</text:p>
          </table:table-cell>
          <table:table-cell table:style-name="ce3" table:formula="of:=[.$N$1]*[.D190]" office:value-type="float" office:value="-12262.713982974" calcext:value-type="float">
            <text:p>-1.23E+04</text:p>
          </table:table-cell>
          <table:table-cell/>
          <table:table-cell office:value-type="float" office:value="-185" calcext:value-type="float">
            <text:p>-185</text:p>
          </table:table-cell>
          <table:table-cell table:style-name="ce3" table:formula="of:=AVERAGE([.E189:.E193])" office:value-type="float" office:value="-12141.4143111882" calcext:value-type="float">
            <text:p>-1.21E+04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228.915854916616" calcext:value-type="float">
            <text:p>228.915854916616</text:p>
          </table:table-cell>
          <table:table-cell/>
          <table:table-cell table:style-name="ce3" table:formula="of:=(MAX([.E189:.E193])-MIN([.E189:.E193]))/2" office:value-type="float" office:value="256.665273841973" calcext:value-type="float">
            <text:p>2.57E+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31.112S" calcext:value-type="time">
            <text:p>14:02:31.11</text:p>
          </table:table-cell>
          <table:table-cell office:value-type="float" office:value="-185" calcext:value-type="float">
            <text:p>-185</text:p>
          </table:table-cell>
          <table:table-cell table:style-name="ce2" office:value-type="float" office:value="-0.00001469708" calcext:value-type="float">
            <text:p>-1.47E-05</text:p>
          </table:table-cell>
          <table:table-cell table:style-name="ce3" table:formula="of:=[.C191]*10^9" office:value-type="float" office:value="-14697.08" calcext:value-type="float">
            <text:p>-1.47E+04</text:p>
          </table:table-cell>
          <table:table-cell table:style-name="ce3" table:formula="of:=[.$N$1]*[.D191]" office:value-type="float" office:value="-12126.2378258884" calcext:value-type="float">
            <text:p>-1.21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1.484S" calcext:value-type="time">
            <text:p>14:02:31.48</text:p>
          </table:table-cell>
          <table:table-cell office:value-type="float" office:value="-185" calcext:value-type="float">
            <text:p>-185</text:p>
          </table:table-cell>
          <table:table-cell table:style-name="ce2" office:value-type="float" office:value="-0.00001455442" calcext:value-type="float">
            <text:p>-1.46E-05</text:p>
          </table:table-cell>
          <table:table-cell table:style-name="ce3" table:formula="of:=[.C192]*10^9" office:value-type="float" office:value="-14554.42" calcext:value-type="float">
            <text:p>-1.46E+04</text:p>
          </table:table-cell>
          <table:table-cell table:style-name="ce3" table:formula="of:=[.$N$1]*[.D192]" office:value-type="float" office:value="-12008.532194005" calcext:value-type="float">
            <text:p>-1.20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1.86S" calcext:value-type="time">
            <text:p>14:02:31.86</text:p>
          </table:table-cell>
          <table:table-cell office:value-type="float" office:value="-185" calcext:value-type="float">
            <text:p>-185</text:p>
          </table:table-cell>
          <table:table-cell table:style-name="ce2" office:value-type="float" office:value="-0.00001442061" calcext:value-type="float">
            <text:p>-1.44E-05</text:p>
          </table:table-cell>
          <table:table-cell table:style-name="ce3" table:formula="of:=[.C193]*10^9" office:value-type="float" office:value="-14420.61" calcext:value-type="float">
            <text:p>-1.44E+04</text:p>
          </table:table-cell>
          <table:table-cell table:style-name="ce3" table:formula="of:=[.$N$1]*[.D193]" office:value-type="float" office:value="-11898.1285026947" calcext:value-type="float">
            <text:p>-1.19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2.236S" calcext:value-type="time">
            <text:p>14:02:32.24</text:p>
          </table:table-cell>
          <table:table-cell office:value-type="float" office:value="-190" calcext:value-type="float">
            <text:p>-190</text:p>
          </table:table-cell>
          <table:table-cell table:style-name="ce2" office:value-type="float" office:value="-0.00001597367" calcext:value-type="float">
            <text:p>-1.60E-05</text:p>
          </table:table-cell>
          <table:table-cell table:style-name="ce3" table:formula="of:=[.C194]*10^9" office:value-type="float" office:value="-15973.67" calcext:value-type="float">
            <text:p>-1.60E+04</text:p>
          </table:table-cell>
          <table:table-cell table:style-name="ce3" table:formula="of:=[.$N$1]*[.D194]" office:value-type="float" office:value="-13179.5241893123" calcext:value-type="float">
            <text:p>-1.32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2.611S" calcext:value-type="time">
            <text:p>14:02:32.61</text:p>
          </table:table-cell>
          <table:table-cell office:value-type="float" office:value="-190" calcext:value-type="float">
            <text:p>-190</text:p>
          </table:table-cell>
          <table:table-cell table:style-name="ce2" office:value-type="float" office:value="-0.00001577899" calcext:value-type="float">
            <text:p>-1.58E-05</text:p>
          </table:table-cell>
          <table:table-cell table:style-name="ce3" table:formula="of:=[.C195]*10^9" office:value-type="float" office:value="-15778.99" calcext:value-type="float">
            <text:p>-1.58E+04</text:p>
          </table:table-cell>
          <table:table-cell table:style-name="ce3" table:formula="of:=[.$N$1]*[.D195]" office:value-type="float" office:value="-13018.8979982632" calcext:value-type="float">
            <text:p>-1.30E+04</text:p>
          </table:table-cell>
          <table:table-cell/>
          <table:table-cell office:value-type="float" office:value="-190" calcext:value-type="float">
            <text:p>-190</text:p>
          </table:table-cell>
          <table:table-cell table:style-name="ce3" table:formula="of:=AVERAGE([.E194:.E198])" office:value-type="float" office:value="-12891.1379654957" calcext:value-type="float">
            <text:p>-1.29E+04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245.674059363236" calcext:value-type="float">
            <text:p>245.674059363236</text:p>
          </table:table-cell>
          <table:table-cell/>
          <table:table-cell table:style-name="ce3" table:formula="of:=(MAX([.E194:.E198])-MIN([.E194:.E198]))/2" office:value-type="float" office:value="275.947347423323" calcext:value-type="float">
            <text:p>2.76E+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32.989S" calcext:value-type="time">
            <text:p>14:02:32.99</text:p>
          </table:table-cell>
          <table:table-cell office:value-type="float" office:value="-190" calcext:value-type="float">
            <text:p>-190</text:p>
          </table:table-cell>
          <table:table-cell table:style-name="ce2" office:value-type="float" office:value="-0.00001561019" calcext:value-type="float">
            <text:p>-1.56E-05</text:p>
          </table:table-cell>
          <table:table-cell table:style-name="ce3" table:formula="of:=[.C196]*10^9" office:value-type="float" office:value="-15610.19" calcext:value-type="float">
            <text:p>-1.56E+04</text:p>
          </table:table-cell>
          <table:table-cell table:style-name="ce3" table:formula="of:=[.$N$1]*[.D196]" office:value-type="float" office:value="-12879.624826653" calcext:value-type="float">
            <text:p>-1.29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3.364S" calcext:value-type="time">
            <text:p>14:02:33.36</text:p>
          </table:table-cell>
          <table:table-cell office:value-type="float" office:value="-190" calcext:value-type="float">
            <text:p>-190</text:p>
          </table:table-cell>
          <table:table-cell table:style-name="ce2" office:value-type="float" office:value="-0.0000154531" calcext:value-type="float">
            <text:p>-1.55E-05</text:p>
          </table:table-cell>
          <table:table-cell table:style-name="ce3" table:formula="of:=[.C197]*10^9" office:value-type="float" office:value="-15453.1" calcext:value-type="float">
            <text:p>-1.55E+04</text:p>
          </table:table-cell>
          <table:table-cell table:style-name="ce3" table:formula="of:=[.$N$1]*[.D197]" office:value-type="float" office:value="-12750.0133187841" calcext:value-type="float">
            <text:p>-1.28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3.739S" calcext:value-type="time">
            <text:p>14:02:33.74</text:p>
          </table:table-cell>
          <table:table-cell office:value-type="float" office:value="-190" calcext:value-type="float">
            <text:p>-190</text:p>
          </table:table-cell>
          <table:table-cell table:style-name="ce2" office:value-type="float" office:value="-0.00001530477" calcext:value-type="float">
            <text:p>-1.53E-05</text:p>
          </table:table-cell>
          <table:table-cell table:style-name="ce3" table:formula="of:=[.C198]*10^9" office:value-type="float" office:value="-15304.77" calcext:value-type="float">
            <text:p>-1.53E+04</text:p>
          </table:table-cell>
          <table:table-cell table:style-name="ce3" table:formula="of:=[.$N$1]*[.D198]" office:value-type="float" office:value="-12627.6294944657" calcext:value-type="float">
            <text:p>-1.26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4.119S" calcext:value-type="time">
            <text:p>14:02:34.12</text:p>
          </table:table-cell>
          <table:table-cell office:value-type="float" office:value="-195" calcext:value-type="float">
            <text:p>-195</text:p>
          </table:table-cell>
          <table:table-cell table:style-name="ce2" office:value-type="float" office:value="-0.00001696018" calcext:value-type="float">
            <text:p>-1.70E-05</text:p>
          </table:table-cell>
          <table:table-cell table:style-name="ce3" table:formula="of:=[.C199]*10^9" office:value-type="float" office:value="-16960.18" calcext:value-type="float">
            <text:p>-1.70E+04</text:p>
          </table:table-cell>
          <table:table-cell table:style-name="ce3" table:formula="of:=[.$N$1]*[.D199]" office:value-type="float" office:value="-13993.4719175425" calcext:value-type="float">
            <text:p>-1.40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4.494S" calcext:value-type="time">
            <text:p>14:02:34.49</text:p>
          </table:table-cell>
          <table:table-cell office:value-type="float" office:value="-195" calcext:value-type="float">
            <text:p>-195</text:p>
          </table:table-cell>
          <table:table-cell table:style-name="ce2" office:value-type="float" office:value="-0.00001675526" calcext:value-type="float">
            <text:p>-1.68E-05</text:p>
          </table:table-cell>
          <table:table-cell table:style-name="ce3" table:formula="of:=[.C200]*10^9" office:value-type="float" office:value="-16755.26" calcext:value-type="float">
            <text:p>-1.68E+04</text:p>
          </table:table-cell>
          <table:table-cell table:style-name="ce3" table:formula="of:=[.$N$1]*[.D200]" office:value-type="float" office:value="-13824.3969274573" calcext:value-type="float">
            <text:p>-1.38E+04</text:p>
          </table:table-cell>
          <table:table-cell/>
          <table:table-cell office:value-type="float" office:value="-195" calcext:value-type="float">
            <text:p>-195</text:p>
          </table:table-cell>
          <table:table-cell table:style-name="ce3" table:formula="of:=AVERAGE([.E199:.E203])" office:value-type="float" office:value="-13687.8613647535" calcext:value-type="float">
            <text:p>-1.37E+04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260.971041996466" calcext:value-type="float">
            <text:p>260.971041996466</text:p>
          </table:table-cell>
          <table:table-cell/>
          <table:table-cell table:style-name="ce3" table:formula="of:=(MAX([.E199:.E203])-MIN([.E199:.E203]))/2" office:value-type="float" office:value="293.150224366893" calcext:value-type="float">
            <text:p>2.93E+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34.869S" calcext:value-type="time">
            <text:p>14:02:34.87</text:p>
          </table:table-cell>
          <table:table-cell office:value-type="float" office:value="-195" calcext:value-type="float">
            <text:p>-195</text:p>
          </table:table-cell>
          <table:table-cell table:style-name="ce2" office:value-type="float" office:value="-0.00001657642" calcext:value-type="float">
            <text:p>-1.66E-05</text:p>
          </table:table-cell>
          <table:table-cell table:style-name="ce3" table:formula="of:=[.C201]*10^9" office:value-type="float" office:value="-16576.42" calcext:value-type="float">
            <text:p>-1.66E+04</text:p>
          </table:table-cell>
          <table:table-cell table:style-name="ce3" table:formula="of:=[.$N$1]*[.D201]" office:value-type="float" office:value="-13676.8399724172" calcext:value-type="float">
            <text:p>-1.37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5.244S" calcext:value-type="time">
            <text:p>14:02:35.24</text:p>
          </table:table-cell>
          <table:table-cell office:value-type="float" office:value="-195" calcext:value-type="float">
            <text:p>-195</text:p>
          </table:table-cell>
          <table:table-cell table:style-name="ce2" office:value-type="float" office:value="-0.00001640745" calcext:value-type="float">
            <text:p>-1.64E-05</text:p>
          </table:table-cell>
          <table:table-cell table:style-name="ce3" table:formula="of:=[.C202]*10^9" office:value-type="float" office:value="-16407.45" calcext:value-type="float">
            <text:p>-1.64E+04</text:p>
          </table:table-cell>
          <table:table-cell table:style-name="ce3" table:formula="of:=[.$N$1]*[.D202]" office:value-type="float" office:value="-13537.4265375416" calcext:value-type="float">
            <text:p>-1.35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5.616S" calcext:value-type="time">
            <text:p>14:02:35.62</text:p>
          </table:table-cell>
          <table:table-cell office:value-type="float" office:value="-195" calcext:value-type="float">
            <text:p>-195</text:p>
          </table:table-cell>
          <table:table-cell table:style-name="ce2" office:value-type="float" office:value="-0.00001624958" calcext:value-type="float">
            <text:p>-1.62E-05</text:p>
          </table:table-cell>
          <table:table-cell table:style-name="ce3" table:formula="of:=[.C203]*10^9" office:value-type="float" office:value="-16249.58" calcext:value-type="float">
            <text:p>-1.62E+04</text:p>
          </table:table-cell>
          <table:table-cell table:style-name="ce3" table:formula="of:=[.$N$1]*[.D203]" office:value-type="float" office:value="-13407.1714688087" calcext:value-type="float">
            <text:p>-1.34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5.992S" calcext:value-type="time">
            <text:p>14:02:35.99</text:p>
          </table:table-cell>
          <table:table-cell office:value-type="float" office:value="-200" calcext:value-type="float">
            <text:p>-200</text:p>
          </table:table-cell>
          <table:table-cell table:style-name="ce2" office:value-type="float" office:value="-0.00001802778" calcext:value-type="float">
            <text:p>-1.80E-05</text:p>
          </table:table-cell>
          <table:table-cell table:style-name="ce3" table:formula="of:=[.C204]*10^9" office:value-type="float" office:value="-18027.78" calcext:value-type="float">
            <text:p>-1.80E+04</text:p>
          </table:table-cell>
          <table:table-cell table:style-name="ce3" table:formula="of:=[.$N$1]*[.D204]" office:value-type="float" office:value="-14874.3252232957" calcext:value-type="float">
            <text:p>-1.49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6.366S" calcext:value-type="time">
            <text:p>14:02:36.37</text:p>
          </table:table-cell>
          <table:table-cell office:value-type="float" office:value="-200" calcext:value-type="float">
            <text:p>-200</text:p>
          </table:table-cell>
          <table:table-cell table:style-name="ce2" office:value-type="float" office:value="-0.00001781735" calcext:value-type="float">
            <text:p>-1.78E-05</text:p>
          </table:table-cell>
          <table:table-cell table:style-name="ce3" table:formula="of:=[.C205]*10^9" office:value-type="float" office:value="-17817.35" calcext:value-type="float">
            <text:p>-1.78E+04</text:p>
          </table:table-cell>
          <table:table-cell table:style-name="ce3" table:formula="of:=[.$N$1]*[.D205]" office:value-type="float" office:value="-14700.7040532604" calcext:value-type="float">
            <text:p>-1.47E+04</text:p>
          </table:table-cell>
          <table:table-cell/>
          <table:table-cell office:value-type="float" office:value="-200" calcext:value-type="float">
            <text:p>-200</text:p>
          </table:table-cell>
          <table:table-cell table:style-name="ce3" table:formula="of:=AVERAGE([.E204:.E208])" office:value-type="float" office:value="-14555.8979083751" calcext:value-type="float">
            <text:p>-1.46E+04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272.929738007494" calcext:value-type="float">
            <text:p>272.929738007494</text:p>
          </table:table-cell>
          <table:table-cell/>
          <table:table-cell table:style-name="ce3" table:formula="of:=(MAX([.E204:.E208])-MIN([.E204:.E208]))/2" office:value-type="float" office:value="305.728538947452" calcext:value-type="float">
            <text:p>3.06E+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36.736S" calcext:value-type="time">
            <text:p>14:02:36.74</text:p>
          </table:table-cell>
          <table:table-cell office:value-type="float" office:value="-200" calcext:value-type="float">
            <text:p>-200</text:p>
          </table:table-cell>
          <table:table-cell table:style-name="ce2" office:value-type="float" office:value="-0.00001762707" calcext:value-type="float">
            <text:p>-1.76E-05</text:p>
          </table:table-cell>
          <table:table-cell table:style-name="ce3" table:formula="of:=[.C206]*10^9" office:value-type="float" office:value="-17627.07" calcext:value-type="float">
            <text:p>-1.76E+04</text:p>
          </table:table-cell>
          <table:table-cell table:style-name="ce3" table:formula="of:=[.$N$1]*[.D206]" office:value-type="float" office:value="-14543.7082055471" calcext:value-type="float">
            <text:p>-1.45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7.107S" calcext:value-type="time">
            <text:p>14:02:37.11</text:p>
          </table:table-cell>
          <table:table-cell office:value-type="float" office:value="-200" calcext:value-type="float">
            <text:p>-200</text:p>
          </table:table-cell>
          <table:table-cell table:style-name="ce2" office:value-type="float" office:value="-0.00001745033" calcext:value-type="float">
            <text:p>-1.75E-05</text:p>
          </table:table-cell>
          <table:table-cell table:style-name="ce3" table:formula="of:=[.C207]*10^9" office:value-type="float" office:value="-17450.33" calcext:value-type="float">
            <text:p>-1.75E+04</text:p>
          </table:table-cell>
          <table:table-cell table:style-name="ce3" table:formula="of:=[.$N$1]*[.D207]" office:value-type="float" office:value="-14397.8839143718" calcext:value-type="float">
            <text:p>-1.44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7.478S" calcext:value-type="time">
            <text:p>14:02:37.48</text:p>
          </table:table-cell>
          <table:table-cell office:value-type="float" office:value="-200" calcext:value-type="float">
            <text:p>-200</text:p>
          </table:table-cell>
          <table:table-cell table:style-name="ce2" office:value-type="float" office:value="-0.00001728669" calcext:value-type="float">
            <text:p>-1.73E-05</text:p>
          </table:table-cell>
          <table:table-cell table:style-name="ce3" table:formula="of:=[.C208]*10^9" office:value-type="float" office:value="-17286.69" calcext:value-type="float">
            <text:p>-1.73E+04</text:p>
          </table:table-cell>
          <table:table-cell table:style-name="ce3" table:formula="of:=[.$N$1]*[.D208]" office:value-type="float" office:value="-14262.8681454008" calcext:value-type="float">
            <text:p>-1.43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7.849S" calcext:value-type="time">
            <text:p>14:02:37.85</text:p>
          </table:table-cell>
          <table:table-cell office:value-type="float" office:value="-205" calcext:value-type="float">
            <text:p>-205</text:p>
          </table:table-cell>
          <table:table-cell table:style-name="ce2" office:value-type="float" office:value="-0.00001917637" calcext:value-type="float">
            <text:p>-1.92E-05</text:p>
          </table:table-cell>
          <table:table-cell table:style-name="ce3" table:formula="of:=[.C209]*10^9" office:value-type="float" office:value="-19176.37" calcext:value-type="float">
            <text:p>-1.92E+04</text:p>
          </table:table-cell>
          <table:table-cell table:style-name="ce3" table:formula="of:=[.$N$1]*[.D209]" office:value-type="float" office:value="-15822.0015987687" calcext:value-type="float">
            <text:p>-1.58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8.224S" calcext:value-type="time">
            <text:p>14:02:38.22</text:p>
          </table:table-cell>
          <table:table-cell office:value-type="float" office:value="-205" calcext:value-type="float">
            <text:p>-205</text:p>
          </table:table-cell>
          <table:table-cell table:style-name="ce2" office:value-type="float" office:value="-0.00001895435" calcext:value-type="float">
            <text:p>-1.90E-05</text:p>
          </table:table-cell>
          <table:table-cell table:style-name="ce3" table:formula="of:=[.C210]*10^9" office:value-type="float" office:value="-18954.35" calcext:value-type="float">
            <text:p>-1.90E+04</text:p>
          </table:table-cell>
          <table:table-cell table:style-name="ce3" table:formula="of:=[.$N$1]*[.D210]" office:value-type="float" office:value="-15638.8177743557" calcext:value-type="float">
            <text:p>-1.56E+04</text:p>
          </table:table-cell>
          <table:table-cell/>
          <table:table-cell office:value-type="float" office:value="-205" calcext:value-type="float">
            <text:p>-205</text:p>
          </table:table-cell>
          <table:table-cell table:style-name="ce3" table:formula="of:=AVERAGE([.E209:.E213])" office:value-type="float" office:value="-15482.0232456819" calcext:value-type="float">
            <text:p>-1.55E+04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290.980263940981" calcext:value-type="float">
            <text:p>290.980263940981</text:p>
          </table:table-cell>
          <table:table-cell/>
          <table:table-cell table:style-name="ce3" table:formula="of:=(MAX([.E209:.E213])-MIN([.E209:.E213]))/2" office:value-type="float" office:value="326.079088578776" calcext:value-type="float">
            <text:p>3.26E+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38.603S" calcext:value-type="time">
            <text:p>14:02:38.60</text:p>
          </table:table-cell>
          <table:table-cell office:value-type="float" office:value="-205" calcext:value-type="float">
            <text:p>-205</text:p>
          </table:table-cell>
          <table:table-cell table:style-name="ce2" office:value-type="float" office:value="-0.00001874242" calcext:value-type="float">
            <text:p>-1.87E-05</text:p>
          </table:table-cell>
          <table:table-cell table:style-name="ce3" table:formula="of:=[.C211]*10^9" office:value-type="float" office:value="-18742.42" calcext:value-type="float">
            <text:p>-1.87E+04</text:p>
          </table:table-cell>
          <table:table-cell table:style-name="ce3" table:formula="of:=[.$N$1]*[.D211]" office:value-type="float" office:value="-15463.9589872741" calcext:value-type="float">
            <text:p>-1.55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8.977S" calcext:value-type="time">
            <text:p>14:02:38.98</text:p>
          </table:table-cell>
          <table:table-cell office:value-type="float" office:value="-205" calcext:value-type="float">
            <text:p>-205</text:p>
          </table:table-cell>
          <table:table-cell table:style-name="ce2" office:value-type="float" office:value="-0.00001856248" calcext:value-type="float">
            <text:p>-1.86E-05</text:p>
          </table:table-cell>
          <table:table-cell table:style-name="ce3" table:formula="of:=[.C212]*10^9" office:value-type="float" office:value="-18562.48" calcext:value-type="float">
            <text:p>-1.86E+04</text:p>
          </table:table-cell>
          <table:table-cell table:style-name="ce3" table:formula="of:=[.$N$1]*[.D212]" office:value-type="float" office:value="-15315.4944464" calcext:value-type="float">
            <text:p>-1.53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9.348S" calcext:value-type="time">
            <text:p>14:02:39.35</text:p>
          </table:table-cell>
          <table:table-cell office:value-type="float" office:value="-205" calcext:value-type="float">
            <text:p>-205</text:p>
          </table:table-cell>
          <table:table-cell table:style-name="ce2" office:value-type="float" office:value="-0.00001838595" calcext:value-type="float">
            <text:p>-1.84E-05</text:p>
          </table:table-cell>
          <table:table-cell table:style-name="ce3" table:formula="of:=[.C213]*10^9" office:value-type="float" office:value="-18385.95" calcext:value-type="float">
            <text:p>-1.84E+04</text:p>
          </table:table-cell>
          <table:table-cell table:style-name="ce3" table:formula="of:=[.$N$1]*[.D213]" office:value-type="float" office:value="-15169.8434216111" calcext:value-type="float">
            <text:p>-1.52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39.719S" calcext:value-type="time">
            <text:p>14:02:39.72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2041062" calcext:value-type="float">
            <text:p>-2.04E-05</text:p>
          </table:table-cell>
          <table:table-cell table:style-name="ce3" table:formula="of:=[.C214]*10^9" office:value-type="float" office:value="-20410.62" calcext:value-type="float">
            <text:p>-2.04E+04</text:p>
          </table:table-cell>
          <table:table-cell table:style-name="ce3" table:formula="of:=[.$N$1]*[.D214]" office:value-type="float" office:value="-16840.3541583658" calcext:value-type="float">
            <text:p>-1.68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40.092S" calcext:value-type="time">
            <text:p>14:02:40.09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2018659" calcext:value-type="float">
            <text:p>-2.02E-05</text:p>
          </table:table-cell>
          <table:table-cell table:style-name="ce3" table:formula="of:=[.C215]*10^9" office:value-type="float" office:value="-20186.59" calcext:value-type="float">
            <text:p>-2.02E+04</text:p>
          </table:table-cell>
          <table:table-cell table:style-name="ce3" table:formula="of:=[.$N$1]*[.D215]" office:value-type="float" office:value="-16655.5119271107" calcext:value-type="float">
            <text:p>-1.67E+04</text:p>
          </table:table-cell>
          <table:table-cell/>
          <table:table-cell office:value-type="float" office:value="-210" calcext:value-type="float">
            <text:p>-210</text:p>
          </table:table-cell>
          <table:table-cell table:style-name="ce3" table:formula="of:=AVERAGE([.E214:.E218])" office:value-type="float" office:value="-16488.5936909982" calcext:value-type="float">
            <text:p>-1.65E+04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303.599767122499" calcext:value-type="float">
            <text:p>303.599767122499</text:p>
          </table:table-cell>
          <table:table-cell/>
          <table:table-cell table:style-name="ce3" table:formula="of:=(MAX([.E214:.E218])-MIN([.E214:.E218]))/2" office:value-type="float" office:value="339.008061322455" calcext:value-type="float">
            <text:p>3.39E+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4H02M40.467S" calcext:value-type="time">
            <text:p>14:02:40.47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1996621" calcext:value-type="float">
            <text:p>-2.00E-05</text:p>
          </table:table-cell>
          <table:table-cell table:style-name="ce3" table:formula="of:=[.C216]*10^9" office:value-type="float" office:value="-19966.21" calcext:value-type="float">
            <text:p>-2.00E+04</text:p>
          </table:table-cell>
          <table:table-cell table:style-name="ce3" table:formula="of:=[.$N$1]*[.D216]" office:value-type="float" office:value="-16473.6812306683" calcext:value-type="float">
            <text:p>-1.65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40.838S" calcext:value-type="time">
            <text:p>14:02:40.84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1976914" calcext:value-type="float">
            <text:p>-1.98E-05</text:p>
          </table:table-cell>
          <table:table-cell table:style-name="ce3" table:formula="of:=[.C217]*10^9" office:value-type="float" office:value="-19769.14" calcext:value-type="float">
            <text:p>-1.98E+04</text:p>
          </table:table-cell>
          <table:table-cell table:style-name="ce3" table:formula="of:=[.$N$1]*[.D217]" office:value-type="float" office:value="-16311.0831031255" calcext:value-type="float">
            <text:p>-1.63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02M41.207S" calcext:value-type="time">
            <text:p>14:02:41.21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1958886" calcext:value-type="float">
            <text:p>-1.96E-05</text:p>
          </table:table-cell>
          <table:table-cell table:style-name="ce3" table:formula="of:=[.C218]*10^9" office:value-type="float" office:value="-19588.86" calcext:value-type="float">
            <text:p>-1.96E+04</text:p>
          </table:table-cell>
          <table:table-cell table:style-name="ce3" table:formula="of:=[.$N$1]*[.D218]" office:value-type="float" office:value="-16162.3380357208" calcext:value-type="float">
            <text:p>-1.62E+04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58392" calcext:value-type="float">
            <text:p>-1.26E-0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58256" calcext:value-type="float">
            <text:p>-1.26E-0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584" calcext:value-type="float">
            <text:p>-1.26E-0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58848" calcext:value-type="float">
            <text:p>-1.26E-0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58936" calcext:value-type="float">
            <text:p>-1.26E-0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59031" calcext:value-type="float">
            <text:p>-1.26E-0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59259" calcext:value-type="float">
            <text:p>-1.26E-0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59763" calcext:value-type="float">
            <text:p>-1.26E-0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60019" calcext:value-type="float">
            <text:p>-1.26E-0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6" calcext:value-type="float">
            <text:p>-1.26E-06</text:p>
          </table:table-cell>
          <table:table-cell table:number-columns-repeated="1021"/>
        </table:table-row>
        <table:table-row table:style-name="ro1" table:number-rows-repeated="77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2">
        <table:table-column table:style-name="co4" table:number-columns-repeated="4" table:default-cell-style-name="Default"/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.7053973792917" calcext:value-type="float">
            <text:p>1.7053973792917</text:p>
          </table:table-cell>
          <table:table-cell office:value-type="float" office:value="0.05" calcext:value-type="float">
            <text:p>0.05</text:p>
          </table:table-cell>
          <table:table-cell office:value-type="float" office:value="0.182710138290382" calcext:value-type="float">
            <text:p>0.18271013829038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" calcext:value-type="float">
            <text:p>-5</text:p>
          </table:table-cell>
          <table:table-cell office:value-type="float" office:value="-11.3918821652767" calcext:value-type="float">
            <text:p>-11.3918821652767</text:p>
          </table:table-cell>
          <table:table-cell office:value-type="float" office:value="0.05" calcext:value-type="float">
            <text:p>0.05</text:p>
          </table:table-cell>
          <table:table-cell office:value-type="float" office:value="0.0905334733036777" calcext:value-type="float">
            <text:p>0.09053347330367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" calcext:value-type="float">
            <text:p>-10</text:p>
          </table:table-cell>
          <table:table-cell office:value-type="float" office:value="-16.099887620226" calcext:value-type="float">
            <text:p>-16.099887620226</text:p>
          </table:table-cell>
          <table:table-cell office:value-type="float" office:value="0.05" calcext:value-type="float">
            <text:p>0.05</text:p>
          </table:table-cell>
          <table:table-cell office:value-type="float" office:value="0.136710766766066" calcext:value-type="float">
            <text:p>0.13671076676606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" calcext:value-type="float">
            <text:p>-15</text:p>
          </table:table-cell>
          <table:table-cell office:value-type="float" office:value="-19.6636521125326" calcext:value-type="float">
            <text:p>-19.6636521125326</text:p>
          </table:table-cell>
          <table:table-cell office:value-type="float" office:value="0.05" calcext:value-type="float">
            <text:p>0.05</text:p>
          </table:table-cell>
          <table:table-cell office:value-type="float" office:value="0.155153557780026" calcext:value-type="float">
            <text:p>0.15515355778002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" calcext:value-type="float">
            <text:p>-20</text:p>
          </table:table-cell>
          <table:table-cell office:value-type="float" office:value="-22.6573287861906" calcext:value-type="float">
            <text:p>-22.6573287861906</text:p>
          </table:table-cell>
          <table:table-cell office:value-type="float" office:value="0.05" calcext:value-type="float">
            <text:p>0.05</text:p>
          </table:table-cell>
          <table:table-cell office:value-type="float" office:value="0.198906959560456" calcext:value-type="float">
            <text:p>0.19890695956045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5" calcext:value-type="float">
            <text:p>-25</text:p>
          </table:table-cell>
          <table:table-cell office:value-type="float" office:value="-25.4106622832929" calcext:value-type="float">
            <text:p>-25.4106622832929</text:p>
          </table:table-cell>
          <table:table-cell office:value-type="float" office:value="0.05" calcext:value-type="float">
            <text:p>0.05</text:p>
          </table:table-cell>
          <table:table-cell office:value-type="float" office:value="0.201018068558398" calcext:value-type="float">
            <text:p>0.20101806855839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30" calcext:value-type="float">
            <text:p>-30</text:p>
          </table:table-cell>
          <table:table-cell office:value-type="float" office:value="-27.9086440936757" calcext:value-type="float">
            <text:p>-27.9086440936757</text:p>
          </table:table-cell>
          <table:table-cell office:value-type="float" office:value="0.05" calcext:value-type="float">
            <text:p>0.05</text:p>
          </table:table-cell>
          <table:table-cell office:value-type="float" office:value="0.218861183582612" calcext:value-type="float">
            <text:p>0.21886118358261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35" calcext:value-type="float">
            <text:p>-35</text:p>
          </table:table-cell>
          <table:table-cell office:value-type="float" office:value="-30.0188031460589" calcext:value-type="float">
            <text:p>-30.0188031460589</text:p>
          </table:table-cell>
          <table:table-cell office:value-type="float" office:value="0.05" calcext:value-type="float">
            <text:p>0.05</text:p>
          </table:table-cell>
          <table:table-cell office:value-type="float" office:value="0.242235993728874" calcext:value-type="float">
            <text:p>0.24223599372887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40" calcext:value-type="float">
            <text:p>-40</text:p>
          </table:table-cell>
          <table:table-cell office:value-type="float" office:value="-32.2036638901128" calcext:value-type="float">
            <text:p>-32.2036638901128</text:p>
          </table:table-cell>
          <table:table-cell office:value-type="float" office:value="0.05" calcext:value-type="float">
            <text:p>0.05</text:p>
          </table:table-cell>
          <table:table-cell office:value-type="float" office:value="0.256329732115089" calcext:value-type="float">
            <text:p>0.25632973211508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45" calcext:value-type="float">
            <text:p>-45</text:p>
          </table:table-cell>
          <table:table-cell office:value-type="float" office:value="-34.3482764855666" calcext:value-type="float">
            <text:p>-34.3482764855666</text:p>
          </table:table-cell>
          <table:table-cell office:value-type="float" office:value="0.05" calcext:value-type="float">
            <text:p>0.05</text:p>
          </table:table-cell>
          <table:table-cell office:value-type="float" office:value="0.271266528531315" calcext:value-type="float">
            <text:p>0.27126652853131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0" calcext:value-type="float">
            <text:p>-50</text:p>
          </table:table-cell>
          <table:table-cell office:value-type="float" office:value="-36.3041976654249" calcext:value-type="float">
            <text:p>-36.3041976654249</text:p>
          </table:table-cell>
          <table:table-cell office:value-type="float" office:value="0.05" calcext:value-type="float">
            <text:p>0.05</text:p>
          </table:table-cell>
          <table:table-cell office:value-type="float" office:value="0.291970647619242" calcext:value-type="float">
            <text:p>0.29197064761924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5" calcext:value-type="float">
            <text:p>-55</text:p>
          </table:table-cell>
          <table:table-cell office:value-type="float" office:value="-38.233133865237" calcext:value-type="float">
            <text:p>-38.233133865237</text:p>
          </table:table-cell>
          <table:table-cell office:value-type="float" office:value="0.05" calcext:value-type="float">
            <text:p>0.05</text:p>
          </table:table-cell>
          <table:table-cell office:value-type="float" office:value="0.298731506208697" calcext:value-type="float">
            <text:p>0.29873150620869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60" calcext:value-type="float">
            <text:p>-60</text:p>
          </table:table-cell>
          <table:table-cell office:value-type="float" office:value="-39.9742102743924" calcext:value-type="float">
            <text:p>-39.9742102743924</text:p>
          </table:table-cell>
          <table:table-cell office:value-type="float" office:value="0.05" calcext:value-type="float">
            <text:p>0.05</text:p>
          </table:table-cell>
          <table:table-cell office:value-type="float" office:value="0.319215580974417" calcext:value-type="float">
            <text:p>0.31921558097441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65" calcext:value-type="float">
            <text:p>-65</text:p>
          </table:table-cell>
          <table:table-cell office:value-type="float" office:value="-41.6566250025017" calcext:value-type="float">
            <text:p>-41.6566250025017</text:p>
          </table:table-cell>
          <table:table-cell office:value-type="float" office:value="0.05" calcext:value-type="float">
            <text:p>0.05</text:p>
          </table:table-cell>
          <table:table-cell office:value-type="float" office:value="0.330771936361265" calcext:value-type="float">
            <text:p>0.33077193636126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70" calcext:value-type="float">
            <text:p>-70</text:p>
          </table:table-cell>
          <table:table-cell office:value-type="float" office:value="-43.185633483025" calcext:value-type="float">
            <text:p>-43.185633483025</text:p>
          </table:table-cell>
          <table:table-cell office:value-type="float" office:value="0.05" calcext:value-type="float">
            <text:p>0.05</text:p>
          </table:table-cell>
          <table:table-cell office:value-type="float" office:value="0.351303237083049" calcext:value-type="float">
            <text:p>0.35130323708304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75" calcext:value-type="float">
            <text:p>-75</text:p>
          </table:table-cell>
          <table:table-cell office:value-type="float" office:value="-44.7369780531097" calcext:value-type="float">
            <text:p>-44.7369780531097</text:p>
          </table:table-cell>
          <table:table-cell office:value-type="float" office:value="0.05" calcext:value-type="float">
            <text:p>0.05</text:p>
          </table:table-cell>
          <table:table-cell office:value-type="float" office:value="0.362178711283962" calcext:value-type="float">
            <text:p>0.36217871128396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80" calcext:value-type="float">
            <text:p>-80</text:p>
          </table:table-cell>
          <table:table-cell office:value-type="float" office:value="-46.1889630736243" calcext:value-type="float">
            <text:p>-46.1889630736243</text:p>
          </table:table-cell>
          <table:table-cell office:value-type="float" office:value="0.05" calcext:value-type="float">
            <text:p>0.05</text:p>
          </table:table-cell>
          <table:table-cell office:value-type="float" office:value="0.36161171089016" calcext:value-type="float">
            <text:p>0.3616117108901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85" calcext:value-type="float">
            <text:p>-85</text:p>
          </table:table-cell>
          <table:table-cell office:value-type="float" office:value="-47.5277203956407" calcext:value-type="float">
            <text:p>-47.5277203956407</text:p>
          </table:table-cell>
          <table:table-cell office:value-type="float" office:value="0.05" calcext:value-type="float">
            <text:p>0.05</text:p>
          </table:table-cell>
          <table:table-cell office:value-type="float" office:value="0.387130192162457" calcext:value-type="float">
            <text:p>0.38713019216245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90" calcext:value-type="float">
            <text:p>-90</text:p>
          </table:table-cell>
          <table:table-cell office:value-type="float" office:value="-48.6662185062373" calcext:value-type="float">
            <text:p>-48.6662185062373</text:p>
          </table:table-cell>
          <table:table-cell office:value-type="float" office:value="0.05" calcext:value-type="float">
            <text:p>0.05</text:p>
          </table:table-cell>
          <table:table-cell office:value-type="float" office:value="0.379395988083961" calcext:value-type="float">
            <text:p>0.37939598808396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95" calcext:value-type="float">
            <text:p>-95</text:p>
          </table:table-cell>
          <table:table-cell office:value-type="float" office:value="-49.9240833492159" calcext:value-type="float">
            <text:p>-49.9240833492159</text:p>
          </table:table-cell>
          <table:table-cell office:value-type="float" office:value="0.05" calcext:value-type="float">
            <text:p>0.05</text:p>
          </table:table-cell>
          <table:table-cell office:value-type="float" office:value="0.394541824517588" calcext:value-type="float">
            <text:p>0.39454182451758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0" calcext:value-type="float">
            <text:p>-100</text:p>
          </table:table-cell>
          <table:table-cell office:value-type="float" office:value="-50.8517252765313" calcext:value-type="float">
            <text:p>-50.8517252765313</text:p>
          </table:table-cell>
          <table:table-cell office:value-type="float" office:value="0.05" calcext:value-type="float">
            <text:p>0.05</text:p>
          </table:table-cell>
          <table:table-cell office:value-type="float" office:value="0.399780683801878" calcext:value-type="float">
            <text:p>0.39978068380187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5" calcext:value-type="float">
            <text:p>-105</text:p>
          </table:table-cell>
          <table:table-cell office:value-type="float" office:value="-51.4601517187057" calcext:value-type="float">
            <text:p>-51.4601517187057</text:p>
          </table:table-cell>
          <table:table-cell office:value-type="float" office:value="0.05" calcext:value-type="float">
            <text:p>0.05</text:p>
          </table:table-cell>
          <table:table-cell office:value-type="float" office:value="0.40958443256921" calcext:value-type="float">
            <text:p>0.4095844325692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10" calcext:value-type="float">
            <text:p>-110</text:p>
          </table:table-cell>
          <table:table-cell office:value-type="float" office:value="-52.2164842624108" calcext:value-type="float">
            <text:p>-52.2164842624108</text:p>
          </table:table-cell>
          <table:table-cell office:value-type="float" office:value="0.05" calcext:value-type="float">
            <text:p>0.05</text:p>
          </table:table-cell>
          <table:table-cell office:value-type="float" office:value="0.410740482169409" calcext:value-type="float">
            <text:p>0.41074048216940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15" calcext:value-type="float">
            <text:p>-115</text:p>
          </table:table-cell>
          <table:table-cell office:value-type="float" office:value="-52.6850799310559" calcext:value-type="float">
            <text:p>-52.6850799310559</text:p>
          </table:table-cell>
          <table:table-cell office:value-type="float" office:value="0.05" calcext:value-type="float">
            <text:p>0.05</text:p>
          </table:table-cell>
          <table:table-cell office:value-type="float" office:value="0.422844792495031" calcext:value-type="float">
            <text:p>0.42284479249503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20" calcext:value-type="float">
            <text:p>-120</text:p>
          </table:table-cell>
          <table:table-cell office:value-type="float" office:value="-53.2238783075282" calcext:value-type="float">
            <text:p>-53.2238783075282</text:p>
          </table:table-cell>
          <table:table-cell office:value-type="float" office:value="0.05" calcext:value-type="float">
            <text:p>0.05</text:p>
          </table:table-cell>
          <table:table-cell office:value-type="float" office:value="0.420698163664397" calcext:value-type="float">
            <text:p>0.42069816366439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25" calcext:value-type="float">
            <text:p>-125</text:p>
          </table:table-cell>
          <table:table-cell office:value-type="float" office:value="-53.6525309946645" calcext:value-type="float">
            <text:p>-53.6525309946645</text:p>
          </table:table-cell>
          <table:table-cell office:value-type="float" office:value="0.05" calcext:value-type="float">
            <text:p>0.05</text:p>
          </table:table-cell>
          <table:table-cell office:value-type="float" office:value="0.433254902351161" calcext:value-type="float">
            <text:p>0.43325490235116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30" calcext:value-type="float">
            <text:p>-130</text:p>
          </table:table-cell>
          <table:table-cell office:value-type="float" office:value="-53.9998272060159" calcext:value-type="float">
            <text:p>-53.9998272060159</text:p>
          </table:table-cell>
          <table:table-cell office:value-type="float" office:value="0.05" calcext:value-type="float">
            <text:p>0.05</text:p>
          </table:table-cell>
          <table:table-cell office:value-type="float" office:value="0.43352489192702" calcext:value-type="float">
            <text:p>0.4335248919270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35" calcext:value-type="float">
            <text:p>-135</text:p>
          </table:table-cell>
          <table:table-cell office:value-type="float" office:value="-54.3615198087456" calcext:value-type="float">
            <text:p>-54.3615198087456</text:p>
          </table:table-cell>
          <table:table-cell office:value-type="float" office:value="0.05" calcext:value-type="float">
            <text:p>0.05</text:p>
          </table:table-cell>
          <table:table-cell office:value-type="float" office:value="0.429757538762097" calcext:value-type="float">
            <text:p>0.42975753876209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40" calcext:value-type="float">
            <text:p>-140</text:p>
          </table:table-cell>
          <table:table-cell office:value-type="float" office:value="-54.8097335279755" calcext:value-type="float">
            <text:p>-54.8097335279755</text:p>
          </table:table-cell>
          <table:table-cell office:value-type="float" office:value="0.05" calcext:value-type="float">
            <text:p>0.05</text:p>
          </table:table-cell>
          <table:table-cell office:value-type="float" office:value="0.43948735184794" calcext:value-type="float">
            <text:p>0.4394873518479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45" calcext:value-type="float">
            <text:p>-145</text:p>
          </table:table-cell>
          <table:table-cell office:value-type="float" office:value="-55.2338640314311" calcext:value-type="float">
            <text:p>-55.2338640314311</text:p>
          </table:table-cell>
          <table:table-cell office:value-type="float" office:value="0.05" calcext:value-type="float">
            <text:p>0.05</text:p>
          </table:table-cell>
          <table:table-cell office:value-type="float" office:value="0.431758447830398" calcext:value-type="float">
            <text:p>0.43175844783039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0" calcext:value-type="float">
            <text:p>-150</text:p>
          </table:table-cell>
          <table:table-cell office:value-type="float" office:value="-55.5473777103921" calcext:value-type="float">
            <text:p>-55.5473777103921</text:p>
          </table:table-cell>
          <table:table-cell office:value-type="float" office:value="0.05" calcext:value-type="float">
            <text:p>0.05</text:p>
          </table:table-cell>
          <table:table-cell office:value-type="float" office:value="0.449602161689264" calcext:value-type="float">
            <text:p>0.44960216168926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5" calcext:value-type="float">
            <text:p>-155</text:p>
          </table:table-cell>
          <table:table-cell office:value-type="float" office:value="-55.9917152721813" calcext:value-type="float">
            <text:p>-55.9917152721813</text:p>
          </table:table-cell>
          <table:table-cell office:value-type="float" office:value="0.05" calcext:value-type="float">
            <text:p>0.05</text:p>
          </table:table-cell>
          <table:table-cell office:value-type="float" office:value="0.447094170120595" calcext:value-type="float">
            <text:p>0.44709417012059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60" calcext:value-type="float">
            <text:p>-160</text:p>
          </table:table-cell>
          <table:table-cell office:value-type="float" office:value="-56.2446220529645" calcext:value-type="float">
            <text:p>-56.2446220529645</text:p>
          </table:table-cell>
          <table:table-cell office:value-type="float" office:value="0.05" calcext:value-type="float">
            <text:p>0.05</text:p>
          </table:table-cell>
          <table:table-cell office:value-type="float" office:value="0.441289630519007" calcext:value-type="float">
            <text:p>0.44128963051900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65" calcext:value-type="float">
            <text:p>-165</text:p>
          </table:table-cell>
          <table:table-cell office:value-type="float" office:value="-56.8400994166907" calcext:value-type="float">
            <text:p>-56.8400994166907</text:p>
          </table:table-cell>
          <table:table-cell office:value-type="float" office:value="0.05" calcext:value-type="float">
            <text:p>0.05</text:p>
          </table:table-cell>
          <table:table-cell office:value-type="float" office:value="0.442921097741989" calcext:value-type="float">
            <text:p>0.44292109774198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70" calcext:value-type="float">
            <text:p>-170</text:p>
          </table:table-cell>
          <table:table-cell office:value-type="float" office:value="-57.2651739750662" calcext:value-type="float">
            <text:p>-57.2651739750662</text:p>
          </table:table-cell>
          <table:table-cell office:value-type="float" office:value="0.05" calcext:value-type="float">
            <text:p>0.05</text:p>
          </table:table-cell>
          <table:table-cell office:value-type="float" office:value="0.457063067433613" calcext:value-type="float">
            <text:p>0.45706306743361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75" calcext:value-type="float">
            <text:p>-175</text:p>
          </table:table-cell>
          <table:table-cell office:value-type="float" office:value="-57.8918854582797" calcext:value-type="float">
            <text:p>-57.8918854582797</text:p>
          </table:table-cell>
          <table:table-cell office:value-type="float" office:value="0.05" calcext:value-type="float">
            <text:p>0.05</text:p>
          </table:table-cell>
          <table:table-cell office:value-type="float" office:value="0.452752826815775" calcext:value-type="float">
            <text:p>0.45275282681577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80" calcext:value-type="float">
            <text:p>-180</text:p>
          </table:table-cell>
          <table:table-cell office:value-type="float" office:value="-58.7098242777717" calcext:value-type="float">
            <text:p>-58.7098242777717</text:p>
          </table:table-cell>
          <table:table-cell office:value-type="float" office:value="0.05" calcext:value-type="float">
            <text:p>0.05</text:p>
          </table:table-cell>
          <table:table-cell office:value-type="float" office:value="0.466478606325374" calcext:value-type="float">
            <text:p>0.46647860632537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85" calcext:value-type="float">
            <text:p>-185</text:p>
          </table:table-cell>
          <table:table-cell office:value-type="float" office:value="-60.3564023955837" calcext:value-type="float">
            <text:p>-60.3564023955837</text:p>
          </table:table-cell>
          <table:table-cell office:value-type="float" office:value="0.05" calcext:value-type="float">
            <text:p>0.05</text:p>
          </table:table-cell>
          <table:table-cell office:value-type="float" office:value="0.479175120373523" calcext:value-type="float">
            <text:p>0.47917512037352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90" calcext:value-type="float">
            <text:p>-190</text:p>
          </table:table-cell>
          <table:table-cell office:value-type="float" office:value="-63.5340609178547" calcext:value-type="float">
            <text:p>-63.5340609178547</text:p>
          </table:table-cell>
          <table:table-cell office:value-type="float" office:value="0.05" calcext:value-type="float">
            <text:p>0.05</text:p>
          </table:table-cell>
          <table:table-cell office:value-type="float" office:value="0.501094603602127" calcext:value-type="float">
            <text:p>0.50109460360212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95" calcext:value-type="float">
            <text:p>-195</text:p>
          </table:table-cell>
          <table:table-cell office:value-type="float" office:value="-70.7495654703098" calcext:value-type="float">
            <text:p>-70.7495654703098</text:p>
          </table:table-cell>
          <table:table-cell office:value-type="float" office:value="0.05" calcext:value-type="float">
            <text:p>0.05</text:p>
          </table:table-cell>
          <table:table-cell office:value-type="float" office:value="0.553342271569005" calcext:value-type="float">
            <text:p>0.55334227156900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0" calcext:value-type="float">
            <text:p>-200</text:p>
          </table:table-cell>
          <table:table-cell office:value-type="float" office:value="-86.708460540536" calcext:value-type="float">
            <text:p>-86.70846054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677278587174988" calcext:value-type="float">
            <text:p>0.67727858717498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5" calcext:value-type="float">
            <text:p>-205</text:p>
          </table:table-cell>
          <table:table-cell office:value-type="float" office:value="-120.150869038444" calcext:value-type="float">
            <text:p>-120.150869038444</text:p>
          </table:table-cell>
          <table:table-cell office:value-type="float" office:value="0.05" calcext:value-type="float">
            <text:p>0.05</text:p>
          </table:table-cell>
          <table:table-cell office:value-type="float" office:value="0.938423510924994" calcext:value-type="float">
            <text:p>0.93842351092499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10" calcext:value-type="float">
            <text:p>-210</text:p>
          </table:table-cell>
          <table:table-cell office:value-type="float" office:value="-180.432219960193" calcext:value-type="float">
            <text:p>-180.432219960193</text:p>
          </table:table-cell>
          <table:table-cell office:value-type="float" office:value="0.05" calcext:value-type="float">
            <text:p>0.05</text:p>
          </table:table-cell>
          <table:table-cell office:value-type="float" office:value="1.41426319555201" calcext:value-type="float">
            <text:p>1.41426319555201</text:p>
          </table:table-cell>
        </table:table-row>
      </table:table>
      <table:table table:name="11" table:style-name="ta2">
        <table:table-column table:style-name="co4" table:number-columns-repeated="4" table:default-cell-style-name="Default"/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.07391525985387" calcext:value-type="float">
            <text:p>2.07391525985387</text:p>
          </table:table-cell>
          <table:table-cell office:value-type="float" office:value="0.05" calcext:value-type="float">
            <text:p>0.05</text:p>
          </table:table-cell>
          <table:table-cell office:value-type="float" office:value="0.148978953467681" calcext:value-type="float">
            <text:p>0.14897895346768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" calcext:value-type="float">
            <text:p>-5</text:p>
          </table:table-cell>
          <table:table-cell office:value-type="float" office:value="-13.5496688131243" calcext:value-type="float">
            <text:p>-13.5496688131243</text:p>
          </table:table-cell>
          <table:table-cell office:value-type="float" office:value="0.05" calcext:value-type="float">
            <text:p>0.05</text:p>
          </table:table-cell>
          <table:table-cell office:value-type="float" office:value="0.12813525940926" calcext:value-type="float">
            <text:p>0.1281352594092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" calcext:value-type="float">
            <text:p>-10</text:p>
          </table:table-cell>
          <table:table-cell office:value-type="float" office:value="-19.0439453489284" calcext:value-type="float">
            <text:p>-19.0439453489284</text:p>
          </table:table-cell>
          <table:table-cell office:value-type="float" office:value="0.05" calcext:value-type="float">
            <text:p>0.05</text:p>
          </table:table-cell>
          <table:table-cell office:value-type="float" office:value="0.176207517465835" calcext:value-type="float">
            <text:p>0.17620751746583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" calcext:value-type="float">
            <text:p>-15</text:p>
          </table:table-cell>
          <table:table-cell office:value-type="float" office:value="-23.2606812122773" calcext:value-type="float">
            <text:p>-23.2606812122773</text:p>
          </table:table-cell>
          <table:table-cell office:value-type="float" office:value="0.05" calcext:value-type="float">
            <text:p>0.05</text:p>
          </table:table-cell>
          <table:table-cell office:value-type="float" office:value="0.183172250699478" calcext:value-type="float">
            <text:p>0.18317225069947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" calcext:value-type="float">
            <text:p>-20</text:p>
          </table:table-cell>
          <table:table-cell office:value-type="float" office:value="-26.812127945754" calcext:value-type="float">
            <text:p>-26.812127945754</text:p>
          </table:table-cell>
          <table:table-cell office:value-type="float" office:value="0.05" calcext:value-type="float">
            <text:p>0.05</text:p>
          </table:table-cell>
          <table:table-cell office:value-type="float" office:value="0.231005426006059" calcext:value-type="float">
            <text:p>0.23100542600605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5" calcext:value-type="float">
            <text:p>-25</text:p>
          </table:table-cell>
          <table:table-cell office:value-type="float" office:value="-29.9439337876189" calcext:value-type="float">
            <text:p>-29.9439337876189</text:p>
          </table:table-cell>
          <table:table-cell office:value-type="float" office:value="0.05" calcext:value-type="float">
            <text:p>0.05</text:p>
          </table:table-cell>
          <table:table-cell office:value-type="float" office:value="0.232014102409852" calcext:value-type="float">
            <text:p>0.23201410240985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30" calcext:value-type="float">
            <text:p>-30</text:p>
          </table:table-cell>
          <table:table-cell office:value-type="float" office:value="-32.8905078903399" calcext:value-type="float">
            <text:p>-32.8905078903399</text:p>
          </table:table-cell>
          <table:table-cell office:value-type="float" office:value="0.05" calcext:value-type="float">
            <text:p>0.05</text:p>
          </table:table-cell>
          <table:table-cell office:value-type="float" office:value="0.265888575804056" calcext:value-type="float">
            <text:p>0.26588857580405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35" calcext:value-type="float">
            <text:p>-35</text:p>
          </table:table-cell>
          <table:table-cell office:value-type="float" office:value="-35.666601001176" calcext:value-type="float">
            <text:p>-35.666601001176</text:p>
          </table:table-cell>
          <table:table-cell office:value-type="float" office:value="0.05" calcext:value-type="float">
            <text:p>0.05</text:p>
          </table:table-cell>
          <table:table-cell office:value-type="float" office:value="0.284960811829413" calcext:value-type="float">
            <text:p>0.28496081182941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40" calcext:value-type="float">
            <text:p>-40</text:p>
          </table:table-cell>
          <table:table-cell office:value-type="float" office:value="-38.2808710905138" calcext:value-type="float">
            <text:p>-38.2808710905138</text:p>
          </table:table-cell>
          <table:table-cell office:value-type="float" office:value="0.05" calcext:value-type="float">
            <text:p>0.05</text:p>
          </table:table-cell>
          <table:table-cell office:value-type="float" office:value="0.299632329277434" calcext:value-type="float">
            <text:p>0.29963232927743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45" calcext:value-type="float">
            <text:p>-45</text:p>
          </table:table-cell>
          <table:table-cell office:value-type="float" office:value="-40.7097254544144" calcext:value-type="float">
            <text:p>-40.7097254544144</text:p>
          </table:table-cell>
          <table:table-cell office:value-type="float" office:value="0.05" calcext:value-type="float">
            <text:p>0.05</text:p>
          </table:table-cell>
          <table:table-cell office:value-type="float" office:value="0.314970653442172" calcext:value-type="float">
            <text:p>0.31497065344217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0" calcext:value-type="float">
            <text:p>-50</text:p>
          </table:table-cell>
          <table:table-cell office:value-type="float" office:value="-42.899441864285" calcext:value-type="float">
            <text:p>-42.899441864285</text:p>
          </table:table-cell>
          <table:table-cell office:value-type="float" office:value="0.05" calcext:value-type="float">
            <text:p>0.05</text:p>
          </table:table-cell>
          <table:table-cell office:value-type="float" office:value="0.345472662478383" calcext:value-type="float">
            <text:p>0.34547266247838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5" calcext:value-type="float">
            <text:p>-55</text:p>
          </table:table-cell>
          <table:table-cell office:value-type="float" office:value="-44.9615620105386" calcext:value-type="float">
            <text:p>-44.9615620105386</text:p>
          </table:table-cell>
          <table:table-cell office:value-type="float" office:value="0.05" calcext:value-type="float">
            <text:p>0.05</text:p>
          </table:table-cell>
          <table:table-cell office:value-type="float" office:value="0.34967680967223" calcext:value-type="float">
            <text:p>0.3496768096722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60" calcext:value-type="float">
            <text:p>-60</text:p>
          </table:table-cell>
          <table:table-cell office:value-type="float" office:value="-47.0139591888223" calcext:value-type="float">
            <text:p>-47.0139591888223</text:p>
          </table:table-cell>
          <table:table-cell office:value-type="float" office:value="0.05" calcext:value-type="float">
            <text:p>0.05</text:p>
          </table:table-cell>
          <table:table-cell office:value-type="float" office:value="0.36527529173576" calcext:value-type="float">
            <text:p>0.3652752917357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65" calcext:value-type="float">
            <text:p>-65</text:p>
          </table:table-cell>
          <table:table-cell office:value-type="float" office:value="-48.900009759527" calcext:value-type="float">
            <text:p>-48.900009759527</text:p>
          </table:table-cell>
          <table:table-cell office:value-type="float" office:value="0.05" calcext:value-type="float">
            <text:p>0.05</text:p>
          </table:table-cell>
          <table:table-cell office:value-type="float" office:value="0.380555478549438" calcext:value-type="float">
            <text:p>0.38055547854943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70" calcext:value-type="float">
            <text:p>-70</text:p>
          </table:table-cell>
          <table:table-cell office:value-type="float" office:value="-50.7148700183536" calcext:value-type="float">
            <text:p>-50.7148700183536</text:p>
          </table:table-cell>
          <table:table-cell office:value-type="float" office:value="0.05" calcext:value-type="float">
            <text:p>0.05</text:p>
          </table:table-cell>
          <table:table-cell office:value-type="float" office:value="0.391640740058001" calcext:value-type="float">
            <text:p>0.39164074005800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75" calcext:value-type="float">
            <text:p>-75</text:p>
          </table:table-cell>
          <table:table-cell office:value-type="float" office:value="-52.5619349549325" calcext:value-type="float">
            <text:p>-52.5619349549325</text:p>
          </table:table-cell>
          <table:table-cell office:value-type="float" office:value="0.05" calcext:value-type="float">
            <text:p>0.05</text:p>
          </table:table-cell>
          <table:table-cell office:value-type="float" office:value="0.407310255939765" calcext:value-type="float">
            <text:p>0.40731025593976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80" calcext:value-type="float">
            <text:p>-80</text:p>
          </table:table-cell>
          <table:table-cell office:value-type="float" office:value="-53.8929413366289" calcext:value-type="float">
            <text:p>-53.8929413366289</text:p>
          </table:table-cell>
          <table:table-cell office:value-type="float" office:value="0.05" calcext:value-type="float">
            <text:p>0.05</text:p>
          </table:table-cell>
          <table:table-cell office:value-type="float" office:value="0.419246843185582" calcext:value-type="float">
            <text:p>0.41924684318558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85" calcext:value-type="float">
            <text:p>-85</text:p>
          </table:table-cell>
          <table:table-cell office:value-type="float" office:value="-55.384949877899" calcext:value-type="float">
            <text:p>-55.384949877899</text:p>
          </table:table-cell>
          <table:table-cell office:value-type="float" office:value="0.05" calcext:value-type="float">
            <text:p>0.05</text:p>
          </table:table-cell>
          <table:table-cell office:value-type="float" office:value="0.430696311447357" calcext:value-type="float">
            <text:p>0.43069631144735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90" calcext:value-type="float">
            <text:p>-90</text:p>
          </table:table-cell>
          <table:table-cell office:value-type="float" office:value="-56.4213924346592" calcext:value-type="float">
            <text:p>-56.4213924346592</text:p>
          </table:table-cell>
          <table:table-cell office:value-type="float" office:value="0.05" calcext:value-type="float">
            <text:p>0.05</text:p>
          </table:table-cell>
          <table:table-cell office:value-type="float" office:value="0.437671827909944" calcext:value-type="float">
            <text:p>0.43767182790994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95" calcext:value-type="float">
            <text:p>-95</text:p>
          </table:table-cell>
          <table:table-cell office:value-type="float" office:value="-57.4967763980708" calcext:value-type="float">
            <text:p>-57.4967763980708</text:p>
          </table:table-cell>
          <table:table-cell office:value-type="float" office:value="0.05" calcext:value-type="float">
            <text:p>0.05</text:p>
          </table:table-cell>
          <table:table-cell office:value-type="float" office:value="0.445248357415982" calcext:value-type="float">
            <text:p>0.44524835741598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0" calcext:value-type="float">
            <text:p>-100</text:p>
          </table:table-cell>
          <table:table-cell office:value-type="float" office:value="-58.0900791215259" calcext:value-type="float">
            <text:p>-58.0900791215259</text:p>
          </table:table-cell>
          <table:table-cell office:value-type="float" office:value="0.05" calcext:value-type="float">
            <text:p>0.05</text:p>
          </table:table-cell>
          <table:table-cell office:value-type="float" office:value="0.448730228131222" calcext:value-type="float">
            <text:p>0.44873022813122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5" calcext:value-type="float">
            <text:p>-105</text:p>
          </table:table-cell>
          <table:table-cell office:value-type="float" office:value="-58.9506449345254" calcext:value-type="float">
            <text:p>-58.9506449345254</text:p>
          </table:table-cell>
          <table:table-cell office:value-type="float" office:value="0.05" calcext:value-type="float">
            <text:p>0.05</text:p>
          </table:table-cell>
          <table:table-cell office:value-type="float" office:value="0.460014957474895" calcext:value-type="float">
            <text:p>0.46001495747489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10" calcext:value-type="float">
            <text:p>-110</text:p>
          </table:table-cell>
          <table:table-cell office:value-type="float" office:value="-59.4918777678309" calcext:value-type="float">
            <text:p>-59.4918777678309</text:p>
          </table:table-cell>
          <table:table-cell office:value-type="float" office:value="0.05" calcext:value-type="float">
            <text:p>0.05</text:p>
          </table:table-cell>
          <table:table-cell office:value-type="float" office:value="0.465354086357648" calcext:value-type="float">
            <text:p>0.46535408635764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15" calcext:value-type="float">
            <text:p>-115</text:p>
          </table:table-cell>
          <table:table-cell office:value-type="float" office:value="-60.1268126974794" calcext:value-type="float">
            <text:p>-60.1268126974794</text:p>
          </table:table-cell>
          <table:table-cell office:value-type="float" office:value="0.05" calcext:value-type="float">
            <text:p>0.05</text:p>
          </table:table-cell>
          <table:table-cell office:value-type="float" office:value="0.478197048819516" calcext:value-type="float">
            <text:p>0.47819704881951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20" calcext:value-type="float">
            <text:p>-120</text:p>
          </table:table-cell>
          <table:table-cell office:value-type="float" office:value="-60.8045368240512" calcext:value-type="float">
            <text:p>-60.8045368240512</text:p>
          </table:table-cell>
          <table:table-cell office:value-type="float" office:value="0.05" calcext:value-type="float">
            <text:p>0.05</text:p>
          </table:table-cell>
          <table:table-cell office:value-type="float" office:value="0.476191670723915" calcext:value-type="float">
            <text:p>0.47619167072391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25" calcext:value-type="float">
            <text:p>-125</text:p>
          </table:table-cell>
          <table:table-cell office:value-type="float" office:value="-61.2956263159917" calcext:value-type="float">
            <text:p>-61.2956263159917</text:p>
          </table:table-cell>
          <table:table-cell office:value-type="float" office:value="0.05" calcext:value-type="float">
            <text:p>0.05</text:p>
          </table:table-cell>
          <table:table-cell office:value-type="float" office:value="0.478129106696451" calcext:value-type="float">
            <text:p>0.47812910669645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30" calcext:value-type="float">
            <text:p>-130</text:p>
          </table:table-cell>
          <table:table-cell office:value-type="float" office:value="-61.899649779239" calcext:value-type="float">
            <text:p>-61.899649779239</text:p>
          </table:table-cell>
          <table:table-cell office:value-type="float" office:value="0.05" calcext:value-type="float">
            <text:p>0.05</text:p>
          </table:table-cell>
          <table:table-cell office:value-type="float" office:value="0.48908587319779" calcext:value-type="float">
            <text:p>0.4890858731977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35" calcext:value-type="float">
            <text:p>-135</text:p>
          </table:table-cell>
          <table:table-cell office:value-type="float" office:value="-62.6054601211479" calcext:value-type="float">
            <text:p>-62.6054601211479</text:p>
          </table:table-cell>
          <table:table-cell office:value-type="float" office:value="0.05" calcext:value-type="float">
            <text:p>0.05</text:p>
          </table:table-cell>
          <table:table-cell office:value-type="float" office:value="0.484516171861945" calcext:value-type="float">
            <text:p>0.48451617186194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40" calcext:value-type="float">
            <text:p>-140</text:p>
          </table:table-cell>
          <table:table-cell office:value-type="float" office:value="-63.1307710636728" calcext:value-type="float">
            <text:p>-63.1307710636728</text:p>
          </table:table-cell>
          <table:table-cell office:value-type="float" office:value="0.05" calcext:value-type="float">
            <text:p>0.05</text:p>
          </table:table-cell>
          <table:table-cell office:value-type="float" office:value="0.496888866567025" calcext:value-type="float">
            <text:p>0.49688886656702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45" calcext:value-type="float">
            <text:p>-145</text:p>
          </table:table-cell>
          <table:table-cell office:value-type="float" office:value="-63.6739428294556" calcext:value-type="float">
            <text:p>-63.6739428294556</text:p>
          </table:table-cell>
          <table:table-cell office:value-type="float" office:value="0.05" calcext:value-type="float">
            <text:p>0.05</text:p>
          </table:table-cell>
          <table:table-cell office:value-type="float" office:value="0.494738908954152" calcext:value-type="float">
            <text:p>0.49473890895415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0" calcext:value-type="float">
            <text:p>-150</text:p>
          </table:table-cell>
          <table:table-cell office:value-type="float" office:value="-64.5108115616766" calcext:value-type="float">
            <text:p>-64.5108115616766</text:p>
          </table:table-cell>
          <table:table-cell office:value-type="float" office:value="0.05" calcext:value-type="float">
            <text:p>0.05</text:p>
          </table:table-cell>
          <table:table-cell office:value-type="float" office:value="0.499022413562523" calcext:value-type="float">
            <text:p>0.49902241356252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5" calcext:value-type="float">
            <text:p>-155</text:p>
          </table:table-cell>
          <table:table-cell office:value-type="float" office:value="-65.0392555784873" calcext:value-type="float">
            <text:p>-65.0392555784873</text:p>
          </table:table-cell>
          <table:table-cell office:value-type="float" office:value="0.05" calcext:value-type="float">
            <text:p>0.05</text:p>
          </table:table-cell>
          <table:table-cell office:value-type="float" office:value="0.502449533971787" calcext:value-type="float">
            <text:p>0.50244953397178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60" calcext:value-type="float">
            <text:p>-160</text:p>
          </table:table-cell>
          <table:table-cell office:value-type="float" office:value="-65.9381153079133" calcext:value-type="float">
            <text:p>-65.9381153079133</text:p>
          </table:table-cell>
          <table:table-cell office:value-type="float" office:value="0.05" calcext:value-type="float">
            <text:p>0.05</text:p>
          </table:table-cell>
          <table:table-cell office:value-type="float" office:value="0.521609505352121" calcext:value-type="float">
            <text:p>0.52160950535212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65" calcext:value-type="float">
            <text:p>-165</text:p>
          </table:table-cell>
          <table:table-cell office:value-type="float" office:value="-66.9131400555367" calcext:value-type="float">
            <text:p>-66.9131400555367</text:p>
          </table:table-cell>
          <table:table-cell office:value-type="float" office:value="0.05" calcext:value-type="float">
            <text:p>0.05</text:p>
          </table:table-cell>
          <table:table-cell office:value-type="float" office:value="0.521865773634428" calcext:value-type="float">
            <text:p>0.52186577363442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70" calcext:value-type="float">
            <text:p>-170</text:p>
          </table:table-cell>
          <table:table-cell office:value-type="float" office:value="-68.1901358455073" calcext:value-type="float">
            <text:p>-68.1901358455073</text:p>
          </table:table-cell>
          <table:table-cell office:value-type="float" office:value="0.05" calcext:value-type="float">
            <text:p>0.05</text:p>
          </table:table-cell>
          <table:table-cell office:value-type="float" office:value="0.527367321180529" calcext:value-type="float">
            <text:p>0.52736732118052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75" calcext:value-type="float">
            <text:p>-175</text:p>
          </table:table-cell>
          <table:table-cell office:value-type="float" office:value="-70.562520570106" calcext:value-type="float">
            <text:p>-70.562520570106</text:p>
          </table:table-cell>
          <table:table-cell office:value-type="float" office:value="0.05" calcext:value-type="float">
            <text:p>0.05</text:p>
          </table:table-cell>
          <table:table-cell office:value-type="float" office:value="0.551732554185977" calcext:value-type="float">
            <text:p>0.55173255418597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80" calcext:value-type="float">
            <text:p>-180</text:p>
          </table:table-cell>
          <table:table-cell office:value-type="float" office:value="-74.9745861895515" calcext:value-type="float">
            <text:p>-74.9745861895515</text:p>
          </table:table-cell>
          <table:table-cell office:value-type="float" office:value="0.05" calcext:value-type="float">
            <text:p>0.05</text:p>
          </table:table-cell>
          <table:table-cell office:value-type="float" office:value="0.582747295221748" calcext:value-type="float">
            <text:p>0.58274729522174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85" calcext:value-type="float">
            <text:p>-185</text:p>
          </table:table-cell>
          <table:table-cell office:value-type="float" office:value="-84.7048729220439" calcext:value-type="float">
            <text:p>-84.7048729220439</text:p>
          </table:table-cell>
          <table:table-cell office:value-type="float" office:value="0.05" calcext:value-type="float">
            <text:p>0.05</text:p>
          </table:table-cell>
          <table:table-cell office:value-type="float" office:value="0.658925816585609" calcext:value-type="float">
            <text:p>0.65892581658560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90" calcext:value-type="float">
            <text:p>-190</text:p>
          </table:table-cell>
          <table:table-cell office:value-type="float" office:value="-106.869783074315" calcext:value-type="float">
            <text:p>-106.869783074315</text:p>
          </table:table-cell>
          <table:table-cell office:value-type="float" office:value="0.05" calcext:value-type="float">
            <text:p>0.05</text:p>
          </table:table-cell>
          <table:table-cell office:value-type="float" office:value="0.834538346079134" calcext:value-type="float">
            <text:p>0.83453834607913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95" calcext:value-type="float">
            <text:p>-195</text:p>
          </table:table-cell>
          <table:table-cell office:value-type="float" office:value="-153.047671394554" calcext:value-type="float">
            <text:p>-153.047671394554</text:p>
          </table:table-cell>
          <table:table-cell office:value-type="float" office:value="0.05" calcext:value-type="float">
            <text:p>0.05</text:p>
          </table:table-cell>
          <table:table-cell office:value-type="float" office:value="1.18802906489222" calcext:value-type="float">
            <text:p>1.1880290648922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0" calcext:value-type="float">
            <text:p>-200</text:p>
          </table:table-cell>
          <table:table-cell office:value-type="float" office:value="-234.483454625125" calcext:value-type="float">
            <text:p>-234.483454625125</text:p>
          </table:table-cell>
          <table:table-cell office:value-type="float" office:value="0.05" calcext:value-type="float">
            <text:p>0.05</text:p>
          </table:table-cell>
          <table:table-cell office:value-type="float" office:value="1.81968516545455" calcext:value-type="float">
            <text:p>1.8196851654545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5" calcext:value-type="float">
            <text:p>-205</text:p>
          </table:table-cell>
          <table:table-cell office:value-type="float" office:value="-352.813938520257" calcext:value-type="float">
            <text:p>-352.813938520257</text:p>
          </table:table-cell>
          <table:table-cell office:value-type="float" office:value="0.05" calcext:value-type="float">
            <text:p>0.05</text:p>
          </table:table-cell>
          <table:table-cell office:value-type="float" office:value="2.72754554626366" calcext:value-type="float">
            <text:p>2.7275455462636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10" calcext:value-type="float">
            <text:p>-210</text:p>
          </table:table-cell>
          <table:table-cell office:value-type="float" office:value="-498.771397349314" calcext:value-type="float">
            <text:p>-498.771397349314</text:p>
          </table:table-cell>
          <table:table-cell office:value-type="float" office:value="0.05" calcext:value-type="float">
            <text:p>0.05</text:p>
          </table:table-cell>
          <table:table-cell office:value-type="float" office:value="3.85391649856209" calcext:value-type="float">
            <text:p>3.85391649856209</text:p>
          </table:table-cell>
        </table:table-row>
      </table:table>
      <table:table table:name="12" table:style-name="ta2">
        <table:table-column table:style-name="co4" table:number-columns-repeated="4" table:default-cell-style-name="Default"/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6.2865719567725" calcext:value-type="float">
            <text:p>16.2865719567725</text:p>
          </table:table-cell>
          <table:table-cell office:value-type="float" office:value="0.05" calcext:value-type="float">
            <text:p>0.05</text:p>
          </table:table-cell>
          <table:table-cell office:value-type="float" office:value="0.50099958160189" calcext:value-type="float">
            <text:p>0.5009995816018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" calcext:value-type="float">
            <text:p>-5</text:p>
          </table:table-cell>
          <table:table-cell office:value-type="float" office:value="-88.3323408485299" calcext:value-type="float">
            <text:p>-88.3323408485299</text:p>
          </table:table-cell>
          <table:table-cell office:value-type="float" office:value="0.05" calcext:value-type="float">
            <text:p>0.05</text:p>
          </table:table-cell>
          <table:table-cell office:value-type="float" office:value="0.657615969892951" calcext:value-type="float">
            <text:p>0.65761596989295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" calcext:value-type="float">
            <text:p>-10</text:p>
          </table:table-cell>
          <table:table-cell office:value-type="float" office:value="-120.343118702395" calcext:value-type="float">
            <text:p>-120.343118702395</text:p>
          </table:table-cell>
          <table:table-cell office:value-type="float" office:value="0.05" calcext:value-type="float">
            <text:p>0.05</text:p>
          </table:table-cell>
          <table:table-cell office:value-type="float" office:value="0.897659120264922" calcext:value-type="float">
            <text:p>0.89765912026492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" calcext:value-type="float">
            <text:p>-15</text:p>
          </table:table-cell>
          <table:table-cell office:value-type="float" office:value="-145.74359288279" calcext:value-type="float">
            <text:p>-145.74359288279</text:p>
          </table:table-cell>
          <table:table-cell office:value-type="float" office:value="0.05" calcext:value-type="float">
            <text:p>0.05</text:p>
          </table:table-cell>
          <table:table-cell office:value-type="float" office:value="1.07529377246807" calcext:value-type="float">
            <text:p>1.0752937724680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" calcext:value-type="float">
            <text:p>-20</text:p>
          </table:table-cell>
          <table:table-cell office:value-type="float" office:value="-167.806065514895" calcext:value-type="float">
            <text:p>-167.806065514895</text:p>
          </table:table-cell>
          <table:table-cell office:value-type="float" office:value="0.05" calcext:value-type="float">
            <text:p>0.05</text:p>
          </table:table-cell>
          <table:table-cell office:value-type="float" office:value="1.23999281474528" calcext:value-type="float">
            <text:p>1.2399928147452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5" calcext:value-type="float">
            <text:p>-25</text:p>
          </table:table-cell>
          <table:table-cell office:value-type="float" office:value="-187.408730743651" calcext:value-type="float">
            <text:p>-187.408730743651</text:p>
          </table:table-cell>
          <table:table-cell office:value-type="float" office:value="0.05" calcext:value-type="float">
            <text:p>0.05</text:p>
          </table:table-cell>
          <table:table-cell office:value-type="float" office:value="1.38003255671745" calcext:value-type="float">
            <text:p>1.3800325567174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30" calcext:value-type="float">
            <text:p>-30</text:p>
          </table:table-cell>
          <table:table-cell office:value-type="float" office:value="-205.268371138272" calcext:value-type="float">
            <text:p>-205.268371138272</text:p>
          </table:table-cell>
          <table:table-cell office:value-type="float" office:value="0.05" calcext:value-type="float">
            <text:p>0.05</text:p>
          </table:table-cell>
          <table:table-cell office:value-type="float" office:value="1.51235711793483" calcext:value-type="float">
            <text:p>1.5123571179348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35" calcext:value-type="float">
            <text:p>-35</text:p>
          </table:table-cell>
          <table:table-cell office:value-type="float" office:value="-221.724865616918" calcext:value-type="float">
            <text:p>-221.724865616918</text:p>
          </table:table-cell>
          <table:table-cell office:value-type="float" office:value="0.05" calcext:value-type="float">
            <text:p>0.05</text:p>
          </table:table-cell>
          <table:table-cell office:value-type="float" office:value="1.63321002740305" calcext:value-type="float">
            <text:p>1.6332100274030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40" calcext:value-type="float">
            <text:p>-40</text:p>
          </table:table-cell>
          <table:table-cell office:value-type="float" office:value="-237.195021888609" calcext:value-type="float">
            <text:p>-237.195021888609</text:p>
          </table:table-cell>
          <table:table-cell office:value-type="float" office:value="0.05" calcext:value-type="float">
            <text:p>0.05</text:p>
          </table:table-cell>
          <table:table-cell office:value-type="float" office:value="1.74807826643314" calcext:value-type="float">
            <text:p>1.7480782664331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45" calcext:value-type="float">
            <text:p>-45</text:p>
          </table:table-cell>
          <table:table-cell office:value-type="float" office:value="-251.572745293291" calcext:value-type="float">
            <text:p>-251.572745293291</text:p>
          </table:table-cell>
          <table:table-cell office:value-type="float" office:value="0.05" calcext:value-type="float">
            <text:p>0.05</text:p>
          </table:table-cell>
          <table:table-cell office:value-type="float" office:value="1.85357395079164" calcext:value-type="float">
            <text:p>1.8535739507916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0" calcext:value-type="float">
            <text:p>-50</text:p>
          </table:table-cell>
          <table:table-cell office:value-type="float" office:value="-264.802024489839" calcext:value-type="float">
            <text:p>-264.802024489839</text:p>
          </table:table-cell>
          <table:table-cell office:value-type="float" office:value="0.05" calcext:value-type="float">
            <text:p>0.05</text:p>
          </table:table-cell>
          <table:table-cell office:value-type="float" office:value="1.95127186732683" calcext:value-type="float">
            <text:p>1.9512718673268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5" calcext:value-type="float">
            <text:p>-55</text:p>
          </table:table-cell>
          <table:table-cell office:value-type="float" office:value="-276.989394505671" calcext:value-type="float">
            <text:p>-276.989394505671</text:p>
          </table:table-cell>
          <table:table-cell office:value-type="float" office:value="0.05" calcext:value-type="float">
            <text:p>0.05</text:p>
          </table:table-cell>
          <table:table-cell office:value-type="float" office:value="2.04052185961383" calcext:value-type="float">
            <text:p>2.0405218596138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60" calcext:value-type="float">
            <text:p>-60</text:p>
          </table:table-cell>
          <table:table-cell office:value-type="float" office:value="-287.759069545344" calcext:value-type="float">
            <text:p>-287.759069545344</text:p>
          </table:table-cell>
          <table:table-cell office:value-type="float" office:value="0.05" calcext:value-type="float">
            <text:p>0.05</text:p>
          </table:table-cell>
          <table:table-cell office:value-type="float" office:value="2.11898959215817" calcext:value-type="float">
            <text:p>2.1189895921581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65" calcext:value-type="float">
            <text:p>-65</text:p>
          </table:table-cell>
          <table:table-cell office:value-type="float" office:value="-297.511157232501" calcext:value-type="float">
            <text:p>-297.511157232501</text:p>
          </table:table-cell>
          <table:table-cell office:value-type="float" office:value="0.05" calcext:value-type="float">
            <text:p>0.05</text:p>
          </table:table-cell>
          <table:table-cell office:value-type="float" office:value="2.19162470741121" calcext:value-type="float">
            <text:p>2.1916247074112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70" calcext:value-type="float">
            <text:p>-70</text:p>
          </table:table-cell>
          <table:table-cell office:value-type="float" office:value="-305.543847488266" calcext:value-type="float">
            <text:p>-305.543847488266</text:p>
          </table:table-cell>
          <table:table-cell office:value-type="float" office:value="0.05" calcext:value-type="float">
            <text:p>0.05</text:p>
          </table:table-cell>
          <table:table-cell office:value-type="float" office:value="2.24994205946769" calcext:value-type="float">
            <text:p>2.2499420594676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75" calcext:value-type="float">
            <text:p>-75</text:p>
          </table:table-cell>
          <table:table-cell office:value-type="float" office:value="-312.646278627027" calcext:value-type="float">
            <text:p>-312.646278627027</text:p>
          </table:table-cell>
          <table:table-cell office:value-type="float" office:value="0.05" calcext:value-type="float">
            <text:p>0.05</text:p>
          </table:table-cell>
          <table:table-cell office:value-type="float" office:value="2.30386099180026" calcext:value-type="float">
            <text:p>2.3038609918002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80" calcext:value-type="float">
            <text:p>-80</text:p>
          </table:table-cell>
          <table:table-cell office:value-type="float" office:value="-318.42596476796" calcext:value-type="float">
            <text:p>-318.42596476796</text:p>
          </table:table-cell>
          <table:table-cell office:value-type="float" office:value="0.05" calcext:value-type="float">
            <text:p>0.05</text:p>
          </table:table-cell>
          <table:table-cell office:value-type="float" office:value="2.34543728586919" calcext:value-type="float">
            <text:p>2.3454372858691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85" calcext:value-type="float">
            <text:p>-85</text:p>
          </table:table-cell>
          <table:table-cell office:value-type="float" office:value="-323.395713705211" calcext:value-type="float">
            <text:p>-323.395713705211</text:p>
          </table:table-cell>
          <table:table-cell office:value-type="float" office:value="0.05" calcext:value-type="float">
            <text:p>0.05</text:p>
          </table:table-cell>
          <table:table-cell office:value-type="float" office:value="2.38181856753157" calcext:value-type="float">
            <text:p>2.3818185675315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90" calcext:value-type="float">
            <text:p>-90</text:p>
          </table:table-cell>
          <table:table-cell office:value-type="float" office:value="-327.524259356008" calcext:value-type="float">
            <text:p>-327.524259356008</text:p>
          </table:table-cell>
          <table:table-cell office:value-type="float" office:value="0.05" calcext:value-type="float">
            <text:p>0.05</text:p>
          </table:table-cell>
          <table:table-cell office:value-type="float" office:value="2.41340980499987" calcext:value-type="float">
            <text:p>2.4134098049998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95" calcext:value-type="float">
            <text:p>-95</text:p>
          </table:table-cell>
          <table:table-cell office:value-type="float" office:value="-331.167418549609" calcext:value-type="float">
            <text:p>-331.167418549609</text:p>
          </table:table-cell>
          <table:table-cell office:value-type="float" office:value="0.05" calcext:value-type="float">
            <text:p>0.05</text:p>
          </table:table-cell>
          <table:table-cell office:value-type="float" office:value="2.44167865241337" calcext:value-type="float">
            <text:p>2.4416786524133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0" calcext:value-type="float">
            <text:p>-100</text:p>
          </table:table-cell>
          <table:table-cell office:value-type="float" office:value="-334.423850512516" calcext:value-type="float">
            <text:p>-334.423850512516</text:p>
          </table:table-cell>
          <table:table-cell office:value-type="float" office:value="0.05" calcext:value-type="float">
            <text:p>0.05</text:p>
          </table:table-cell>
          <table:table-cell office:value-type="float" office:value="2.46246172833409" calcext:value-type="float">
            <text:p>2.4624617283340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5" calcext:value-type="float">
            <text:p>-105</text:p>
          </table:table-cell>
          <table:table-cell office:value-type="float" office:value="-337.581250630382" calcext:value-type="float">
            <text:p>-337.581250630382</text:p>
          </table:table-cell>
          <table:table-cell office:value-type="float" office:value="0.05" calcext:value-type="float">
            <text:p>0.05</text:p>
          </table:table-cell>
          <table:table-cell office:value-type="float" office:value="2.48662044690082" calcext:value-type="float">
            <text:p>2.4866204469008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10" calcext:value-type="float">
            <text:p>-110</text:p>
          </table:table-cell>
          <table:table-cell office:value-type="float" office:value="-340.309953120425" calcext:value-type="float">
            <text:p>-340.309953120425</text:p>
          </table:table-cell>
          <table:table-cell office:value-type="float" office:value="0.05" calcext:value-type="float">
            <text:p>0.05</text:p>
          </table:table-cell>
          <table:table-cell office:value-type="float" office:value="2.50849441904667" calcext:value-type="float">
            <text:p>2.5084944190466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15" calcext:value-type="float">
            <text:p>-115</text:p>
          </table:table-cell>
          <table:table-cell office:value-type="float" office:value="-343.015350014646" calcext:value-type="float">
            <text:p>-343.015350014646</text:p>
          </table:table-cell>
          <table:table-cell office:value-type="float" office:value="0.05" calcext:value-type="float">
            <text:p>0.05</text:p>
          </table:table-cell>
          <table:table-cell office:value-type="float" office:value="2.52842402391383" calcext:value-type="float">
            <text:p>2.5284240239138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20" calcext:value-type="float">
            <text:p>-120</text:p>
          </table:table-cell>
          <table:table-cell office:value-type="float" office:value="-345.775758954821" calcext:value-type="float">
            <text:p>-345.775758954821</text:p>
          </table:table-cell>
          <table:table-cell office:value-type="float" office:value="0.05" calcext:value-type="float">
            <text:p>0.05</text:p>
          </table:table-cell>
          <table:table-cell office:value-type="float" office:value="2.54601582582634" calcext:value-type="float">
            <text:p>2.5460158258263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25" calcext:value-type="float">
            <text:p>-125</text:p>
          </table:table-cell>
          <table:table-cell office:value-type="float" office:value="-348.35534628089" calcext:value-type="float">
            <text:p>-348.35534628089</text:p>
          </table:table-cell>
          <table:table-cell office:value-type="float" office:value="0.05" calcext:value-type="float">
            <text:p>0.05</text:p>
          </table:table-cell>
          <table:table-cell office:value-type="float" office:value="2.56804955002595" calcext:value-type="float">
            <text:p>2.5680495500259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30" calcext:value-type="float">
            <text:p>-130</text:p>
          </table:table-cell>
          <table:table-cell office:value-type="float" office:value="-350.985880723411" calcext:value-type="float">
            <text:p>-350.985880723411</text:p>
          </table:table-cell>
          <table:table-cell office:value-type="float" office:value="0.05" calcext:value-type="float">
            <text:p>0.05</text:p>
          </table:table-cell>
          <table:table-cell office:value-type="float" office:value="2.58456662010362" calcext:value-type="float">
            <text:p>2.5845666201036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35" calcext:value-type="float">
            <text:p>-135</text:p>
          </table:table-cell>
          <table:table-cell office:value-type="float" office:value="-353.803689855625" calcext:value-type="float">
            <text:p>-353.803689855625</text:p>
          </table:table-cell>
          <table:table-cell office:value-type="float" office:value="0.05" calcext:value-type="float">
            <text:p>0.05</text:p>
          </table:table-cell>
          <table:table-cell office:value-type="float" office:value="2.60592484455463" calcext:value-type="float">
            <text:p>2.6059248445546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40" calcext:value-type="float">
            <text:p>-140</text:p>
          </table:table-cell>
          <table:table-cell office:value-type="float" office:value="-356.841665732102" calcext:value-type="float">
            <text:p>-356.841665732102</text:p>
          </table:table-cell>
          <table:table-cell office:value-type="float" office:value="0.05" calcext:value-type="float">
            <text:p>0.05</text:p>
          </table:table-cell>
          <table:table-cell office:value-type="float" office:value="2.62927352599061" calcext:value-type="float">
            <text:p>2.6292735259906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45" calcext:value-type="float">
            <text:p>-145</text:p>
          </table:table-cell>
          <table:table-cell office:value-type="float" office:value="-360.244181099062" calcext:value-type="float">
            <text:p>-360.244181099062</text:p>
          </table:table-cell>
          <table:table-cell office:value-type="float" office:value="0.05" calcext:value-type="float">
            <text:p>0.05</text:p>
          </table:table-cell>
          <table:table-cell office:value-type="float" office:value="2.65265488592519" calcext:value-type="float">
            <text:p>2.6526548859251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0" calcext:value-type="float">
            <text:p>-150</text:p>
          </table:table-cell>
          <table:table-cell office:value-type="float" office:value="-364.832385590737" calcext:value-type="float">
            <text:p>-364.832385590737</text:p>
          </table:table-cell>
          <table:table-cell office:value-type="float" office:value="0.05" calcext:value-type="float">
            <text:p>0.05</text:p>
          </table:table-cell>
          <table:table-cell office:value-type="float" office:value="2.68667282622719" calcext:value-type="float">
            <text:p>2.6866728262271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5" calcext:value-type="float">
            <text:p>-155</text:p>
          </table:table-cell>
          <table:table-cell office:value-type="float" office:value="-370.979338112363" calcext:value-type="float">
            <text:p>-370.979338112363</text:p>
          </table:table-cell>
          <table:table-cell office:value-type="float" office:value="0.05" calcext:value-type="float">
            <text:p>0.05</text:p>
          </table:table-cell>
          <table:table-cell office:value-type="float" office:value="2.73273983363955" calcext:value-type="float">
            <text:p>2.7327398336395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60" calcext:value-type="float">
            <text:p>-160</text:p>
          </table:table-cell>
          <table:table-cell office:value-type="float" office:value="-379.96284925354" calcext:value-type="float">
            <text:p>-379.96284925354</text:p>
          </table:table-cell>
          <table:table-cell office:value-type="float" office:value="0.05" calcext:value-type="float">
            <text:p>0.05</text:p>
          </table:table-cell>
          <table:table-cell office:value-type="float" office:value="2.79799150465964" calcext:value-type="float">
            <text:p>2.7979915046596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65" calcext:value-type="float">
            <text:p>-165</text:p>
          </table:table-cell>
          <table:table-cell office:value-type="float" office:value="-393.999203265912" calcext:value-type="float">
            <text:p>-393.999203265912</text:p>
          </table:table-cell>
          <table:table-cell office:value-type="float" office:value="0.05" calcext:value-type="float">
            <text:p>0.05</text:p>
          </table:table-cell>
          <table:table-cell office:value-type="float" office:value="2.90335366978132" calcext:value-type="float">
            <text:p>2.9033536697813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70" calcext:value-type="float">
            <text:p>-170</text:p>
          </table:table-cell>
          <table:table-cell office:value-type="float" office:value="-415.017276947981" calcext:value-type="float">
            <text:p>-415.017276947981</text:p>
          </table:table-cell>
          <table:table-cell office:value-type="float" office:value="0.05" calcext:value-type="float">
            <text:p>0.05</text:p>
          </table:table-cell>
          <table:table-cell office:value-type="float" office:value="3.05755630068501" calcext:value-type="float">
            <text:p>3.0575563006850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75" calcext:value-type="float">
            <text:p>-175</text:p>
          </table:table-cell>
          <table:table-cell office:value-type="float" office:value="-445.625366190439" calcext:value-type="float">
            <text:p>-445.625366190439</text:p>
          </table:table-cell>
          <table:table-cell office:value-type="float" office:value="0.05" calcext:value-type="float">
            <text:p>0.05</text:p>
          </table:table-cell>
          <table:table-cell office:value-type="float" office:value="3.28239228301293" calcext:value-type="float">
            <text:p>3.2823922830129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80" calcext:value-type="float">
            <text:p>-180</text:p>
          </table:table-cell>
          <table:table-cell office:value-type="float" office:value="-487.189947857694" calcext:value-type="float">
            <text:p>-487.189947857694</text:p>
          </table:table-cell>
          <table:table-cell office:value-type="float" office:value="0.05" calcext:value-type="float">
            <text:p>0.05</text:p>
          </table:table-cell>
          <table:table-cell office:value-type="float" office:value="3.60808316616792" calcext:value-type="float">
            <text:p>3.6080831661679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85" calcext:value-type="float">
            <text:p>-185</text:p>
          </table:table-cell>
          <table:table-cell office:value-type="float" office:value="-539.499679489947" calcext:value-type="float">
            <text:p>-539.499679489947</text:p>
          </table:table-cell>
          <table:table-cell office:value-type="float" office:value="0.05" calcext:value-type="float">
            <text:p>0.05</text:p>
          </table:table-cell>
          <table:table-cell office:value-type="float" office:value="3.99719577636026" calcext:value-type="float">
            <text:p>3.9971957763602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90" calcext:value-type="float">
            <text:p>-190</text:p>
          </table:table-cell>
          <table:table-cell office:value-type="float" office:value="-601.161475871744" calcext:value-type="float">
            <text:p>-601.161475871744</text:p>
          </table:table-cell>
          <table:table-cell office:value-type="float" office:value="0.05" calcext:value-type="float">
            <text:p>0.05</text:p>
          </table:table-cell>
          <table:table-cell office:value-type="float" office:value="4.50128627681774" calcext:value-type="float">
            <text:p>4.5012862768177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95" calcext:value-type="float">
            <text:p>-195</text:p>
          </table:table-cell>
          <table:table-cell office:value-type="float" office:value="-669.785683508095" calcext:value-type="float">
            <text:p>-669.785683508095</text:p>
          </table:table-cell>
          <table:table-cell office:value-type="float" office:value="0.05" calcext:value-type="float">
            <text:p>0.05</text:p>
          </table:table-cell>
          <table:table-cell office:value-type="float" office:value="5.02383346771197" calcext:value-type="float">
            <text:p>5.0238334677119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0" calcext:value-type="float">
            <text:p>-200</text:p>
          </table:table-cell>
          <table:table-cell office:value-type="float" office:value="-744.238813743997" calcext:value-type="float">
            <text:p>-744.238813743997</text:p>
          </table:table-cell>
          <table:table-cell office:value-type="float" office:value="0.05" calcext:value-type="float">
            <text:p>0.05</text:p>
          </table:table-cell>
          <table:table-cell office:value-type="float" office:value="5.67279372020609" calcext:value-type="float">
            <text:p>5.6727937202060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5" calcext:value-type="float">
            <text:p>-205</text:p>
          </table:table-cell>
          <table:table-cell office:value-type="float" office:value="-822.140545485111" calcext:value-type="float">
            <text:p>-822.140545485111</text:p>
          </table:table-cell>
          <table:table-cell office:value-type="float" office:value="0.05" calcext:value-type="float">
            <text:p>0.05</text:p>
          </table:table-cell>
          <table:table-cell office:value-type="float" office:value="6.43398146196784" calcext:value-type="float">
            <text:p>6.4339814619678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10" calcext:value-type="float">
            <text:p>-210</text:p>
          </table:table-cell>
          <table:table-cell office:value-type="float" office:value="-902.659431275795" calcext:value-type="float">
            <text:p>-902.659431275795</text:p>
          </table:table-cell>
          <table:table-cell office:value-type="float" office:value="0.05" calcext:value-type="float">
            <text:p>0.05</text:p>
          </table:table-cell>
          <table:table-cell office:value-type="float" office:value="7.1604961811682" calcext:value-type="float">
            <text:p>7.1604961811682</text:p>
          </table:table-cell>
        </table:table-row>
      </table:table>
      <table:table table:name="13" table:style-name="ta2">
        <table:table-column table:style-name="co4" table:number-columns-repeated="4" table:default-cell-style-name="Default"/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6.483422942889" calcext:value-type="float">
            <text:p>16.483422942889</text:p>
          </table:table-cell>
          <table:table-cell office:value-type="float" office:value="0.05" calcext:value-type="float">
            <text:p>0.05</text:p>
          </table:table-cell>
          <table:table-cell office:value-type="float" office:value="0.320753576179173" calcext:value-type="float">
            <text:p>0.32075357617917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" calcext:value-type="float">
            <text:p>-5</text:p>
          </table:table-cell>
          <table:table-cell office:value-type="float" office:value="-97.1386888121548" calcext:value-type="float">
            <text:p>-97.1386888121548</text:p>
          </table:table-cell>
          <table:table-cell office:value-type="float" office:value="0.05" calcext:value-type="float">
            <text:p>0.05</text:p>
          </table:table-cell>
          <table:table-cell office:value-type="float" office:value="0.746535800061679" calcext:value-type="float">
            <text:p>0.74653580006167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" calcext:value-type="float">
            <text:p>-10</text:p>
          </table:table-cell>
          <table:table-cell office:value-type="float" office:value="-132.02872398257" calcext:value-type="float">
            <text:p>-132.02872398257</text:p>
          </table:table-cell>
          <table:table-cell office:value-type="float" office:value="0.05" calcext:value-type="float">
            <text:p>0.05</text:p>
          </table:table-cell>
          <table:table-cell office:value-type="float" office:value="0.977525420600476" calcext:value-type="float">
            <text:p>0.97752542060047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" calcext:value-type="float">
            <text:p>-15</text:p>
          </table:table-cell>
          <table:table-cell office:value-type="float" office:value="-159.577987647635" calcext:value-type="float">
            <text:p>-159.577987647635</text:p>
          </table:table-cell>
          <table:table-cell office:value-type="float" office:value="0.05" calcext:value-type="float">
            <text:p>0.05</text:p>
          </table:table-cell>
          <table:table-cell office:value-type="float" office:value="1.18003886290962" calcext:value-type="float">
            <text:p>1.1800388629096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" calcext:value-type="float">
            <text:p>-20</text:p>
          </table:table-cell>
          <table:table-cell office:value-type="float" office:value="-183.328015763351" calcext:value-type="float">
            <text:p>-183.328015763351</text:p>
          </table:table-cell>
          <table:table-cell office:value-type="float" office:value="0.05" calcext:value-type="float">
            <text:p>0.05</text:p>
          </table:table-cell>
          <table:table-cell office:value-type="float" office:value="1.35463791541451" calcext:value-type="float">
            <text:p>1.3546379154145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5" calcext:value-type="float">
            <text:p>-25</text:p>
          </table:table-cell>
          <table:table-cell office:value-type="float" office:value="-204.295159266176" calcext:value-type="float">
            <text:p>-204.295159266176</text:p>
          </table:table-cell>
          <table:table-cell office:value-type="float" office:value="0.05" calcext:value-type="float">
            <text:p>0.05</text:p>
          </table:table-cell>
          <table:table-cell office:value-type="float" office:value="1.50507317374369" calcext:value-type="float">
            <text:p>1.5050731737436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30" calcext:value-type="float">
            <text:p>-30</text:p>
          </table:table-cell>
          <table:table-cell office:value-type="float" office:value="-223.558572253405" calcext:value-type="float">
            <text:p>-223.558572253405</text:p>
          </table:table-cell>
          <table:table-cell office:value-type="float" office:value="0.05" calcext:value-type="float">
            <text:p>0.05</text:p>
          </table:table-cell>
          <table:table-cell office:value-type="float" office:value="1.64704148840177" calcext:value-type="float">
            <text:p>1.6470414884017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35" calcext:value-type="float">
            <text:p>-35</text:p>
          </table:table-cell>
          <table:table-cell office:value-type="float" office:value="-241.353021341105" calcext:value-type="float">
            <text:p>-241.353021341105</text:p>
          </table:table-cell>
          <table:table-cell office:value-type="float" office:value="0.05" calcext:value-type="float">
            <text:p>0.05</text:p>
          </table:table-cell>
          <table:table-cell office:value-type="float" office:value="1.77887386609085" calcext:value-type="float">
            <text:p>1.7788738660908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40" calcext:value-type="float">
            <text:p>-40</text:p>
          </table:table-cell>
          <table:table-cell office:value-type="float" office:value="-257.936612615577" calcext:value-type="float">
            <text:p>-257.936612615577</text:p>
          </table:table-cell>
          <table:table-cell office:value-type="float" office:value="0.05" calcext:value-type="float">
            <text:p>0.05</text:p>
          </table:table-cell>
          <table:table-cell office:value-type="float" office:value="1.89971233250997" calcext:value-type="float">
            <text:p>1.8997123325099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45" calcext:value-type="float">
            <text:p>-45</text:p>
          </table:table-cell>
          <table:table-cell office:value-type="float" office:value="-273.534678668996" calcext:value-type="float">
            <text:p>-273.534678668996</text:p>
          </table:table-cell>
          <table:table-cell office:value-type="float" office:value="0.05" calcext:value-type="float">
            <text:p>0.05</text:p>
          </table:table-cell>
          <table:table-cell office:value-type="float" office:value="2.01488594696372" calcext:value-type="float">
            <text:p>2.0148859469637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0" calcext:value-type="float">
            <text:p>-50</text:p>
          </table:table-cell>
          <table:table-cell office:value-type="float" office:value="-288.141105169901" calcext:value-type="float">
            <text:p>-288.141105169901</text:p>
          </table:table-cell>
          <table:table-cell office:value-type="float" office:value="0.05" calcext:value-type="float">
            <text:p>0.05</text:p>
          </table:table-cell>
          <table:table-cell office:value-type="float" office:value="2.12192275787919" calcext:value-type="float">
            <text:p>2.1219227578791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5" calcext:value-type="float">
            <text:p>-55</text:p>
          </table:table-cell>
          <table:table-cell office:value-type="float" office:value="-301.679725501707" calcext:value-type="float">
            <text:p>-301.679725501707</text:p>
          </table:table-cell>
          <table:table-cell office:value-type="float" office:value="0.05" calcext:value-type="float">
            <text:p>0.05</text:p>
          </table:table-cell>
          <table:table-cell office:value-type="float" office:value="2.22150244095934" calcext:value-type="float">
            <text:p>2.2215024409593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60" calcext:value-type="float">
            <text:p>-60</text:p>
          </table:table-cell>
          <table:table-cell office:value-type="float" office:value="-314.011756196265" calcext:value-type="float">
            <text:p>-314.011756196265</text:p>
          </table:table-cell>
          <table:table-cell office:value-type="float" office:value="0.05" calcext:value-type="float">
            <text:p>0.05</text:p>
          </table:table-cell>
          <table:table-cell office:value-type="float" office:value="2.31258815957145" calcext:value-type="float">
            <text:p>2.3125881595714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65" calcext:value-type="float">
            <text:p>-65</text:p>
          </table:table-cell>
          <table:table-cell office:value-type="float" office:value="-325.038893708401" calcext:value-type="float">
            <text:p>-325.038893708401</text:p>
          </table:table-cell>
          <table:table-cell office:value-type="float" office:value="0.05" calcext:value-type="float">
            <text:p>0.05</text:p>
          </table:table-cell>
          <table:table-cell office:value-type="float" office:value="2.39413025014071" calcext:value-type="float">
            <text:p>2.3941302501407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70" calcext:value-type="float">
            <text:p>-70</text:p>
          </table:table-cell>
          <table:table-cell office:value-type="float" office:value="-334.581010849467" calcext:value-type="float">
            <text:p>-334.581010849467</text:p>
          </table:table-cell>
          <table:table-cell office:value-type="float" office:value="0.05" calcext:value-type="float">
            <text:p>0.05</text:p>
          </table:table-cell>
          <table:table-cell office:value-type="float" office:value="2.46403543436018" calcext:value-type="float">
            <text:p>2.4640354343601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75" calcext:value-type="float">
            <text:p>-75</text:p>
          </table:table-cell>
          <table:table-cell office:value-type="float" office:value="-342.672761143485" calcext:value-type="float">
            <text:p>-342.672761143485</text:p>
          </table:table-cell>
          <table:table-cell office:value-type="float" office:value="0.05" calcext:value-type="float">
            <text:p>0.05</text:p>
          </table:table-cell>
          <table:table-cell office:value-type="float" office:value="2.52601740336143" calcext:value-type="float">
            <text:p>2.5260174033614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80" calcext:value-type="float">
            <text:p>-80</text:p>
          </table:table-cell>
          <table:table-cell office:value-type="float" office:value="-349.487429147771" calcext:value-type="float">
            <text:p>-349.487429147771</text:p>
          </table:table-cell>
          <table:table-cell office:value-type="float" office:value="0.05" calcext:value-type="float">
            <text:p>0.05</text:p>
          </table:table-cell>
          <table:table-cell office:value-type="float" office:value="2.57336279757326" calcext:value-type="float">
            <text:p>2.5733627975732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85" calcext:value-type="float">
            <text:p>-85</text:p>
          </table:table-cell>
          <table:table-cell office:value-type="float" office:value="-354.946968215848" calcext:value-type="float">
            <text:p>-354.946968215848</text:p>
          </table:table-cell>
          <table:table-cell office:value-type="float" office:value="0.05" calcext:value-type="float">
            <text:p>0.05</text:p>
          </table:table-cell>
          <table:table-cell office:value-type="float" office:value="2.61572237447809" calcext:value-type="float">
            <text:p>2.6157223744780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90" calcext:value-type="float">
            <text:p>-90</text:p>
          </table:table-cell>
          <table:table-cell office:value-type="float" office:value="-359.450334241332" calcext:value-type="float">
            <text:p>-359.450334241332</text:p>
          </table:table-cell>
          <table:table-cell office:value-type="float" office:value="0.05" calcext:value-type="float">
            <text:p>0.05</text:p>
          </table:table-cell>
          <table:table-cell office:value-type="float" office:value="2.64745931762588" calcext:value-type="float">
            <text:p>2.6474593176258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95" calcext:value-type="float">
            <text:p>-95</text:p>
          </table:table-cell>
          <table:table-cell office:value-type="float" office:value="-363.505389354137" calcext:value-type="float">
            <text:p>-363.505389354137</text:p>
          </table:table-cell>
          <table:table-cell office:value-type="float" office:value="0.05" calcext:value-type="float">
            <text:p>0.05</text:p>
          </table:table-cell>
          <table:table-cell office:value-type="float" office:value="2.67766872974751" calcext:value-type="float">
            <text:p>2.6776687297475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0" calcext:value-type="float">
            <text:p>-100</text:p>
          </table:table-cell>
          <table:table-cell office:value-type="float" office:value="-366.866205319268" calcext:value-type="float">
            <text:p>-366.866205319268</text:p>
          </table:table-cell>
          <table:table-cell office:value-type="float" office:value="0.05" calcext:value-type="float">
            <text:p>0.05</text:p>
          </table:table-cell>
          <table:table-cell office:value-type="float" office:value="2.70169744166206" calcext:value-type="float">
            <text:p>2.7016974416620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5" calcext:value-type="float">
            <text:p>-105</text:p>
          </table:table-cell>
          <table:table-cell office:value-type="float" office:value="-370.191622523301" calcext:value-type="float">
            <text:p>-370.191622523301</text:p>
          </table:table-cell>
          <table:table-cell office:value-type="float" office:value="0.05" calcext:value-type="float">
            <text:p>0.05</text:p>
          </table:table-cell>
          <table:table-cell office:value-type="float" office:value="2.7261579735785" calcext:value-type="float">
            <text:p>2.726157973578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10" calcext:value-type="float">
            <text:p>-110</text:p>
          </table:table-cell>
          <table:table-cell office:value-type="float" office:value="-373.253293551346" calcext:value-type="float">
            <text:p>-373.253293551346</text:p>
          </table:table-cell>
          <table:table-cell office:value-type="float" office:value="0.05" calcext:value-type="float">
            <text:p>0.05</text:p>
          </table:table-cell>
          <table:table-cell office:value-type="float" office:value="2.74866881955031" calcext:value-type="float">
            <text:p>2.7486688195503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15" calcext:value-type="float">
            <text:p>-115</text:p>
          </table:table-cell>
          <table:table-cell office:value-type="float" office:value="-375.93299670366" calcext:value-type="float">
            <text:p>-375.93299670366</text:p>
          </table:table-cell>
          <table:table-cell office:value-type="float" office:value="0.05" calcext:value-type="float">
            <text:p>0.05</text:p>
          </table:table-cell>
          <table:table-cell office:value-type="float" office:value="2.76924434524124" calcext:value-type="float">
            <text:p>2.7692443452412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20" calcext:value-type="float">
            <text:p>-120</text:p>
          </table:table-cell>
          <table:table-cell office:value-type="float" office:value="-378.6403413766" calcext:value-type="float">
            <text:p>-378.6403413766</text:p>
          </table:table-cell>
          <table:table-cell office:value-type="float" office:value="0.05" calcext:value-type="float">
            <text:p>0.05</text:p>
          </table:table-cell>
          <table:table-cell office:value-type="float" office:value="2.78890807517508" calcext:value-type="float">
            <text:p>2.7889080751750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25" calcext:value-type="float">
            <text:p>-125</text:p>
          </table:table-cell>
          <table:table-cell office:value-type="float" office:value="-381.289913238965" calcext:value-type="float">
            <text:p>-381.289913238965</text:p>
          </table:table-cell>
          <table:table-cell office:value-type="float" office:value="0.05" calcext:value-type="float">
            <text:p>0.05</text:p>
          </table:table-cell>
          <table:table-cell office:value-type="float" office:value="2.80812688851248" calcext:value-type="float">
            <text:p>2.8081268885124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30" calcext:value-type="float">
            <text:p>-130</text:p>
          </table:table-cell>
          <table:table-cell office:value-type="float" office:value="-383.981861991409" calcext:value-type="float">
            <text:p>-383.981861991409</text:p>
          </table:table-cell>
          <table:table-cell office:value-type="float" office:value="0.05" calcext:value-type="float">
            <text:p>0.05</text:p>
          </table:table-cell>
          <table:table-cell office:value-type="float" office:value="2.82754790256447" calcext:value-type="float">
            <text:p>2.8275479025644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35" calcext:value-type="float">
            <text:p>-135</text:p>
          </table:table-cell>
          <table:table-cell office:value-type="float" office:value="-386.379086417603" calcext:value-type="float">
            <text:p>-386.379086417603</text:p>
          </table:table-cell>
          <table:table-cell office:value-type="float" office:value="0.05" calcext:value-type="float">
            <text:p>0.05</text:p>
          </table:table-cell>
          <table:table-cell office:value-type="float" office:value="2.8462341020705" calcext:value-type="float">
            <text:p>2.846234102070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40" calcext:value-type="float">
            <text:p>-140</text:p>
          </table:table-cell>
          <table:table-cell office:value-type="float" office:value="-389.046256037279" calcext:value-type="float">
            <text:p>-389.046256037279</text:p>
          </table:table-cell>
          <table:table-cell office:value-type="float" office:value="0.05" calcext:value-type="float">
            <text:p>0.05</text:p>
          </table:table-cell>
          <table:table-cell office:value-type="float" office:value="2.86533142087884" calcext:value-type="float">
            <text:p>2.8653314208788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45" calcext:value-type="float">
            <text:p>-145</text:p>
          </table:table-cell>
          <table:table-cell office:value-type="float" office:value="-391.869756070798" calcext:value-type="float">
            <text:p>-391.869756070798</text:p>
          </table:table-cell>
          <table:table-cell office:value-type="float" office:value="0.05" calcext:value-type="float">
            <text:p>0.05</text:p>
          </table:table-cell>
          <table:table-cell office:value-type="float" office:value="2.88657606838268" calcext:value-type="float">
            <text:p>2.8865760683826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0" calcext:value-type="float">
            <text:p>-150</text:p>
          </table:table-cell>
          <table:table-cell office:value-type="float" office:value="-394.610907407448" calcext:value-type="float">
            <text:p>-394.610907407448</text:p>
          </table:table-cell>
          <table:table-cell office:value-type="float" office:value="0.05" calcext:value-type="float">
            <text:p>0.05</text:p>
          </table:table-cell>
          <table:table-cell office:value-type="float" office:value="2.90673134199136" calcext:value-type="float">
            <text:p>2.9067313419913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5" calcext:value-type="float">
            <text:p>-155</text:p>
          </table:table-cell>
          <table:table-cell office:value-type="float" office:value="-397.796863655079" calcext:value-type="float">
            <text:p>-397.796863655079</text:p>
          </table:table-cell>
          <table:table-cell office:value-type="float" office:value="0.05" calcext:value-type="float">
            <text:p>0.05</text:p>
          </table:table-cell>
          <table:table-cell office:value-type="float" office:value="2.93004346195163" calcext:value-type="float">
            <text:p>2.9300434619516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60" calcext:value-type="float">
            <text:p>-160</text:p>
          </table:table-cell>
          <table:table-cell office:value-type="float" office:value="-401.331827975047" calcext:value-type="float">
            <text:p>-401.331827975047</text:p>
          </table:table-cell>
          <table:table-cell office:value-type="float" office:value="0.05" calcext:value-type="float">
            <text:p>0.05</text:p>
          </table:table-cell>
          <table:table-cell office:value-type="float" office:value="2.95510743824642" calcext:value-type="float">
            <text:p>2.9551074382464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65" calcext:value-type="float">
            <text:p>-165</text:p>
          </table:table-cell>
          <table:table-cell office:value-type="float" office:value="-405.38966078968" calcext:value-type="float">
            <text:p>-405.38966078968</text:p>
          </table:table-cell>
          <table:table-cell office:value-type="float" office:value="0.05" calcext:value-type="float">
            <text:p>0.05</text:p>
          </table:table-cell>
          <table:table-cell office:value-type="float" office:value="2.98572770245716" calcext:value-type="float">
            <text:p>2.9857277024571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70" calcext:value-type="float">
            <text:p>-170</text:p>
          </table:table-cell>
          <table:table-cell office:value-type="float" office:value="-410.649950563233" calcext:value-type="float">
            <text:p>-410.649950563233</text:p>
          </table:table-cell>
          <table:table-cell office:value-type="float" office:value="0.05" calcext:value-type="float">
            <text:p>0.05</text:p>
          </table:table-cell>
          <table:table-cell office:value-type="float" office:value="3.02539556655643" calcext:value-type="float">
            <text:p>3.0253955665564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75" calcext:value-type="float">
            <text:p>-175</text:p>
          </table:table-cell>
          <table:table-cell office:value-type="float" office:value="-417.989468715318" calcext:value-type="float">
            <text:p>-417.989468715318</text:p>
          </table:table-cell>
          <table:table-cell office:value-type="float" office:value="0.05" calcext:value-type="float">
            <text:p>0.05</text:p>
          </table:table-cell>
          <table:table-cell office:value-type="float" office:value="3.08167998153671" calcext:value-type="float">
            <text:p>3.0816799815367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80" calcext:value-type="float">
            <text:p>-180</text:p>
          </table:table-cell>
          <table:table-cell office:value-type="float" office:value="-428.744018829794" calcext:value-type="float">
            <text:p>-428.744018829794</text:p>
          </table:table-cell>
          <table:table-cell office:value-type="float" office:value="0.05" calcext:value-type="float">
            <text:p>0.05</text:p>
          </table:table-cell>
          <table:table-cell office:value-type="float" office:value="3.15953857754305" calcext:value-type="float">
            <text:p>3.1595385775430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85" calcext:value-type="float">
            <text:p>-185</text:p>
          </table:table-cell>
          <table:table-cell office:value-type="float" office:value="-445.409823303486" calcext:value-type="float">
            <text:p>-445.409823303486</text:p>
          </table:table-cell>
          <table:table-cell office:value-type="float" office:value="0.05" calcext:value-type="float">
            <text:p>0.05</text:p>
          </table:table-cell>
          <table:table-cell office:value-type="float" office:value="3.28664584738301" calcext:value-type="float">
            <text:p>3.2866458473830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90" calcext:value-type="float">
            <text:p>-190</text:p>
          </table:table-cell>
          <table:table-cell office:value-type="float" office:value="-471.993412153244" calcext:value-type="float">
            <text:p>-471.993412153244</text:p>
          </table:table-cell>
          <table:table-cell office:value-type="float" office:value="0.05" calcext:value-type="float">
            <text:p>0.05</text:p>
          </table:table-cell>
          <table:table-cell office:value-type="float" office:value="3.51905115734254" calcext:value-type="float">
            <text:p>3.5190511573425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95" calcext:value-type="float">
            <text:p>-195</text:p>
          </table:table-cell>
          <table:table-cell office:value-type="float" office:value="-513.065053369306" calcext:value-type="float">
            <text:p>-513.065053369306</text:p>
          </table:table-cell>
          <table:table-cell office:value-type="float" office:value="0.05" calcext:value-type="float">
            <text:p>0.05</text:p>
          </table:table-cell>
          <table:table-cell office:value-type="float" office:value="3.93968154553985" calcext:value-type="float">
            <text:p>3.9396815455398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0" calcext:value-type="float">
            <text:p>-200</text:p>
          </table:table-cell>
          <table:table-cell office:value-type="float" office:value="-574.024328309565" calcext:value-type="float">
            <text:p>-574.024328309565</text:p>
          </table:table-cell>
          <table:table-cell office:value-type="float" office:value="0.05" calcext:value-type="float">
            <text:p>0.05</text:p>
          </table:table-cell>
          <table:table-cell office:value-type="float" office:value="4.66239231992185" calcext:value-type="float">
            <text:p>4.6623923199218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5" calcext:value-type="float">
            <text:p>-205</text:p>
          </table:table-cell>
          <table:table-cell office:value-type="float" office:value="-658.213726881971" calcext:value-type="float">
            <text:p>-658.213726881971</text:p>
          </table:table-cell>
          <table:table-cell office:value-type="float" office:value="0.05" calcext:value-type="float">
            <text:p>0.05</text:p>
          </table:table-cell>
          <table:table-cell office:value-type="float" office:value="5.89810138489704" calcext:value-type="float">
            <text:p>5.8981013848970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10" calcext:value-type="float">
            <text:p>-210</text:p>
          </table:table-cell>
          <table:table-cell office:value-type="float" office:value="-770.766577561899" calcext:value-type="float">
            <text:p>-770.766577561899</text:p>
          </table:table-cell>
          <table:table-cell office:value-type="float" office:value="0.05" calcext:value-type="float">
            <text:p>0.05</text:p>
          </table:table-cell>
          <table:table-cell office:value-type="float" office:value="8.25387865265921" calcext:value-type="float">
            <text:p>8.25387865265921</text:p>
          </table:table-cell>
        </table:table-row>
      </table:table>
      <table:table table:name="16" table:style-name="ta2">
        <table:table-column table:style-name="co4" table:number-columns-repeated="4" table:default-cell-style-name="Default"/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2.7582162949328" calcext:value-type="float">
            <text:p>52.7582162949328</text:p>
          </table:table-cell>
          <table:table-cell office:value-type="float" office:value="0.05" calcext:value-type="float">
            <text:p>0.05</text:p>
          </table:table-cell>
          <table:table-cell office:value-type="float" office:value="1.019949448208" calcext:value-type="float">
            <text:p>1.01994944820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" calcext:value-type="float">
            <text:p>-5</text:p>
          </table:table-cell>
          <table:table-cell office:value-type="float" office:value="-384.603826245119" calcext:value-type="float">
            <text:p>-384.603826245119</text:p>
          </table:table-cell>
          <table:table-cell office:value-type="float" office:value="0.05" calcext:value-type="float">
            <text:p>0.05</text:p>
          </table:table-cell>
          <table:table-cell office:value-type="float" office:value="2.86471758767891" calcext:value-type="float">
            <text:p>2.8647175876789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" calcext:value-type="float">
            <text:p>-10</text:p>
          </table:table-cell>
          <table:table-cell office:value-type="float" office:value="-518.962557070659" calcext:value-type="float">
            <text:p>-518.962557070659</text:p>
          </table:table-cell>
          <table:table-cell office:value-type="float" office:value="0.05" calcext:value-type="float">
            <text:p>0.05</text:p>
          </table:table-cell>
          <table:table-cell office:value-type="float" office:value="3.80979170087798" calcext:value-type="float">
            <text:p>3.8097917008779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" calcext:value-type="float">
            <text:p>-15</text:p>
          </table:table-cell>
          <table:table-cell office:value-type="float" office:value="-626.97984029947" calcext:value-type="float">
            <text:p>-626.97984029947</text:p>
          </table:table-cell>
          <table:table-cell office:value-type="float" office:value="0.05" calcext:value-type="float">
            <text:p>0.05</text:p>
          </table:table-cell>
          <table:table-cell office:value-type="float" office:value="4.58707153603207" calcext:value-type="float">
            <text:p>4.5870715360320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" calcext:value-type="float">
            <text:p>-20</text:p>
          </table:table-cell>
          <table:table-cell office:value-type="float" office:value="-718.577093183541" calcext:value-type="float">
            <text:p>-718.577093183541</text:p>
          </table:table-cell>
          <table:table-cell office:value-type="float" office:value="0.05" calcext:value-type="float">
            <text:p>0.05</text:p>
          </table:table-cell>
          <table:table-cell office:value-type="float" office:value="5.2517561114154" calcext:value-type="float">
            <text:p>5.251756111415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5" calcext:value-type="float">
            <text:p>-25</text:p>
          </table:table-cell>
          <table:table-cell office:value-type="float" office:value="-796.772045856143" calcext:value-type="float">
            <text:p>-796.772045856143</text:p>
          </table:table-cell>
          <table:table-cell office:value-type="float" office:value="0.05" calcext:value-type="float">
            <text:p>0.05</text:p>
          </table:table-cell>
          <table:table-cell office:value-type="float" office:value="5.81704544296826" calcext:value-type="float">
            <text:p>5.8170454429682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30" calcext:value-type="float">
            <text:p>-30</text:p>
          </table:table-cell>
          <table:table-cell office:value-type="float" office:value="-864.533752404898" calcext:value-type="float">
            <text:p>-864.533752404898</text:p>
          </table:table-cell>
          <table:table-cell office:value-type="float" office:value="0.05" calcext:value-type="float">
            <text:p>0.05</text:p>
          </table:table-cell>
          <table:table-cell office:value-type="float" office:value="6.31216063284074" calcext:value-type="float">
            <text:p>6.3121606328407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35" calcext:value-type="float">
            <text:p>-35</text:p>
          </table:table-cell>
          <table:table-cell office:value-type="float" office:value="-922.147116293955" calcext:value-type="float">
            <text:p>-922.147116293955</text:p>
          </table:table-cell>
          <table:table-cell office:value-type="float" office:value="0.05" calcext:value-type="float">
            <text:p>0.05</text:p>
          </table:table-cell>
          <table:table-cell office:value-type="float" office:value="6.7291873188864" calcext:value-type="float">
            <text:p>6.729187318886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40" calcext:value-type="float">
            <text:p>-40</text:p>
          </table:table-cell>
          <table:table-cell office:value-type="float" office:value="-971.166530391875" calcext:value-type="float">
            <text:p>-971.166530391875</text:p>
          </table:table-cell>
          <table:table-cell office:value-type="float" office:value="0.05" calcext:value-type="float">
            <text:p>0.05</text:p>
          </table:table-cell>
          <table:table-cell office:value-type="float" office:value="7.08476703794143" calcext:value-type="float">
            <text:p>7.0847670379414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45" calcext:value-type="float">
            <text:p>-45</text:p>
          </table:table-cell>
          <table:table-cell office:value-type="float" office:value="-1011.62759084104" calcext:value-type="float">
            <text:p>-1011.62759084104</text:p>
          </table:table-cell>
          <table:table-cell office:value-type="float" office:value="0.05" calcext:value-type="float">
            <text:p>0.05</text:p>
          </table:table-cell>
          <table:table-cell office:value-type="float" office:value="7.37992572354575" calcext:value-type="float">
            <text:p>7.3799257235457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0" calcext:value-type="float">
            <text:p>-50</text:p>
          </table:table-cell>
          <table:table-cell office:value-type="float" office:value="-1044.71101496813" calcext:value-type="float">
            <text:p>-1044.71101496813</text:p>
          </table:table-cell>
          <table:table-cell office:value-type="float" office:value="0.05" calcext:value-type="float">
            <text:p>0.05</text:p>
          </table:table-cell>
          <table:table-cell office:value-type="float" office:value="7.62079634134387" calcext:value-type="float">
            <text:p>7.6207963413438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5" calcext:value-type="float">
            <text:p>-55</text:p>
          </table:table-cell>
          <table:table-cell office:value-type="float" office:value="-1071.95415314901" calcext:value-type="float">
            <text:p>-1071.95415314901</text:p>
          </table:table-cell>
          <table:table-cell office:value-type="float" office:value="0.05" calcext:value-type="float">
            <text:p>0.05</text:p>
          </table:table-cell>
          <table:table-cell office:value-type="float" office:value="7.8211335885809" calcext:value-type="float">
            <text:p>7.821133588580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60" calcext:value-type="float">
            <text:p>-60</text:p>
          </table:table-cell>
          <table:table-cell office:value-type="float" office:value="-1094.31423938244" calcext:value-type="float">
            <text:p>-1094.31423938244</text:p>
          </table:table-cell>
          <table:table-cell office:value-type="float" office:value="0.05" calcext:value-type="float">
            <text:p>0.05</text:p>
          </table:table-cell>
          <table:table-cell office:value-type="float" office:value="7.98313635361584" calcext:value-type="float">
            <text:p>7.9831363536158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65" calcext:value-type="float">
            <text:p>-65</text:p>
          </table:table-cell>
          <table:table-cell office:value-type="float" office:value="-1113.35935090305" calcext:value-type="float">
            <text:p>-1113.35935090305</text:p>
          </table:table-cell>
          <table:table-cell office:value-type="float" office:value="0.05" calcext:value-type="float">
            <text:p>0.05</text:p>
          </table:table-cell>
          <table:table-cell office:value-type="float" office:value="8.12453960606401" calcext:value-type="float">
            <text:p>8.1245396060640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70" calcext:value-type="float">
            <text:p>-70</text:p>
          </table:table-cell>
          <table:table-cell office:value-type="float" office:value="-1129.8462415492" calcext:value-type="float">
            <text:p>-1129.8462415492</text:p>
          </table:table-cell>
          <table:table-cell office:value-type="float" office:value="0.05" calcext:value-type="float">
            <text:p>0.05</text:p>
          </table:table-cell>
          <table:table-cell office:value-type="float" office:value="8.24438144288768" calcext:value-type="float">
            <text:p>8.2443814428876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75" calcext:value-type="float">
            <text:p>-75</text:p>
          </table:table-cell>
          <table:table-cell office:value-type="float" office:value="-1144.34075565974" calcext:value-type="float">
            <text:p>-1144.34075565974</text:p>
          </table:table-cell>
          <table:table-cell office:value-type="float" office:value="0.05" calcext:value-type="float">
            <text:p>0.05</text:p>
          </table:table-cell>
          <table:table-cell office:value-type="float" office:value="8.35012175092963" calcext:value-type="float">
            <text:p>8.3501217509296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80" calcext:value-type="float">
            <text:p>-80</text:p>
          </table:table-cell>
          <table:table-cell office:value-type="float" office:value="-1157.65438453728" calcext:value-type="float">
            <text:p>-1157.65438453728</text:p>
          </table:table-cell>
          <table:table-cell office:value-type="float" office:value="0.05" calcext:value-type="float">
            <text:p>0.05</text:p>
          </table:table-cell>
          <table:table-cell office:value-type="float" office:value="8.4499124810841" calcext:value-type="float">
            <text:p>8.449912481084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85" calcext:value-type="float">
            <text:p>-85</text:p>
          </table:table-cell>
          <table:table-cell office:value-type="float" office:value="-1170.17398437075" calcext:value-type="float">
            <text:p>-1170.17398437075</text:p>
          </table:table-cell>
          <table:table-cell office:value-type="float" office:value="0.05" calcext:value-type="float">
            <text:p>0.05</text:p>
          </table:table-cell>
          <table:table-cell office:value-type="float" office:value="8.536590154676" calcext:value-type="float">
            <text:p>8.53659015467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90" calcext:value-type="float">
            <text:p>-90</text:p>
          </table:table-cell>
          <table:table-cell office:value-type="float" office:value="-1182.3928639636" calcext:value-type="float">
            <text:p>-1182.3928639636</text:p>
          </table:table-cell>
          <table:table-cell office:value-type="float" office:value="0.05" calcext:value-type="float">
            <text:p>0.05</text:p>
          </table:table-cell>
          <table:table-cell office:value-type="float" office:value="8.62657378487583" calcext:value-type="float">
            <text:p>8.6265737848758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95" calcext:value-type="float">
            <text:p>-95</text:p>
          </table:table-cell>
          <table:table-cell office:value-type="float" office:value="-1194.4609636703" calcext:value-type="float">
            <text:p>-1194.4609636703</text:p>
          </table:table-cell>
          <table:table-cell office:value-type="float" office:value="0.05" calcext:value-type="float">
            <text:p>0.05</text:p>
          </table:table-cell>
          <table:table-cell office:value-type="float" office:value="8.7145946274224" calcext:value-type="float">
            <text:p>8.714594627422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0" calcext:value-type="float">
            <text:p>-100</text:p>
          </table:table-cell>
          <table:table-cell office:value-type="float" office:value="-1206.75875923919" calcext:value-type="float">
            <text:p>-1206.75875923919</text:p>
          </table:table-cell>
          <table:table-cell office:value-type="float" office:value="0.05" calcext:value-type="float">
            <text:p>0.05</text:p>
          </table:table-cell>
          <table:table-cell office:value-type="float" office:value="8.80293661289466" calcext:value-type="float">
            <text:p>8.8029366128946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5" calcext:value-type="float">
            <text:p>-105</text:p>
          </table:table-cell>
          <table:table-cell office:value-type="float" office:value="-1219.87056470566" calcext:value-type="float">
            <text:p>-1219.87056470566</text:p>
          </table:table-cell>
          <table:table-cell office:value-type="float" office:value="0.05" calcext:value-type="float">
            <text:p>0.05</text:p>
          </table:table-cell>
          <table:table-cell office:value-type="float" office:value="8.89864266838444" calcext:value-type="float">
            <text:p>8.8986426683844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10" calcext:value-type="float">
            <text:p>-110</text:p>
          </table:table-cell>
          <table:table-cell office:value-type="float" office:value="-1233.80192097865" calcext:value-type="float">
            <text:p>-1233.80192097865</text:p>
          </table:table-cell>
          <table:table-cell office:value-type="float" office:value="0.05" calcext:value-type="float">
            <text:p>0.05</text:p>
          </table:table-cell>
          <table:table-cell office:value-type="float" office:value="9.00596193489292" calcext:value-type="float">
            <text:p>9.0059619348929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15" calcext:value-type="float">
            <text:p>-115</text:p>
          </table:table-cell>
          <table:table-cell office:value-type="float" office:value="-1249.45146274707" calcext:value-type="float">
            <text:p>-1249.45146274707</text:p>
          </table:table-cell>
          <table:table-cell office:value-type="float" office:value="0.05" calcext:value-type="float">
            <text:p>0.05</text:p>
          </table:table-cell>
          <table:table-cell office:value-type="float" office:value="9.12647211234753" calcext:value-type="float">
            <text:p>9.1264721123475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20" calcext:value-type="float">
            <text:p>-120</text:p>
          </table:table-cell>
          <table:table-cell office:value-type="float" office:value="-1267.18959137934" calcext:value-type="float">
            <text:p>-1267.18959137934</text:p>
          </table:table-cell>
          <table:table-cell office:value-type="float" office:value="0.05" calcext:value-type="float">
            <text:p>0.05</text:p>
          </table:table-cell>
          <table:table-cell office:value-type="float" office:value="9.29816227329007" calcext:value-type="float">
            <text:p>9.2981622732900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25" calcext:value-type="float">
            <text:p>-125</text:p>
          </table:table-cell>
          <table:table-cell office:value-type="float" office:value="-1287.8659129154" calcext:value-type="float">
            <text:p>-1287.8659129154</text:p>
          </table:table-cell>
          <table:table-cell office:value-type="float" office:value="0.05" calcext:value-type="float">
            <text:p>0.05</text:p>
          </table:table-cell>
          <table:table-cell office:value-type="float" office:value="9.56562004412578" calcext:value-type="float">
            <text:p>9.5656200441257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30" calcext:value-type="float">
            <text:p>-130</text:p>
          </table:table-cell>
          <table:table-cell office:value-type="float" office:value="-1313.54735430227" calcext:value-type="float">
            <text:p>-1313.54735430227</text:p>
          </table:table-cell>
          <table:table-cell office:value-type="float" office:value="0.05" calcext:value-type="float">
            <text:p>0.05</text:p>
          </table:table-cell>
          <table:table-cell office:value-type="float" office:value="10.0039631241678" calcext:value-type="float">
            <text:p>10.003963124167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35" calcext:value-type="float">
            <text:p>-135</text:p>
          </table:table-cell>
          <table:table-cell office:value-type="float" office:value="-1345.56205462614" calcext:value-type="float">
            <text:p>-1345.56205462614</text:p>
          </table:table-cell>
          <table:table-cell office:value-type="float" office:value="0.05" calcext:value-type="float">
            <text:p>0.05</text:p>
          </table:table-cell>
          <table:table-cell office:value-type="float" office:value="10.8496617723746" calcext:value-type="float">
            <text:p>10.849661772374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40" calcext:value-type="float">
            <text:p>-140</text:p>
          </table:table-cell>
          <table:table-cell office:value-type="float" office:value="-1386.76710803243" calcext:value-type="float">
            <text:p>-1386.76710803243</text:p>
          </table:table-cell>
          <table:table-cell office:value-type="float" office:value="0.05" calcext:value-type="float">
            <text:p>0.05</text:p>
          </table:table-cell>
          <table:table-cell office:value-type="float" office:value="12.5188429747551" calcext:value-type="float">
            <text:p>12.518842974755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45" calcext:value-type="float">
            <text:p>-145</text:p>
          </table:table-cell>
          <table:table-cell office:value-type="float" office:value="-1441.55141813349" calcext:value-type="float">
            <text:p>-1441.55141813349</text:p>
          </table:table-cell>
          <table:table-cell office:value-type="float" office:value="0.05" calcext:value-type="float">
            <text:p>0.05</text:p>
          </table:table-cell>
          <table:table-cell office:value-type="float" office:value="15.4290061326118" calcext:value-type="float">
            <text:p>15.429006132611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0" calcext:value-type="float">
            <text:p>-150</text:p>
          </table:table-cell>
          <table:table-cell office:value-type="float" office:value="-1514.95670836052" calcext:value-type="float">
            <text:p>-1514.95670836052</text:p>
          </table:table-cell>
          <table:table-cell office:value-type="float" office:value="0.05" calcext:value-type="float">
            <text:p>0.05</text:p>
          </table:table-cell>
          <table:table-cell office:value-type="float" office:value="20.2918571998486" calcext:value-type="float">
            <text:p>20.291857199848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5" calcext:value-type="float">
            <text:p>-155</text:p>
          </table:table-cell>
          <table:table-cell office:value-type="float" office:value="-1615.21257176418" calcext:value-type="float">
            <text:p>-1615.21257176418</text:p>
          </table:table-cell>
          <table:table-cell office:value-type="float" office:value="0.05" calcext:value-type="float">
            <text:p>0.05</text:p>
          </table:table-cell>
          <table:table-cell office:value-type="float" office:value="26.8547450081601" calcext:value-type="float">
            <text:p>26.854745008160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60" calcext:value-type="float">
            <text:p>-160</text:p>
          </table:table-cell>
          <table:table-cell office:value-type="float" office:value="-1748.71523215598" calcext:value-type="float">
            <text:p>-1748.71523215598</text:p>
          </table:table-cell>
          <table:table-cell office:value-type="float" office:value="0.05" calcext:value-type="float">
            <text:p>0.05</text:p>
          </table:table-cell>
          <table:table-cell office:value-type="float" office:value="34.8831734317569" calcext:value-type="float">
            <text:p>34.883173431756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65" calcext:value-type="float">
            <text:p>-165</text:p>
          </table:table-cell>
          <table:table-cell office:value-type="float" office:value="-1923.80157473275" calcext:value-type="float">
            <text:p>-1923.80157473275</text:p>
          </table:table-cell>
          <table:table-cell office:value-type="float" office:value="0.05" calcext:value-type="float">
            <text:p>0.05</text:p>
          </table:table-cell>
          <table:table-cell office:value-type="float" office:value="44.7594647351174" calcext:value-type="float">
            <text:p>44.759464735117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70" calcext:value-type="float">
            <text:p>-170</text:p>
          </table:table-cell>
          <table:table-cell office:value-type="float" office:value="-2142.32377424286" calcext:value-type="float">
            <text:p>-2142.32377424286</text:p>
          </table:table-cell>
          <table:table-cell office:value-type="float" office:value="0.05" calcext:value-type="float">
            <text:p>0.05</text:p>
          </table:table-cell>
          <table:table-cell office:value-type="float" office:value="52.933890631631" calcext:value-type="float">
            <text:p>52.93389063163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75" calcext:value-type="float">
            <text:p>-175</text:p>
          </table:table-cell>
          <table:table-cell office:value-type="float" office:value="-2408.0875956076" calcext:value-type="float">
            <text:p>-2408.0875956076</text:p>
          </table:table-cell>
          <table:table-cell office:value-type="float" office:value="0.05" calcext:value-type="float">
            <text:p>0.05</text:p>
          </table:table-cell>
          <table:table-cell office:value-type="float" office:value="61.9920977594336" calcext:value-type="float">
            <text:p>61.992097759433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80" calcext:value-type="float">
            <text:p>-180</text:p>
          </table:table-cell>
          <table:table-cell office:value-type="float" office:value="-2717.7406210021" calcext:value-type="float">
            <text:p>-2717.7406210021</text:p>
          </table:table-cell>
          <table:table-cell office:value-type="float" office:value="0.05" calcext:value-type="float">
            <text:p>0.05</text:p>
          </table:table-cell>
          <table:table-cell office:value-type="float" office:value="69.1964238601539" calcext:value-type="float">
            <text:p>69.196423860153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85" calcext:value-type="float">
            <text:p>-185</text:p>
          </table:table-cell>
          <table:table-cell office:value-type="float" office:value="-3070.27826684196" calcext:value-type="float">
            <text:p>-3070.27826684196</text:p>
          </table:table-cell>
          <table:table-cell office:value-type="float" office:value="0.05" calcext:value-type="float">
            <text:p>0.05</text:p>
          </table:table-cell>
          <table:table-cell office:value-type="float" office:value="76.8819799837952" calcext:value-type="float">
            <text:p>76.881979983795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90" calcext:value-type="float">
            <text:p>-190</text:p>
          </table:table-cell>
          <table:table-cell office:value-type="float" office:value="-3465.26095434999" calcext:value-type="float">
            <text:p>-3465.26095434999</text:p>
          </table:table-cell>
          <table:table-cell office:value-type="float" office:value="0.05" calcext:value-type="float">
            <text:p>0.05</text:p>
          </table:table-cell>
          <table:table-cell office:value-type="float" office:value="83.1871739807495" calcext:value-type="float">
            <text:p>83.187173980749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95" calcext:value-type="float">
            <text:p>-195</text:p>
          </table:table-cell>
          <table:table-cell office:value-type="float" office:value="-3898.71702714888" calcext:value-type="float">
            <text:p>-3898.71702714888</text:p>
          </table:table-cell>
          <table:table-cell office:value-type="float" office:value="0.05" calcext:value-type="float">
            <text:p>0.05</text:p>
          </table:table-cell>
          <table:table-cell office:value-type="float" office:value="90.1225983394273" calcext:value-type="float">
            <text:p>90.122598339427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0" calcext:value-type="float">
            <text:p>-200</text:p>
          </table:table-cell>
          <table:table-cell office:value-type="float" office:value="-4370.56018138398" calcext:value-type="float">
            <text:p>-4370.56018138398</text:p>
          </table:table-cell>
          <table:table-cell office:value-type="float" office:value="0.05" calcext:value-type="float">
            <text:p>0.05</text:p>
          </table:table-cell>
          <table:table-cell office:value-type="float" office:value="97.2258210313462" calcext:value-type="float">
            <text:p>97.225821031346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5" calcext:value-type="float">
            <text:p>-205</text:p>
          </table:table-cell>
          <table:table-cell office:value-type="float" office:value="-4875.38181828867" calcext:value-type="float">
            <text:p>-4875.38181828867</text:p>
          </table:table-cell>
          <table:table-cell office:value-type="float" office:value="0.05" calcext:value-type="float">
            <text:p>0.05</text:p>
          </table:table-cell>
          <table:table-cell office:value-type="float" office:value="103.948679730145" calcext:value-type="float">
            <text:p>103.94867973014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10" calcext:value-type="float">
            <text:p>-210</text:p>
          </table:table-cell>
          <table:table-cell office:value-type="float" office:value="-5419.39950933718" calcext:value-type="float">
            <text:p>-5419.39950933718</text:p>
          </table:table-cell>
          <table:table-cell office:value-type="float" office:value="0.05" calcext:value-type="float">
            <text:p>0.05</text:p>
          </table:table-cell>
          <table:table-cell office:value-type="float" office:value="111.230353623434" calcext:value-type="float">
            <text:p>111.230353623434</text:p>
          </table:table-cell>
        </table:table-row>
      </table:table>
      <table:table table:name="17" table:style-name="ta2">
        <table:table-column table:style-name="co4" table:number-columns-repeated="4" table:default-cell-style-name="Default"/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4.075029756699" calcext:value-type="float">
            <text:p>54.075029756699</text:p>
          </table:table-cell>
          <table:table-cell office:value-type="float" office:value="0.05" calcext:value-type="float">
            <text:p>0.05</text:p>
          </table:table-cell>
          <table:table-cell office:value-type="float" office:value="1.34716167646769" calcext:value-type="float">
            <text:p>1.3471616764676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" calcext:value-type="float">
            <text:p>-5</text:p>
          </table:table-cell>
          <table:table-cell office:value-type="float" office:value="-483.122769383446" calcext:value-type="float">
            <text:p>-483.122769383446</text:p>
          </table:table-cell>
          <table:table-cell office:value-type="float" office:value="0.05" calcext:value-type="float">
            <text:p>0.05</text:p>
          </table:table-cell>
          <table:table-cell office:value-type="float" office:value="3.48725160804384" calcext:value-type="float">
            <text:p>3.4872516080438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" calcext:value-type="float">
            <text:p>-10</text:p>
          </table:table-cell>
          <table:table-cell office:value-type="float" office:value="-655.862523206226" calcext:value-type="float">
            <text:p>-655.862523206226</text:p>
          </table:table-cell>
          <table:table-cell office:value-type="float" office:value="0.05" calcext:value-type="float">
            <text:p>0.05</text:p>
          </table:table-cell>
          <table:table-cell office:value-type="float" office:value="4.68006833944797" calcext:value-type="float">
            <text:p>4.6800683394479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" calcext:value-type="float">
            <text:p>-15</text:p>
          </table:table-cell>
          <table:table-cell office:value-type="float" office:value="-795.45123401266" calcext:value-type="float">
            <text:p>-795.45123401266</text:p>
          </table:table-cell>
          <table:table-cell office:value-type="float" office:value="0.05" calcext:value-type="float">
            <text:p>0.05</text:p>
          </table:table-cell>
          <table:table-cell office:value-type="float" office:value="5.65777580961217" calcext:value-type="float">
            <text:p>5.6577758096121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" calcext:value-type="float">
            <text:p>-20</text:p>
          </table:table-cell>
          <table:table-cell office:value-type="float" office:value="-907.491249382779" calcext:value-type="float">
            <text:p>-907.491249382779</text:p>
          </table:table-cell>
          <table:table-cell office:value-type="float" office:value="0.05" calcext:value-type="float">
            <text:p>0.05</text:p>
          </table:table-cell>
          <table:table-cell office:value-type="float" office:value="6.44223385627742" calcext:value-type="float">
            <text:p>6.4422338562774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5" calcext:value-type="float">
            <text:p>-25</text:p>
          </table:table-cell>
          <table:table-cell office:value-type="float" office:value="-993.372580095963" calcext:value-type="float">
            <text:p>-993.372580095963</text:p>
          </table:table-cell>
          <table:table-cell office:value-type="float" office:value="0.05" calcext:value-type="float">
            <text:p>0.05</text:p>
          </table:table-cell>
          <table:table-cell office:value-type="float" office:value="7.04931516566133" calcext:value-type="float">
            <text:p>7.0493151656613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30" calcext:value-type="float">
            <text:p>-30</text:p>
          </table:table-cell>
          <table:table-cell office:value-type="float" office:value="-1058.93042822545" calcext:value-type="float">
            <text:p>-1058.93042822545</text:p>
          </table:table-cell>
          <table:table-cell office:value-type="float" office:value="0.05" calcext:value-type="float">
            <text:p>0.05</text:p>
          </table:table-cell>
          <table:table-cell office:value-type="float" office:value="7.51394553346582" calcext:value-type="float">
            <text:p>7.5139455334658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35" calcext:value-type="float">
            <text:p>-35</text:p>
          </table:table-cell>
          <table:table-cell office:value-type="float" office:value="-1107.50956190965" calcext:value-type="float">
            <text:p>-1107.50956190965</text:p>
          </table:table-cell>
          <table:table-cell office:value-type="float" office:value="0.05" calcext:value-type="float">
            <text:p>0.05</text:p>
          </table:table-cell>
          <table:table-cell office:value-type="float" office:value="7.85600604762224" calcext:value-type="float">
            <text:p>7.8560060476222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40" calcext:value-type="float">
            <text:p>-40</text:p>
          </table:table-cell>
          <table:table-cell office:value-type="float" office:value="-1144.12435232035" calcext:value-type="float">
            <text:p>-1144.12435232035</text:p>
          </table:table-cell>
          <table:table-cell office:value-type="float" office:value="0.05" calcext:value-type="float">
            <text:p>0.05</text:p>
          </table:table-cell>
          <table:table-cell office:value-type="float" office:value="8.11555555402181" calcext:value-type="float">
            <text:p>8.1155555540218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45" calcext:value-type="float">
            <text:p>-45</text:p>
          </table:table-cell>
          <table:table-cell office:value-type="float" office:value="-1171.98067939533" calcext:value-type="float">
            <text:p>-1171.98067939533</text:p>
          </table:table-cell>
          <table:table-cell office:value-type="float" office:value="0.05" calcext:value-type="float">
            <text:p>0.05</text:p>
          </table:table-cell>
          <table:table-cell office:value-type="float" office:value="8.31378507296694" calcext:value-type="float">
            <text:p>8.3137850729669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0" calcext:value-type="float">
            <text:p>-50</text:p>
          </table:table-cell>
          <table:table-cell office:value-type="float" office:value="-1194.64219515099" calcext:value-type="float">
            <text:p>-1194.64219515099</text:p>
          </table:table-cell>
          <table:table-cell office:value-type="float" office:value="0.05" calcext:value-type="float">
            <text:p>0.05</text:p>
          </table:table-cell>
          <table:table-cell office:value-type="float" office:value="8.47454362863803" calcext:value-type="float">
            <text:p>8.4745436286380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5" calcext:value-type="float">
            <text:p>-55</text:p>
          </table:table-cell>
          <table:table-cell office:value-type="float" office:value="-1213.45361220092" calcext:value-type="float">
            <text:p>-1213.45361220092</text:p>
          </table:table-cell>
          <table:table-cell office:value-type="float" office:value="0.05" calcext:value-type="float">
            <text:p>0.05</text:p>
          </table:table-cell>
          <table:table-cell office:value-type="float" office:value="8.60760920952282" calcext:value-type="float">
            <text:p>8.6076092095228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60" calcext:value-type="float">
            <text:p>-60</text:p>
          </table:table-cell>
          <table:table-cell office:value-type="float" office:value="-1230.03169389795" calcext:value-type="float">
            <text:p>-1230.03169389795</text:p>
          </table:table-cell>
          <table:table-cell office:value-type="float" office:value="0.05" calcext:value-type="float">
            <text:p>0.05</text:p>
          </table:table-cell>
          <table:table-cell office:value-type="float" office:value="8.72591858447978" calcext:value-type="float">
            <text:p>8.7259185844797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65" calcext:value-type="float">
            <text:p>-65</text:p>
          </table:table-cell>
          <table:table-cell office:value-type="float" office:value="-1245.83075838501" calcext:value-type="float">
            <text:p>-1245.83075838501</text:p>
          </table:table-cell>
          <table:table-cell office:value-type="float" office:value="0.05" calcext:value-type="float">
            <text:p>0.05</text:p>
          </table:table-cell>
          <table:table-cell office:value-type="float" office:value="8.83838880113957" calcext:value-type="float">
            <text:p>8.8383888011395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70" calcext:value-type="float">
            <text:p>-70</text:p>
          </table:table-cell>
          <table:table-cell office:value-type="float" office:value="-1260.63928334952" calcext:value-type="float">
            <text:p>-1260.63928334952</text:p>
          </table:table-cell>
          <table:table-cell office:value-type="float" office:value="0.05" calcext:value-type="float">
            <text:p>0.05</text:p>
          </table:table-cell>
          <table:table-cell office:value-type="float" office:value="8.94360616337067" calcext:value-type="float">
            <text:p>8.9436061633706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75" calcext:value-type="float">
            <text:p>-75</text:p>
          </table:table-cell>
          <table:table-cell office:value-type="float" office:value="-1275.24822809644" calcext:value-type="float">
            <text:p>-1275.24822809644</text:p>
          </table:table-cell>
          <table:table-cell office:value-type="float" office:value="0.05" calcext:value-type="float">
            <text:p>0.05</text:p>
          </table:table-cell>
          <table:table-cell office:value-type="float" office:value="9.04781012538612" calcext:value-type="float">
            <text:p>9.0478101253861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80" calcext:value-type="float">
            <text:p>-80</text:p>
          </table:table-cell>
          <table:table-cell office:value-type="float" office:value="-1289.76000018005" calcext:value-type="float">
            <text:p>-1289.76000018005</text:p>
          </table:table-cell>
          <table:table-cell office:value-type="float" office:value="0.05" calcext:value-type="float">
            <text:p>0.05</text:p>
          </table:table-cell>
          <table:table-cell office:value-type="float" office:value="9.14902332786457" calcext:value-type="float">
            <text:p>9.1490233278645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85" calcext:value-type="float">
            <text:p>-85</text:p>
          </table:table-cell>
          <table:table-cell office:value-type="float" office:value="-1304.67338655396" calcext:value-type="float">
            <text:p>-1304.67338655396</text:p>
          </table:table-cell>
          <table:table-cell office:value-type="float" office:value="0.05" calcext:value-type="float">
            <text:p>0.05</text:p>
          </table:table-cell>
          <table:table-cell office:value-type="float" office:value="9.25491487993866" calcext:value-type="float">
            <text:p>9.2549148799386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90" calcext:value-type="float">
            <text:p>-90</text:p>
          </table:table-cell>
          <table:table-cell office:value-type="float" office:value="-1320.40063488076" calcext:value-type="float">
            <text:p>-1320.40063488076</text:p>
          </table:table-cell>
          <table:table-cell office:value-type="float" office:value="0.05" calcext:value-type="float">
            <text:p>0.05</text:p>
          </table:table-cell>
          <table:table-cell office:value-type="float" office:value="9.3659872135037" calcext:value-type="float">
            <text:p>9.365987213503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95" calcext:value-type="float">
            <text:p>-95</text:p>
          </table:table-cell>
          <table:table-cell office:value-type="float" office:value="-1337.37395084475" calcext:value-type="float">
            <text:p>-1337.37395084475</text:p>
          </table:table-cell>
          <table:table-cell office:value-type="float" office:value="0.05" calcext:value-type="float">
            <text:p>0.05</text:p>
          </table:table-cell>
          <table:table-cell office:value-type="float" office:value="9.48789300399596" calcext:value-type="float">
            <text:p>9.4878930039959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0" calcext:value-type="float">
            <text:p>-100</text:p>
          </table:table-cell>
          <table:table-cell office:value-type="float" office:value="-1356.48424745004" calcext:value-type="float">
            <text:p>-1356.48424745004</text:p>
          </table:table-cell>
          <table:table-cell office:value-type="float" office:value="0.05" calcext:value-type="float">
            <text:p>0.05</text:p>
          </table:table-cell>
          <table:table-cell office:value-type="float" office:value="9.6229973798222" calcext:value-type="float">
            <text:p>9.622997379822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5" calcext:value-type="float">
            <text:p>-105</text:p>
          </table:table-cell>
          <table:table-cell office:value-type="float" office:value="-1378.15669599624" calcext:value-type="float">
            <text:p>-1378.15669599624</text:p>
          </table:table-cell>
          <table:table-cell office:value-type="float" office:value="0.05" calcext:value-type="float">
            <text:p>0.05</text:p>
          </table:table-cell>
          <table:table-cell office:value-type="float" office:value="9.77554994527508" calcext:value-type="float">
            <text:p>9.7755499452750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10" calcext:value-type="float">
            <text:p>-110</text:p>
          </table:table-cell>
          <table:table-cell office:value-type="float" office:value="-1403.27893768058" calcext:value-type="float">
            <text:p>-1403.27893768058</text:p>
          </table:table-cell>
          <table:table-cell office:value-type="float" office:value="0.05" calcext:value-type="float">
            <text:p>0.05</text:p>
          </table:table-cell>
          <table:table-cell office:value-type="float" office:value="9.95382581165191" calcext:value-type="float">
            <text:p>9.9538258116519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15" calcext:value-type="float">
            <text:p>-115</text:p>
          </table:table-cell>
          <table:table-cell office:value-type="float" office:value="-1433.31543324722" calcext:value-type="float">
            <text:p>-1433.31543324722</text:p>
          </table:table-cell>
          <table:table-cell office:value-type="float" office:value="0.05" calcext:value-type="float">
            <text:p>0.05</text:p>
          </table:table-cell>
          <table:table-cell office:value-type="float" office:value="10.1669355122069" calcext:value-type="float">
            <text:p>10.166935512206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20" calcext:value-type="float">
            <text:p>-120</text:p>
          </table:table-cell>
          <table:table-cell office:value-type="float" office:value="-1469.33475481199" calcext:value-type="float">
            <text:p>-1469.33475481199</text:p>
          </table:table-cell>
          <table:table-cell office:value-type="float" office:value="0.05" calcext:value-type="float">
            <text:p>0.05</text:p>
          </table:table-cell>
          <table:table-cell office:value-type="float" office:value="10.4224167896858" calcext:value-type="float">
            <text:p>10.422416789685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25" calcext:value-type="float">
            <text:p>-125</text:p>
          </table:table-cell>
          <table:table-cell office:value-type="float" office:value="-1512.20131374353" calcext:value-type="float">
            <text:p>-1512.20131374353</text:p>
          </table:table-cell>
          <table:table-cell office:value-type="float" office:value="0.05" calcext:value-type="float">
            <text:p>0.05</text:p>
          </table:table-cell>
          <table:table-cell office:value-type="float" office:value="10.7287375965059" calcext:value-type="float">
            <text:p>10.728737596505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30" calcext:value-type="float">
            <text:p>-130</text:p>
          </table:table-cell>
          <table:table-cell office:value-type="float" office:value="-1563.40607242143" calcext:value-type="float">
            <text:p>-1563.40607242143</text:p>
          </table:table-cell>
          <table:table-cell office:value-type="float" office:value="0.05" calcext:value-type="float">
            <text:p>0.05</text:p>
          </table:table-cell>
          <table:table-cell office:value-type="float" office:value="11.0973726034316" calcext:value-type="float">
            <text:p>11.097372603431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35" calcext:value-type="float">
            <text:p>-135</text:p>
          </table:table-cell>
          <table:table-cell office:value-type="float" office:value="-1623.27833820474" calcext:value-type="float">
            <text:p>-1623.27833820474</text:p>
          </table:table-cell>
          <table:table-cell office:value-type="float" office:value="0.05" calcext:value-type="float">
            <text:p>0.05</text:p>
          </table:table-cell>
          <table:table-cell office:value-type="float" office:value="11.5356950027286" calcext:value-type="float">
            <text:p>11.535695002728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40" calcext:value-type="float">
            <text:p>-140</text:p>
          </table:table-cell>
          <table:table-cell office:value-type="float" office:value="-1692.29873951908" calcext:value-type="float">
            <text:p>-1692.29873951908</text:p>
          </table:table-cell>
          <table:table-cell office:value-type="float" office:value="0.05" calcext:value-type="float">
            <text:p>0.05</text:p>
          </table:table-cell>
          <table:table-cell office:value-type="float" office:value="12.0490817697023" calcext:value-type="float">
            <text:p>12.049081769702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45" calcext:value-type="float">
            <text:p>-145</text:p>
          </table:table-cell>
          <table:table-cell office:value-type="float" office:value="-1771.54582749115" calcext:value-type="float">
            <text:p>-1771.54582749115</text:p>
          </table:table-cell>
          <table:table-cell office:value-type="float" office:value="0.05" calcext:value-type="float">
            <text:p>0.05</text:p>
          </table:table-cell>
          <table:table-cell office:value-type="float" office:value="12.6739565683305" calcext:value-type="float">
            <text:p>12.673956568330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0" calcext:value-type="float">
            <text:p>-150</text:p>
          </table:table-cell>
          <table:table-cell office:value-type="float" office:value="-1859.97540496614" calcext:value-type="float">
            <text:p>-1859.97540496614</text:p>
          </table:table-cell>
          <table:table-cell office:value-type="float" office:value="0.05" calcext:value-type="float">
            <text:p>0.05</text:p>
          </table:table-cell>
          <table:table-cell office:value-type="float" office:value="13.4187792048257" calcext:value-type="float">
            <text:p>13.418779204825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5" calcext:value-type="float">
            <text:p>-155</text:p>
          </table:table-cell>
          <table:table-cell office:value-type="float" office:value="-1958.58144686378" calcext:value-type="float">
            <text:p>-1958.58144686378</text:p>
          </table:table-cell>
          <table:table-cell office:value-type="float" office:value="0.05" calcext:value-type="float">
            <text:p>0.05</text:p>
          </table:table-cell>
          <table:table-cell office:value-type="float" office:value="14.3425576324425" calcext:value-type="float">
            <text:p>14.342557632442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60" calcext:value-type="float">
            <text:p>-160</text:p>
          </table:table-cell>
          <table:table-cell office:value-type="float" office:value="-2066.72660521052" calcext:value-type="float">
            <text:p>-2066.72660521052</text:p>
          </table:table-cell>
          <table:table-cell office:value-type="float" office:value="0.05" calcext:value-type="float">
            <text:p>0.05</text:p>
          </table:table-cell>
          <table:table-cell office:value-type="float" office:value="15.4968827439288" calcext:value-type="float">
            <text:p>15.496882743928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65" calcext:value-type="float">
            <text:p>-165</text:p>
          </table:table-cell>
          <table:table-cell office:value-type="float" office:value="-2185.97807548548" calcext:value-type="float">
            <text:p>-2185.97807548548</text:p>
          </table:table-cell>
          <table:table-cell office:value-type="float" office:value="0.05" calcext:value-type="float">
            <text:p>0.05</text:p>
          </table:table-cell>
          <table:table-cell office:value-type="float" office:value="17.2348975115189" calcext:value-type="float">
            <text:p>17.234897511518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70" calcext:value-type="float">
            <text:p>-170</text:p>
          </table:table-cell>
          <table:table-cell office:value-type="float" office:value="-2316.464112517" calcext:value-type="float">
            <text:p>-2316.464112517</text:p>
          </table:table-cell>
          <table:table-cell office:value-type="float" office:value="0.05" calcext:value-type="float">
            <text:p>0.05</text:p>
          </table:table-cell>
          <table:table-cell office:value-type="float" office:value="19.5976826377057" calcext:value-type="float">
            <text:p>19.597682637705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75" calcext:value-type="float">
            <text:p>-175</text:p>
          </table:table-cell>
          <table:table-cell office:value-type="float" office:value="-2460.76617190637" calcext:value-type="float">
            <text:p>-2460.76617190637</text:p>
          </table:table-cell>
          <table:table-cell office:value-type="float" office:value="0.05" calcext:value-type="float">
            <text:p>0.05</text:p>
          </table:table-cell>
          <table:table-cell office:value-type="float" office:value="22.6657681409926" calcext:value-type="float">
            <text:p>22.665768140992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80" calcext:value-type="float">
            <text:p>-180</text:p>
          </table:table-cell>
          <table:table-cell office:value-type="float" office:value="-2619.78498207824" calcext:value-type="float">
            <text:p>-2619.78498207824</text:p>
          </table:table-cell>
          <table:table-cell office:value-type="float" office:value="0.05" calcext:value-type="float">
            <text:p>0.05</text:p>
          </table:table-cell>
          <table:table-cell office:value-type="float" office:value="26.9248431785059" calcext:value-type="float">
            <text:p>26.924843178505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85" calcext:value-type="float">
            <text:p>-185</text:p>
          </table:table-cell>
          <table:table-cell office:value-type="float" office:value="-2796.99111214421" calcext:value-type="float">
            <text:p>-2796.99111214421</text:p>
          </table:table-cell>
          <table:table-cell office:value-type="float" office:value="0.05" calcext:value-type="float">
            <text:p>0.05</text:p>
          </table:table-cell>
          <table:table-cell office:value-type="float" office:value="31.8725381613969" calcext:value-type="float">
            <text:p>31.872538161396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90" calcext:value-type="float">
            <text:p>-190</text:p>
          </table:table-cell>
          <table:table-cell office:value-type="float" office:value="-2995.93218226712" calcext:value-type="float">
            <text:p>-2995.93218226712</text:p>
          </table:table-cell>
          <table:table-cell office:value-type="float" office:value="0.05" calcext:value-type="float">
            <text:p>0.05</text:p>
          </table:table-cell>
          <table:table-cell office:value-type="float" office:value="37.8975245504205" calcext:value-type="float">
            <text:p>37.897524550420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95" calcext:value-type="float">
            <text:p>-195</text:p>
          </table:table-cell>
          <table:table-cell office:value-type="float" office:value="-3221.87547428794" calcext:value-type="float">
            <text:p>-3221.87547428794</text:p>
          </table:table-cell>
          <table:table-cell office:value-type="float" office:value="0.05" calcext:value-type="float">
            <text:p>0.05</text:p>
          </table:table-cell>
          <table:table-cell office:value-type="float" office:value="43.3202677552064" calcext:value-type="float">
            <text:p>43.320267755206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0" calcext:value-type="float">
            <text:p>-200</text:p>
          </table:table-cell>
          <table:table-cell office:value-type="float" office:value="-3482.71782120955" calcext:value-type="float">
            <text:p>-3482.71782120955</text:p>
          </table:table-cell>
          <table:table-cell office:value-type="float" office:value="0.05" calcext:value-type="float">
            <text:p>0.05</text:p>
          </table:table-cell>
          <table:table-cell office:value-type="float" office:value="50.1790272399527" calcext:value-type="float">
            <text:p>50.179027239952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5" calcext:value-type="float">
            <text:p>-205</text:p>
          </table:table-cell>
          <table:table-cell office:value-type="float" office:value="-3771.840357783" calcext:value-type="float">
            <text:p>-3771.840357783</text:p>
          </table:table-cell>
          <table:table-cell office:value-type="float" office:value="0.05" calcext:value-type="float">
            <text:p>0.05</text:p>
          </table:table-cell>
          <table:table-cell office:value-type="float" office:value="58.4663399422798" calcext:value-type="float">
            <text:p>58.466339942279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10" calcext:value-type="float">
            <text:p>-210</text:p>
          </table:table-cell>
          <table:table-cell office:value-type="float" office:value="-4113.76593067851" calcext:value-type="float">
            <text:p>-4113.76593067851</text:p>
          </table:table-cell>
          <table:table-cell office:value-type="float" office:value="0.05" calcext:value-type="float">
            <text:p>0.05</text:p>
          </table:table-cell>
          <table:table-cell office:value-type="float" office:value="63.3184301126899" calcext:value-type="float">
            <text:p>63.3184301126899</text:p>
          </table:table-cell>
        </table:table-row>
      </table:table>
      <table:table table:name="19" table:style-name="ta2">
        <table:table-column table:style-name="co4" table:number-columns-repeated="4" table:default-cell-style-name="Default"/>
        <table:table-row table:style-name="ro3">
          <table:table-cell office:value-type="float" office:value="0" calcext:value-type="float">
            <text:p>0</text:p>
          </table:table-cell>
          <table:table-cell office:value-type="float" office:value="80.7398854399529" calcext:value-type="float">
            <text:p>80.7398854399529</text:p>
          </table:table-cell>
          <table:table-cell office:value-type="float" office:value="0.05" calcext:value-type="float">
            <text:p>0.05</text:p>
          </table:table-cell>
          <table:table-cell office:value-type="float" office:value="1.68751837158067" calcext:value-type="float">
            <text:p>1.6875183715806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" calcext:value-type="float">
            <text:p>-5</text:p>
          </table:table-cell>
          <table:table-cell office:value-type="float" office:value="-2866.47574383361" calcext:value-type="float">
            <text:p>-2866.47574383361</text:p>
          </table:table-cell>
          <table:table-cell office:value-type="float" office:value="0.05" calcext:value-type="float">
            <text:p>0.05</text:p>
          </table:table-cell>
          <table:table-cell office:value-type="float" office:value="21.4159911631549" calcext:value-type="float">
            <text:p>21.415991163154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" calcext:value-type="float">
            <text:p>-10</text:p>
          </table:table-cell>
          <table:table-cell office:value-type="float" office:value="-3976.94811326413" calcext:value-type="float">
            <text:p>-3976.94811326413</text:p>
          </table:table-cell>
          <table:table-cell office:value-type="float" office:value="0.05" calcext:value-type="float">
            <text:p>0.05</text:p>
          </table:table-cell>
          <table:table-cell office:value-type="float" office:value="29.0243179921847" calcext:value-type="float">
            <text:p>29.024317992184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" calcext:value-type="float">
            <text:p>-15</text:p>
          </table:table-cell>
          <table:table-cell office:value-type="float" office:value="-4577.63150486385" calcext:value-type="float">
            <text:p>-4577.63150486385</text:p>
          </table:table-cell>
          <table:table-cell office:value-type="float" office:value="0.05" calcext:value-type="float">
            <text:p>0.05</text:p>
          </table:table-cell>
          <table:table-cell office:value-type="float" office:value="33.4006444013027" calcext:value-type="float">
            <text:p>33.400644401302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" calcext:value-type="float">
            <text:p>-20</text:p>
          </table:table-cell>
          <table:table-cell office:value-type="float" office:value="-4841.14823578733" calcext:value-type="float">
            <text:p>-4841.14823578733</text:p>
          </table:table-cell>
          <table:table-cell office:value-type="float" office:value="0.05" calcext:value-type="float">
            <text:p>0.05</text:p>
          </table:table-cell>
          <table:table-cell office:value-type="float" office:value="35.3204682828135" calcext:value-type="float">
            <text:p>35.320468282813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5" calcext:value-type="float">
            <text:p>-25</text:p>
          </table:table-cell>
          <table:table-cell office:value-type="float" office:value="-5007.99625418415" calcext:value-type="float">
            <text:p>-5007.99625418415</text:p>
          </table:table-cell>
          <table:table-cell office:value-type="float" office:value="0.05" calcext:value-type="float">
            <text:p>0.05</text:p>
          </table:table-cell>
          <table:table-cell office:value-type="float" office:value="36.5411799034146" calcext:value-type="float">
            <text:p>36.541179903414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30" calcext:value-type="float">
            <text:p>-30</text:p>
          </table:table-cell>
          <table:table-cell office:value-type="float" office:value="-5136.94512694558" calcext:value-type="float">
            <text:p>-5136.94512694558</text:p>
          </table:table-cell>
          <table:table-cell office:value-type="float" office:value="0.05" calcext:value-type="float">
            <text:p>0.05</text:p>
          </table:table-cell>
          <table:table-cell office:value-type="float" office:value="37.5009477676072" calcext:value-type="float">
            <text:p>37.500947767607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35" calcext:value-type="float">
            <text:p>-35</text:p>
          </table:table-cell>
          <table:table-cell office:value-type="float" office:value="-5243.61148619895" calcext:value-type="float">
            <text:p>-5243.61148619895</text:p>
          </table:table-cell>
          <table:table-cell office:value-type="float" office:value="0.05" calcext:value-type="float">
            <text:p>0.05</text:p>
          </table:table-cell>
          <table:table-cell office:value-type="float" office:value="38.2747858837426" calcext:value-type="float">
            <text:p>38.274785883742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40" calcext:value-type="float">
            <text:p>-40</text:p>
          </table:table-cell>
          <table:table-cell office:value-type="float" office:value="-5336.51691410633" calcext:value-type="float">
            <text:p>-5336.51691410633</text:p>
          </table:table-cell>
          <table:table-cell office:value-type="float" office:value="0.05" calcext:value-type="float">
            <text:p>0.05</text:p>
          </table:table-cell>
          <table:table-cell office:value-type="float" office:value="38.9558304310466" calcext:value-type="float">
            <text:p>38.955830431046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45" calcext:value-type="float">
            <text:p>-45</text:p>
          </table:table-cell>
          <table:table-cell office:value-type="float" office:value="-5419.76218701432" calcext:value-type="float">
            <text:p>-5419.76218701432</text:p>
          </table:table-cell>
          <table:table-cell office:value-type="float" office:value="0.05" calcext:value-type="float">
            <text:p>0.05</text:p>
          </table:table-cell>
          <table:table-cell office:value-type="float" office:value="39.5658937021691" calcext:value-type="float">
            <text:p>39.565893702169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0" calcext:value-type="float">
            <text:p>-50</text:p>
          </table:table-cell>
          <table:table-cell office:value-type="float" office:value="-5497.94458029329" calcext:value-type="float">
            <text:p>-5497.94458029329</text:p>
          </table:table-cell>
          <table:table-cell office:value-type="float" office:value="0.05" calcext:value-type="float">
            <text:p>0.05</text:p>
          </table:table-cell>
          <table:table-cell office:value-type="float" office:value="40.1544531365388" calcext:value-type="float">
            <text:p>40.154453136538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5" calcext:value-type="float">
            <text:p>-55</text:p>
          </table:table-cell>
          <table:table-cell office:value-type="float" office:value="-5571.78760232785" calcext:value-type="float">
            <text:p>-5571.78760232785</text:p>
          </table:table-cell>
          <table:table-cell office:value-type="float" office:value="0.05" calcext:value-type="float">
            <text:p>0.05</text:p>
          </table:table-cell>
          <table:table-cell office:value-type="float" office:value="40.6758838177998" calcext:value-type="float">
            <text:p>40.675883817799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60" calcext:value-type="float">
            <text:p>-60</text:p>
          </table:table-cell>
          <table:table-cell office:value-type="float" office:value="-5641.25851138328" calcext:value-type="float">
            <text:p>-5641.25851138328</text:p>
          </table:table-cell>
          <table:table-cell office:value-type="float" office:value="0.05" calcext:value-type="float">
            <text:p>0.05</text:p>
          </table:table-cell>
          <table:table-cell office:value-type="float" office:value="41.1733547429274" calcext:value-type="float">
            <text:p>41.173354742927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65" calcext:value-type="float">
            <text:p>-65</text:p>
          </table:table-cell>
          <table:table-cell office:value-type="float" office:value="-5709.32841000443" calcext:value-type="float">
            <text:p>-5709.32841000443</text:p>
          </table:table-cell>
          <table:table-cell office:value-type="float" office:value="0.05" calcext:value-type="float">
            <text:p>0.05</text:p>
          </table:table-cell>
          <table:table-cell office:value-type="float" office:value="41.6787471931776" calcext:value-type="float">
            <text:p>41.678747193177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70" calcext:value-type="float">
            <text:p>-70</text:p>
          </table:table-cell>
          <table:table-cell office:value-type="float" office:value="-5777.28396441349" calcext:value-type="float">
            <text:p>-5777.28396441349</text:p>
          </table:table-cell>
          <table:table-cell office:value-type="float" office:value="0.05" calcext:value-type="float">
            <text:p>0.05</text:p>
          </table:table-cell>
          <table:table-cell office:value-type="float" office:value="42.1873097707126" calcext:value-type="float">
            <text:p>42.187309770712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75" calcext:value-type="float">
            <text:p>-75</text:p>
          </table:table-cell>
          <table:table-cell office:value-type="float" office:value="-5845.21399706008" calcext:value-type="float">
            <text:p>-5845.21399706008</text:p>
          </table:table-cell>
          <table:table-cell office:value-type="float" office:value="0.05" calcext:value-type="float">
            <text:p>0.05</text:p>
          </table:table-cell>
          <table:table-cell office:value-type="float" office:value="42.6873262187608" calcext:value-type="float">
            <text:p>42.687326218760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80" calcext:value-type="float">
            <text:p>-80</text:p>
          </table:table-cell>
          <table:table-cell office:value-type="float" office:value="-5913.40797846059" calcext:value-type="float">
            <text:p>-5913.40797846059</text:p>
          </table:table-cell>
          <table:table-cell office:value-type="float" office:value="0.05" calcext:value-type="float">
            <text:p>0.05</text:p>
          </table:table-cell>
          <table:table-cell office:value-type="float" office:value="43.1911886867416" calcext:value-type="float">
            <text:p>43.191188686741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85" calcext:value-type="float">
            <text:p>-85</text:p>
          </table:table-cell>
          <table:table-cell office:value-type="float" office:value="-5982.1087011711" calcext:value-type="float">
            <text:p>-5982.1087011711</text:p>
          </table:table-cell>
          <table:table-cell office:value-type="float" office:value="0.05" calcext:value-type="float">
            <text:p>0.05</text:p>
          </table:table-cell>
          <table:table-cell office:value-type="float" office:value="43.6875277765582" calcext:value-type="float">
            <text:p>43.687527776558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90" calcext:value-type="float">
            <text:p>-90</text:p>
          </table:table-cell>
          <table:table-cell office:value-type="float" office:value="-6050.14938409048" calcext:value-type="float">
            <text:p>-6050.14938409048</text:p>
          </table:table-cell>
          <table:table-cell office:value-type="float" office:value="0.05" calcext:value-type="float">
            <text:p>0.05</text:p>
          </table:table-cell>
          <table:table-cell office:value-type="float" office:value="44.1493875125751" calcext:value-type="float">
            <text:p>44.149387512575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95" calcext:value-type="float">
            <text:p>-95</text:p>
          </table:table-cell>
          <table:table-cell office:value-type="float" office:value="-6118.23405846885" calcext:value-type="float">
            <text:p>-6118.23405846885</text:p>
          </table:table-cell>
          <table:table-cell office:value-type="float" office:value="0.05" calcext:value-type="float">
            <text:p>0.05</text:p>
          </table:table-cell>
          <table:table-cell office:value-type="float" office:value="44.642765001968" calcext:value-type="float">
            <text:p>44.64276500196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0" calcext:value-type="float">
            <text:p>-100</text:p>
          </table:table-cell>
          <table:table-cell office:value-type="float" office:value="-6188.63617604159" calcext:value-type="float">
            <text:p>-6188.63617604159</text:p>
          </table:table-cell>
          <table:table-cell office:value-type="float" office:value="0.05" calcext:value-type="float">
            <text:p>0.05</text:p>
          </table:table-cell>
          <table:table-cell office:value-type="float" office:value="45.164532823428" calcext:value-type="float">
            <text:p>45.16453282342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5" calcext:value-type="float">
            <text:p>-105</text:p>
          </table:table-cell>
          <table:table-cell office:value-type="float" office:value="-6261.3888143561" calcext:value-type="float">
            <text:p>-6261.3888143561</text:p>
          </table:table-cell>
          <table:table-cell office:value-type="float" office:value="0.05" calcext:value-type="float">
            <text:p>0.05</text:p>
          </table:table-cell>
          <table:table-cell office:value-type="float" office:value="45.7070726387258" calcext:value-type="float">
            <text:p>45.707072638725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10" calcext:value-type="float">
            <text:p>-110</text:p>
          </table:table-cell>
          <table:table-cell office:value-type="float" office:value="-6337.37683978206" calcext:value-type="float">
            <text:p>-6337.37683978206</text:p>
          </table:table-cell>
          <table:table-cell office:value-type="float" office:value="0.05" calcext:value-type="float">
            <text:p>0.05</text:p>
          </table:table-cell>
          <table:table-cell office:value-type="float" office:value="46.2351689806163" calcext:value-type="float">
            <text:p>46.235168980616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15" calcext:value-type="float">
            <text:p>-115</text:p>
          </table:table-cell>
          <table:table-cell office:value-type="float" office:value="-6414.59679396596" calcext:value-type="float">
            <text:p>-6414.59679396596</text:p>
          </table:table-cell>
          <table:table-cell office:value-type="float" office:value="0.05" calcext:value-type="float">
            <text:p>0.05</text:p>
          </table:table-cell>
          <table:table-cell office:value-type="float" office:value="46.7997514340495" calcext:value-type="float">
            <text:p>46.799751434049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20" calcext:value-type="float">
            <text:p>-120</text:p>
          </table:table-cell>
          <table:table-cell office:value-type="float" office:value="-6495.77329295729" calcext:value-type="float">
            <text:p>-6495.77329295729</text:p>
          </table:table-cell>
          <table:table-cell office:value-type="float" office:value="0.05" calcext:value-type="float">
            <text:p>0.05</text:p>
          </table:table-cell>
          <table:table-cell office:value-type="float" office:value="47.3953827755784" calcext:value-type="float">
            <text:p>47.395382775578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25" calcext:value-type="float">
            <text:p>-125</text:p>
          </table:table-cell>
          <table:table-cell office:value-type="float" office:value="-6579.13055938873" calcext:value-type="float">
            <text:p>-6579.13055938873</text:p>
          </table:table-cell>
          <table:table-cell office:value-type="float" office:value="0.05" calcext:value-type="float">
            <text:p>0.05</text:p>
          </table:table-cell>
          <table:table-cell office:value-type="float" office:value="48.0340012232581" calcext:value-type="float">
            <text:p>48.034001223258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30" calcext:value-type="float">
            <text:p>-130</text:p>
          </table:table-cell>
          <table:table-cell office:value-type="float" office:value="-6669.25159659242" calcext:value-type="float">
            <text:p>-6669.25159659242</text:p>
          </table:table-cell>
          <table:table-cell office:value-type="float" office:value="0.05" calcext:value-type="float">
            <text:p>0.05</text:p>
          </table:table-cell>
          <table:table-cell office:value-type="float" office:value="48.7849550204676" calcext:value-type="float">
            <text:p>48.784955020467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35" calcext:value-type="float">
            <text:p>-135</text:p>
          </table:table-cell>
          <table:table-cell office:value-type="float" office:value="-6764.1074244524" calcext:value-type="float">
            <text:p>-6764.1074244524</text:p>
          </table:table-cell>
          <table:table-cell office:value-type="float" office:value="0.05" calcext:value-type="float">
            <text:p>0.05</text:p>
          </table:table-cell>
          <table:table-cell office:value-type="float" office:value="49.9179919504079" calcext:value-type="float">
            <text:p>49.917991950407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40" calcext:value-type="float">
            <text:p>-140</text:p>
          </table:table-cell>
          <table:table-cell office:value-type="float" office:value="-6864.83812696298" calcext:value-type="float">
            <text:p>-6864.83812696298</text:p>
          </table:table-cell>
          <table:table-cell office:value-type="float" office:value="0.05" calcext:value-type="float">
            <text:p>0.05</text:p>
          </table:table-cell>
          <table:table-cell office:value-type="float" office:value="51.2587443255898" calcext:value-type="float">
            <text:p>51.258744325589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45" calcext:value-type="float">
            <text:p>-145</text:p>
          </table:table-cell>
          <table:table-cell office:value-type="float" office:value="-6974.57532512244" calcext:value-type="float">
            <text:p>-6974.57532512244</text:p>
          </table:table-cell>
          <table:table-cell office:value-type="float" office:value="0.05" calcext:value-type="float">
            <text:p>0.05</text:p>
          </table:table-cell>
          <table:table-cell office:value-type="float" office:value="53.1448432161298" calcext:value-type="float">
            <text:p>53.144843216129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0" calcext:value-type="float">
            <text:p>-150</text:p>
          </table:table-cell>
          <table:table-cell office:value-type="float" office:value="-7096.90432283814" calcext:value-type="float">
            <text:p>-7096.90432283814</text:p>
          </table:table-cell>
          <table:table-cell office:value-type="float" office:value="0.05" calcext:value-type="float">
            <text:p>0.05</text:p>
          </table:table-cell>
          <table:table-cell office:value-type="float" office:value="55.462118645117" calcext:value-type="float">
            <text:p>55.46211864511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5" calcext:value-type="float">
            <text:p>-155</text:p>
          </table:table-cell>
          <table:table-cell office:value-type="float" office:value="-7232.07865867141" calcext:value-type="float">
            <text:p>-7232.07865867141</text:p>
          </table:table-cell>
          <table:table-cell office:value-type="float" office:value="0.05" calcext:value-type="float">
            <text:p>0.05</text:p>
          </table:table-cell>
          <table:table-cell office:value-type="float" office:value="58.7982033247375" calcext:value-type="float">
            <text:p>58.798203324737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60" calcext:value-type="float">
            <text:p>-160</text:p>
          </table:table-cell>
          <table:table-cell office:value-type="float" office:value="-7381.80493258076" calcext:value-type="float">
            <text:p>-7381.80493258076</text:p>
          </table:table-cell>
          <table:table-cell office:value-type="float" office:value="0.05" calcext:value-type="float">
            <text:p>0.05</text:p>
          </table:table-cell>
          <table:table-cell office:value-type="float" office:value="61.9424490098949" calcext:value-type="float">
            <text:p>61.942449009894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65" calcext:value-type="float">
            <text:p>-165</text:p>
          </table:table-cell>
          <table:table-cell office:value-type="float" office:value="-7549.98394447141" calcext:value-type="float">
            <text:p>-7549.98394447141</text:p>
          </table:table-cell>
          <table:table-cell office:value-type="float" office:value="0.05" calcext:value-type="float">
            <text:p>0.05</text:p>
          </table:table-cell>
          <table:table-cell office:value-type="float" office:value="66.1983797975062" calcext:value-type="float">
            <text:p>66.198379797506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70" calcext:value-type="float">
            <text:p>-170</text:p>
          </table:table-cell>
          <table:table-cell office:value-type="float" office:value="-7735.477121506" calcext:value-type="float">
            <text:p>-7735.477121506</text:p>
          </table:table-cell>
          <table:table-cell office:value-type="float" office:value="0.05" calcext:value-type="float">
            <text:p>0.05</text:p>
          </table:table-cell>
          <table:table-cell office:value-type="float" office:value="69.7517502640048" calcext:value-type="float">
            <text:p>69.751750264004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75" calcext:value-type="float">
            <text:p>-175</text:p>
          </table:table-cell>
          <table:table-cell office:value-type="float" office:value="-7944.79553542712" calcext:value-type="float">
            <text:p>-7944.79553542712</text:p>
          </table:table-cell>
          <table:table-cell office:value-type="float" office:value="0.05" calcext:value-type="float">
            <text:p>0.05</text:p>
          </table:table-cell>
          <table:table-cell office:value-type="float" office:value="73.7146594092804" calcext:value-type="float">
            <text:p>73.714659409280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80" calcext:value-type="float">
            <text:p>-180</text:p>
          </table:table-cell>
          <table:table-cell office:value-type="float" office:value="-8178.73842037513" calcext:value-type="float">
            <text:p>-8178.73842037513</text:p>
          </table:table-cell>
          <table:table-cell office:value-type="float" office:value="0.05" calcext:value-type="float">
            <text:p>0.05</text:p>
          </table:table-cell>
          <table:table-cell office:value-type="float" office:value="76.8284345857729" calcext:value-type="float">
            <text:p>76.828434585772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85" calcext:value-type="float">
            <text:p>-185</text:p>
          </table:table-cell>
          <table:table-cell office:value-type="float" office:value="-8438.20726544658" calcext:value-type="float">
            <text:p>-8438.20726544658</text:p>
          </table:table-cell>
          <table:table-cell office:value-type="float" office:value="0.05" calcext:value-type="float">
            <text:p>0.05</text:p>
          </table:table-cell>
          <table:table-cell office:value-type="float" office:value="80.4657304406434" calcext:value-type="float">
            <text:p>80.465730440643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90" calcext:value-type="float">
            <text:p>-190</text:p>
          </table:table-cell>
          <table:table-cell office:value-type="float" office:value="-8721.37222743524" calcext:value-type="float">
            <text:p>-8721.37222743524</text:p>
          </table:table-cell>
          <table:table-cell office:value-type="float" office:value="0.05" calcext:value-type="float">
            <text:p>0.05</text:p>
          </table:table-cell>
          <table:table-cell office:value-type="float" office:value="82.9776014595647" calcext:value-type="float">
            <text:p>82.977601459564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95" calcext:value-type="float">
            <text:p>-195</text:p>
          </table:table-cell>
          <table:table-cell office:value-type="float" office:value="-9039.29447177477" calcext:value-type="float">
            <text:p>-9039.29447177477</text:p>
          </table:table-cell>
          <table:table-cell office:value-type="float" office:value="0.05" calcext:value-type="float">
            <text:p>0.05</text:p>
          </table:table-cell>
          <table:table-cell office:value-type="float" office:value="87.2292992318909" calcext:value-type="float">
            <text:p>87.229299231890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0" calcext:value-type="float">
            <text:p>-200</text:p>
          </table:table-cell>
          <table:table-cell office:value-type="float" office:value="-9392.0354521827" calcext:value-type="float">
            <text:p>-9392.0354521827</text:p>
          </table:table-cell>
          <table:table-cell office:value-type="float" office:value="0.05" calcext:value-type="float">
            <text:p>0.05</text:p>
          </table:table-cell>
          <table:table-cell office:value-type="float" office:value="90.879711542283" calcext:value-type="float">
            <text:p>90.87971154228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5" calcext:value-type="float">
            <text:p>-205</text:p>
          </table:table-cell>
          <table:table-cell office:value-type="float" office:value="-9776.22528857562" calcext:value-type="float">
            <text:p>-9776.22528857562</text:p>
          </table:table-cell>
          <table:table-cell office:value-type="float" office:value="0.05" calcext:value-type="float">
            <text:p>0.05</text:p>
          </table:table-cell>
          <table:table-cell office:value-type="float" office:value="94.8637441304507" calcext:value-type="float">
            <text:p>94.863744130450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10" calcext:value-type="float">
            <text:p>-210</text:p>
          </table:table-cell>
          <table:table-cell office:value-type="float" office:value="-10194.7099932811" calcext:value-type="float">
            <text:p>-10194.7099932811</text:p>
          </table:table-cell>
          <table:table-cell office:value-type="float" office:value="0.05" calcext:value-type="float">
            <text:p>0.05</text:p>
          </table:table-cell>
          <table:table-cell office:value-type="float" office:value="99.751857554222" calcext:value-type="float">
            <text:p>99.751857554222</text:p>
          </table:table-cell>
        </table:table-row>
      </table:table>
      <table:table table:name="20" table:style-name="ta2">
        <table:table-column table:style-name="co4" table:number-columns-repeated="4" table:default-cell-style-name="Default"/>
        <table:table-row table:style-name="ro3">
          <table:table-cell office:value-type="float" office:value="0" calcext:value-type="float">
            <text:p>0</text:p>
          </table:table-cell>
          <table:table-cell office:value-type="float" office:value="64.924398505097" calcext:value-type="float">
            <text:p>64.924398505097</text:p>
          </table:table-cell>
          <table:table-cell office:value-type="float" office:value="0.05" calcext:value-type="float">
            <text:p>0.05</text:p>
          </table:table-cell>
          <table:table-cell office:value-type="float" office:value="1.43599043389616" calcext:value-type="float">
            <text:p>1.4359904338961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" calcext:value-type="float">
            <text:p>-5</text:p>
          </table:table-cell>
          <table:table-cell office:value-type="float" office:value="-2703.03714682832" calcext:value-type="float">
            <text:p>-2703.03714682832</text:p>
          </table:table-cell>
          <table:table-cell office:value-type="float" office:value="0.05" calcext:value-type="float">
            <text:p>0.05</text:p>
          </table:table-cell>
          <table:table-cell office:value-type="float" office:value="19.8877175688663" calcext:value-type="float">
            <text:p>19.887717568866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" calcext:value-type="float">
            <text:p>-10</text:p>
          </table:table-cell>
          <table:table-cell office:value-type="float" office:value="-3843.1449862999" calcext:value-type="float">
            <text:p>-3843.1449862999</text:p>
          </table:table-cell>
          <table:table-cell office:value-type="float" office:value="0.05" calcext:value-type="float">
            <text:p>0.05</text:p>
          </table:table-cell>
          <table:table-cell office:value-type="float" office:value="27.5462293464885" calcext:value-type="float">
            <text:p>27.546229346488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" calcext:value-type="float">
            <text:p>-15</text:p>
          </table:table-cell>
          <table:table-cell office:value-type="float" office:value="-4477.57735205792" calcext:value-type="float">
            <text:p>-4477.57735205792</text:p>
          </table:table-cell>
          <table:table-cell office:value-type="float" office:value="0.05" calcext:value-type="float">
            <text:p>0.05</text:p>
          </table:table-cell>
          <table:table-cell office:value-type="float" office:value="32.0626343647744" calcext:value-type="float">
            <text:p>32.062634364774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" calcext:value-type="float">
            <text:p>-20</text:p>
          </table:table-cell>
          <table:table-cell office:value-type="float" office:value="-4744.89273312232" calcext:value-type="float">
            <text:p>-4744.89273312232</text:p>
          </table:table-cell>
          <table:table-cell office:value-type="float" office:value="0.05" calcext:value-type="float">
            <text:p>0.05</text:p>
          </table:table-cell>
          <table:table-cell office:value-type="float" office:value="33.985448656323" calcext:value-type="float">
            <text:p>33.98544865632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5" calcext:value-type="float">
            <text:p>-25</text:p>
          </table:table-cell>
          <table:table-cell office:value-type="float" office:value="-4914.35616994443" calcext:value-type="float">
            <text:p>-4914.35616994443</text:p>
          </table:table-cell>
          <table:table-cell office:value-type="float" office:value="0.05" calcext:value-type="float">
            <text:p>0.05</text:p>
          </table:table-cell>
          <table:table-cell office:value-type="float" office:value="35.1962238901924" calcext:value-type="float">
            <text:p>35.196223890192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30" calcext:value-type="float">
            <text:p>-30</text:p>
          </table:table-cell>
          <table:table-cell office:value-type="float" office:value="-5043.51834031765" calcext:value-type="float">
            <text:p>-5043.51834031765</text:p>
          </table:table-cell>
          <table:table-cell office:value-type="float" office:value="0.05" calcext:value-type="float">
            <text:p>0.05</text:p>
          </table:table-cell>
          <table:table-cell office:value-type="float" office:value="36.1218501723998" calcext:value-type="float">
            <text:p>36.121850172399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35" calcext:value-type="float">
            <text:p>-35</text:p>
          </table:table-cell>
          <table:table-cell office:value-type="float" office:value="-5149.16100135859" calcext:value-type="float">
            <text:p>-5149.16100135859</text:p>
          </table:table-cell>
          <table:table-cell office:value-type="float" office:value="0.05" calcext:value-type="float">
            <text:p>0.05</text:p>
          </table:table-cell>
          <table:table-cell office:value-type="float" office:value="36.8817572343462" calcext:value-type="float">
            <text:p>36.881757234346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40" calcext:value-type="float">
            <text:p>-40</text:p>
          </table:table-cell>
          <table:table-cell office:value-type="float" office:value="-5241.19598046766" calcext:value-type="float">
            <text:p>-5241.19598046766</text:p>
          </table:table-cell>
          <table:table-cell office:value-type="float" office:value="0.05" calcext:value-type="float">
            <text:p>0.05</text:p>
          </table:table-cell>
          <table:table-cell office:value-type="float" office:value="37.5387535103339" calcext:value-type="float">
            <text:p>37.538753510333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45" calcext:value-type="float">
            <text:p>-45</text:p>
          </table:table-cell>
          <table:table-cell office:value-type="float" office:value="-5322.03003026091" calcext:value-type="float">
            <text:p>-5322.03003026091</text:p>
          </table:table-cell>
          <table:table-cell office:value-type="float" office:value="0.05" calcext:value-type="float">
            <text:p>0.05</text:p>
          </table:table-cell>
          <table:table-cell office:value-type="float" office:value="38.109019065104" calcext:value-type="float">
            <text:p>38.10901906510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0" calcext:value-type="float">
            <text:p>-50</text:p>
          </table:table-cell>
          <table:table-cell office:value-type="float" office:value="-5396.92764362206" calcext:value-type="float">
            <text:p>-5396.92764362206</text:p>
          </table:table-cell>
          <table:table-cell office:value-type="float" office:value="0.05" calcext:value-type="float">
            <text:p>0.05</text:p>
          </table:table-cell>
          <table:table-cell office:value-type="float" office:value="38.6508202003497" calcext:value-type="float">
            <text:p>38.650820200349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55" calcext:value-type="float">
            <text:p>-55</text:p>
          </table:table-cell>
          <table:table-cell office:value-type="float" office:value="-5467.83732482882" calcext:value-type="float">
            <text:p>-5467.83732482882</text:p>
          </table:table-cell>
          <table:table-cell office:value-type="float" office:value="0.05" calcext:value-type="float">
            <text:p>0.05</text:p>
          </table:table-cell>
          <table:table-cell office:value-type="float" office:value="39.1642164513102" calcext:value-type="float">
            <text:p>39.164216451310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60" calcext:value-type="float">
            <text:p>-60</text:p>
          </table:table-cell>
          <table:table-cell office:value-type="float" office:value="-5536.06236713876" calcext:value-type="float">
            <text:p>-5536.06236713876</text:p>
          </table:table-cell>
          <table:table-cell office:value-type="float" office:value="0.05" calcext:value-type="float">
            <text:p>0.05</text:p>
          </table:table-cell>
          <table:table-cell office:value-type="float" office:value="39.646253436996" calcext:value-type="float">
            <text:p>39.64625343699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65" calcext:value-type="float">
            <text:p>-65</text:p>
          </table:table-cell>
          <table:table-cell office:value-type="float" office:value="-5602.55359047463" calcext:value-type="float">
            <text:p>-5602.55359047463</text:p>
          </table:table-cell>
          <table:table-cell office:value-type="float" office:value="0.05" calcext:value-type="float">
            <text:p>0.05</text:p>
          </table:table-cell>
          <table:table-cell office:value-type="float" office:value="40.1211665013527" calcext:value-type="float">
            <text:p>40.121166501352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70" calcext:value-type="float">
            <text:p>-70</text:p>
          </table:table-cell>
          <table:table-cell office:value-type="float" office:value="-5668.18079209657" calcext:value-type="float">
            <text:p>-5668.18079209657</text:p>
          </table:table-cell>
          <table:table-cell office:value-type="float" office:value="0.05" calcext:value-type="float">
            <text:p>0.05</text:p>
          </table:table-cell>
          <table:table-cell office:value-type="float" office:value="40.5899741770562" calcext:value-type="float">
            <text:p>40.589974177056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75" calcext:value-type="float">
            <text:p>-75</text:p>
          </table:table-cell>
          <table:table-cell office:value-type="float" office:value="-5734.29643991279" calcext:value-type="float">
            <text:p>-5734.29643991279</text:p>
          </table:table-cell>
          <table:table-cell office:value-type="float" office:value="0.05" calcext:value-type="float">
            <text:p>0.05</text:p>
          </table:table-cell>
          <table:table-cell office:value-type="float" office:value="41.058896602649" calcext:value-type="float">
            <text:p>41.05889660264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80" calcext:value-type="float">
            <text:p>-80</text:p>
          </table:table-cell>
          <table:table-cell office:value-type="float" office:value="-5801.53963936599" calcext:value-type="float">
            <text:p>-5801.53963936599</text:p>
          </table:table-cell>
          <table:table-cell office:value-type="float" office:value="0.05" calcext:value-type="float">
            <text:p>0.05</text:p>
          </table:table-cell>
          <table:table-cell office:value-type="float" office:value="41.5368730941162" calcext:value-type="float">
            <text:p>41.536873094116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85" calcext:value-type="float">
            <text:p>-85</text:p>
          </table:table-cell>
          <table:table-cell office:value-type="float" office:value="-5869.51501306378" calcext:value-type="float">
            <text:p>-5869.51501306378</text:p>
          </table:table-cell>
          <table:table-cell office:value-type="float" office:value="0.05" calcext:value-type="float">
            <text:p>0.05</text:p>
          </table:table-cell>
          <table:table-cell office:value-type="float" office:value="42.0310571149692" calcext:value-type="float">
            <text:p>42.0310571149692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90" calcext:value-type="float">
            <text:p>-90</text:p>
          </table:table-cell>
          <table:table-cell office:value-type="float" office:value="-5939.56826327451" calcext:value-type="float">
            <text:p>-5939.56826327451</text:p>
          </table:table-cell>
          <table:table-cell office:value-type="float" office:value="0.05" calcext:value-type="float">
            <text:p>0.05</text:p>
          </table:table-cell>
          <table:table-cell office:value-type="float" office:value="42.5444284357569" calcext:value-type="float">
            <text:p>42.544428435756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95" calcext:value-type="float">
            <text:p>-95</text:p>
          </table:table-cell>
          <table:table-cell office:value-type="float" office:value="-6014.93551105083" calcext:value-type="float">
            <text:p>-6014.93551105083</text:p>
          </table:table-cell>
          <table:table-cell office:value-type="float" office:value="0.05" calcext:value-type="float">
            <text:p>0.05</text:p>
          </table:table-cell>
          <table:table-cell office:value-type="float" office:value="43.1544634373804" calcext:value-type="float">
            <text:p>43.154463437380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0" calcext:value-type="float">
            <text:p>-100</text:p>
          </table:table-cell>
          <table:table-cell office:value-type="float" office:value="-6094.74613405458" calcext:value-type="float">
            <text:p>-6094.74613405458</text:p>
          </table:table-cell>
          <table:table-cell office:value-type="float" office:value="0.05" calcext:value-type="float">
            <text:p>0.05</text:p>
          </table:table-cell>
          <table:table-cell office:value-type="float" office:value="43.9746223588907" calcext:value-type="float">
            <text:p>43.974622358890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05" calcext:value-type="float">
            <text:p>-105</text:p>
          </table:table-cell>
          <table:table-cell office:value-type="float" office:value="-6183.36463005345" calcext:value-type="float">
            <text:p>-6183.36463005345</text:p>
          </table:table-cell>
          <table:table-cell office:value-type="float" office:value="0.05" calcext:value-type="float">
            <text:p>0.05</text:p>
          </table:table-cell>
          <table:table-cell office:value-type="float" office:value="45.1932454345003" calcext:value-type="float">
            <text:p>45.193245434500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10" calcext:value-type="float">
            <text:p>-110</text:p>
          </table:table-cell>
          <table:table-cell office:value-type="float" office:value="-6290.80959154501" calcext:value-type="float">
            <text:p>-6290.80959154501</text:p>
          </table:table-cell>
          <table:table-cell office:value-type="float" office:value="0.05" calcext:value-type="float">
            <text:p>0.05</text:p>
          </table:table-cell>
          <table:table-cell office:value-type="float" office:value="46.5953617989143" calcext:value-type="float">
            <text:p>46.5953617989143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15" calcext:value-type="float">
            <text:p>-115</text:p>
          </table:table-cell>
          <table:table-cell office:value-type="float" office:value="-6409.07710156746" calcext:value-type="float">
            <text:p>-6409.07710156746</text:p>
          </table:table-cell>
          <table:table-cell office:value-type="float" office:value="0.05" calcext:value-type="float">
            <text:p>0.05</text:p>
          </table:table-cell>
          <table:table-cell office:value-type="float" office:value="52.2038912376894" calcext:value-type="float">
            <text:p>52.203891237689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20" calcext:value-type="float">
            <text:p>-120</text:p>
          </table:table-cell>
          <table:table-cell office:value-type="float" office:value="-6553.3398500616" calcext:value-type="float">
            <text:p>-6553.3398500616</text:p>
          </table:table-cell>
          <table:table-cell office:value-type="float" office:value="0.05" calcext:value-type="float">
            <text:p>0.05</text:p>
          </table:table-cell>
          <table:table-cell office:value-type="float" office:value="58.6138125225084" calcext:value-type="float">
            <text:p>58.613812522508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25" calcext:value-type="float">
            <text:p>-125</text:p>
          </table:table-cell>
          <table:table-cell office:value-type="float" office:value="-6730.44680976165" calcext:value-type="float">
            <text:p>-6730.44680976165</text:p>
          </table:table-cell>
          <table:table-cell office:value-type="float" office:value="0.05" calcext:value-type="float">
            <text:p>0.05</text:p>
          </table:table-cell>
          <table:table-cell office:value-type="float" office:value="66.3992252522569" calcext:value-type="float">
            <text:p>66.399225252256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30" calcext:value-type="float">
            <text:p>-130</text:p>
          </table:table-cell>
          <table:table-cell office:value-type="float" office:value="-6948.04067846754" calcext:value-type="float">
            <text:p>-6948.04067846754</text:p>
          </table:table-cell>
          <table:table-cell office:value-type="float" office:value="0.05" calcext:value-type="float">
            <text:p>0.05</text:p>
          </table:table-cell>
          <table:table-cell office:value-type="float" office:value="77.2363749226739" calcext:value-type="float">
            <text:p>77.236374922673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35" calcext:value-type="float">
            <text:p>-135</text:p>
          </table:table-cell>
          <table:table-cell office:value-type="float" office:value="-7211.22324367533" calcext:value-type="float">
            <text:p>-7211.22324367533</text:p>
          </table:table-cell>
          <table:table-cell office:value-type="float" office:value="0.05" calcext:value-type="float">
            <text:p>0.05</text:p>
          </table:table-cell>
          <table:table-cell office:value-type="float" office:value="87.7067887046225" calcext:value-type="float">
            <text:p>87.706788704622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40" calcext:value-type="float">
            <text:p>-140</text:p>
          </table:table-cell>
          <table:table-cell office:value-type="float" office:value="-7516.52967270219" calcext:value-type="float">
            <text:p>-7516.52967270219</text:p>
          </table:table-cell>
          <table:table-cell office:value-type="float" office:value="0.05" calcext:value-type="float">
            <text:p>0.05</text:p>
          </table:table-cell>
          <table:table-cell office:value-type="float" office:value="101.37892521579" calcext:value-type="float">
            <text:p>101.3789252157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45" calcext:value-type="float">
            <text:p>-145</text:p>
          </table:table-cell>
          <table:table-cell office:value-type="float" office:value="-7864.17366075812" calcext:value-type="float">
            <text:p>-7864.17366075812</text:p>
          </table:table-cell>
          <table:table-cell office:value-type="float" office:value="0.05" calcext:value-type="float">
            <text:p>0.05</text:p>
          </table:table-cell>
          <table:table-cell office:value-type="float" office:value="113.886014509616" calcext:value-type="float">
            <text:p>113.88601450961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0" calcext:value-type="float">
            <text:p>-150</text:p>
          </table:table-cell>
          <table:table-cell office:value-type="float" office:value="-8255.84661780639" calcext:value-type="float">
            <text:p>-8255.84661780639</text:p>
          </table:table-cell>
          <table:table-cell office:value-type="float" office:value="0.05" calcext:value-type="float">
            <text:p>0.05</text:p>
          </table:table-cell>
          <table:table-cell office:value-type="float" office:value="128.906428744316" calcext:value-type="float">
            <text:p>128.90642874431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55" calcext:value-type="float">
            <text:p>-155</text:p>
          </table:table-cell>
          <table:table-cell office:value-type="float" office:value="-8669.73018039878" calcext:value-type="float">
            <text:p>-8669.73018039878</text:p>
          </table:table-cell>
          <table:table-cell office:value-type="float" office:value="0.05" calcext:value-type="float">
            <text:p>0.05</text:p>
          </table:table-cell>
          <table:table-cell office:value-type="float" office:value="141.404511003587" calcext:value-type="float">
            <text:p>141.404511003587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60" calcext:value-type="float">
            <text:p>-160</text:p>
          </table:table-cell>
          <table:table-cell office:value-type="float" office:value="-9143.18800716306" calcext:value-type="float">
            <text:p>-9143.18800716306</text:p>
          </table:table-cell>
          <table:table-cell office:value-type="float" office:value="0.05" calcext:value-type="float">
            <text:p>0.05</text:p>
          </table:table-cell>
          <table:table-cell office:value-type="float" office:value="153.827651891586" calcext:value-type="float">
            <text:p>153.82765189158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65" calcext:value-type="float">
            <text:p>-165</text:p>
          </table:table-cell>
          <table:table-cell office:value-type="float" office:value="-9653.14068538864" calcext:value-type="float">
            <text:p>-9653.14068538864</text:p>
          </table:table-cell>
          <table:table-cell office:value-type="float" office:value="0.05" calcext:value-type="float">
            <text:p>0.05</text:p>
          </table:table-cell>
          <table:table-cell office:value-type="float" office:value="171.0643076429" calcext:value-type="float">
            <text:p>171.0643076429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70" calcext:value-type="float">
            <text:p>-170</text:p>
          </table:table-cell>
          <table:table-cell office:value-type="float" office:value="-10205.2565011476" calcext:value-type="float">
            <text:p>-10205.2565011476</text:p>
          </table:table-cell>
          <table:table-cell office:value-type="float" office:value="0.05" calcext:value-type="float">
            <text:p>0.05</text:p>
          </table:table-cell>
          <table:table-cell office:value-type="float" office:value="178.791238773368" calcext:value-type="float">
            <text:p>178.791238773368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75" calcext:value-type="float">
            <text:p>-175</text:p>
          </table:table-cell>
          <table:table-cell office:value-type="float" office:value="-10812.9825761869" calcext:value-type="float">
            <text:p>-10812.9825761869</text:p>
          </table:table-cell>
          <table:table-cell office:value-type="float" office:value="0.05" calcext:value-type="float">
            <text:p>0.05</text:p>
          </table:table-cell>
          <table:table-cell office:value-type="float" office:value="199.702260261034" calcext:value-type="float">
            <text:p>199.70226026103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80" calcext:value-type="float">
            <text:p>-180</text:p>
          </table:table-cell>
          <table:table-cell office:value-type="float" office:value="-11454.6622623524" calcext:value-type="float">
            <text:p>-11454.6622623524</text:p>
          </table:table-cell>
          <table:table-cell office:value-type="float" office:value="0.05" calcext:value-type="float">
            <text:p>0.05</text:p>
          </table:table-cell>
          <table:table-cell office:value-type="float" office:value="216.809091045375" calcext:value-type="float">
            <text:p>216.809091045375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85" calcext:value-type="float">
            <text:p>-185</text:p>
          </table:table-cell>
          <table:table-cell office:value-type="float" office:value="-12141.4143111882" calcext:value-type="float">
            <text:p>-12141.4143111882</text:p>
          </table:table-cell>
          <table:table-cell office:value-type="float" office:value="0.05" calcext:value-type="float">
            <text:p>0.05</text:p>
          </table:table-cell>
          <table:table-cell office:value-type="float" office:value="228.915854916616" calcext:value-type="float">
            <text:p>228.91585491661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90" calcext:value-type="float">
            <text:p>-190</text:p>
          </table:table-cell>
          <table:table-cell office:value-type="float" office:value="-12891.1379654957" calcext:value-type="float">
            <text:p>-12891.1379654957</text:p>
          </table:table-cell>
          <table:table-cell office:value-type="float" office:value="0.05" calcext:value-type="float">
            <text:p>0.05</text:p>
          </table:table-cell>
          <table:table-cell office:value-type="float" office:value="245.674059363236" calcext:value-type="float">
            <text:p>245.67405936323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195" calcext:value-type="float">
            <text:p>-195</text:p>
          </table:table-cell>
          <table:table-cell office:value-type="float" office:value="-13687.8613647535" calcext:value-type="float">
            <text:p>-13687.8613647535</text:p>
          </table:table-cell>
          <table:table-cell office:value-type="float" office:value="0.05" calcext:value-type="float">
            <text:p>0.05</text:p>
          </table:table-cell>
          <table:table-cell office:value-type="float" office:value="260.971041996466" calcext:value-type="float">
            <text:p>260.971041996466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0" calcext:value-type="float">
            <text:p>-200</text:p>
          </table:table-cell>
          <table:table-cell office:value-type="float" office:value="-14555.8979083751" calcext:value-type="float">
            <text:p>-14555.8979083751</text:p>
          </table:table-cell>
          <table:table-cell office:value-type="float" office:value="0.05" calcext:value-type="float">
            <text:p>0.05</text:p>
          </table:table-cell>
          <table:table-cell office:value-type="float" office:value="272.929738007494" calcext:value-type="float">
            <text:p>272.929738007494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05" calcext:value-type="float">
            <text:p>-205</text:p>
          </table:table-cell>
          <table:table-cell office:value-type="float" office:value="-15482.0232456819" calcext:value-type="float">
            <text:p>-15482.0232456819</text:p>
          </table:table-cell>
          <table:table-cell office:value-type="float" office:value="0.05" calcext:value-type="float">
            <text:p>0.05</text:p>
          </table:table-cell>
          <table:table-cell office:value-type="float" office:value="290.980263940981" calcext:value-type="float">
            <text:p>290.980263940981</text:p>
          </table:table-cell>
        </table:table-row>
        <table:table-row table:style-name="ro3" table:visibility="filter" table:number-rows-repeated="4">
          <table:table-cell table:number-columns-repeated="4"/>
        </table:table-row>
        <table:table-row table:style-name="ro3">
          <table:table-cell office:value-type="float" office:value="-210" calcext:value-type="float">
            <text:p>-210</text:p>
          </table:table-cell>
          <table:table-cell office:value-type="float" office:value="-16488.5936909982" calcext:value-type="float">
            <text:p>-16488.5936909982</text:p>
          </table:table-cell>
          <table:table-cell office:value-type="float" office:value="0.05" calcext:value-type="float">
            <text:p>0.05</text:p>
          </table:table-cell>
          <table:table-cell office:value-type="float" office:value="303.599767122499" calcext:value-type="float">
            <text:p>303.599767122499</text:p>
          </table:table-cell>
        </table:table-row>
      </table:table>
      <table:named-expressions/>
      <table:database-ranges>
        <table:database-range table:name="__Anonymous_Sheet_DB__1" table:target-range-address="'1'.A1:'1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'11'.A1:'11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'12'.A1:'12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4" table:target-range-address="'13'.A1:'13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5" table:target-range-address="'16'.A1:'16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6" table:target-range-address="'17'.A1:'17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7" table:target-range-address="'19'.A1:'19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8" table:target-range-address="'20'.A1:'20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ode_20_25" style:display-name="PageStyle_Diode 2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26" style:display-name="PageStyle_Diode 26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27" style:display-name="PageStyle_Diode 27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28" style:display-name="PageStyle_Diode 2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29" style:display-name="PageStyle_Diode 2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0" style:display-name="PageStyle_Diode 3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weep_20_Template" style:display-name="PageStyle_Sweep Templa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2" style:display-name="PageStyle_Diode 3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3" style:display-name="PageStyle_Diode 3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1" style:display-name="PageStyle_Diode 3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4" style:display-name="PageStyle_Diode 3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6" style:display-name="PageStyle_Diode 36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7" style:display-name="PageStyle_Diode 37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8" style:display-name="PageStyle_Diode 3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5" style:display-name="PageStyle_Diode 3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9" style:display-name="PageStyle_Diode 3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6T17:46:05.856709224</dc:date>
    <meta:editing-duration>PT1H44M51S</meta:editing-duration>
    <meta:editing-cycles>1</meta:editing-cycles>
    <meta:document-statistic meta:table-count="9" meta:cell-count="2725" meta:object-count="0"/>
    <meta:generator>LibreOffice/5.3.7.2.0$Linux_X86_64 LibreOffice_project/30$Build-2</meta:generator>
  </office:meta>
</office:document-meta>
</file>